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6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8472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9972in"/>
    </style:style>
    <style:style style:name="co13" style:family="table-column">
      <style:table-column-properties fo:break-before="auto" style:column-width="2.1264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1.9547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2.2016in"/>
    </style:style>
    <style:style style:name="co18" style:family="table-column">
      <style:table-column-properties fo:break-before="auto" style:column-width="1.4075in"/>
    </style:style>
    <style:style style:name="co19" style:family="table-column">
      <style:table-column-properties fo:break-before="auto" style:column-width="1.5902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1.8043in"/>
    </style:style>
    <style:style style:name="co22" style:family="table-column">
      <style:table-column-properties fo:break-before="auto" style:column-width="2.5445in"/>
    </style:style>
    <style:style style:name="co23" style:family="table-column">
      <style:table-column-properties fo:break-before="auto" style:column-width="0.5028in"/>
    </style:style>
    <style:style style:name="co24" style:family="table-column">
      <style:table-column-properties fo:break-before="auto" style:column-width="0.5244in"/>
    </style:style>
    <style:style style:name="co25" style:family="table-column">
      <style:table-column-properties fo:break-before="auto" style:column-width="0.448in"/>
    </style:style>
    <style:style style:name="co26" style:family="table-column">
      <style:table-column-properties fo:break-before="auto" style:column-width="0.4701in"/>
    </style:style>
    <style:style style:name="co27" style:family="table-column">
      <style:table-column-properties fo:break-before="auto" style:column-width="4.2492in"/>
    </style:style>
    <style:style style:name="co28" style:family="table-column">
      <style:table-column-properties fo:break-before="auto" style:column-width="4.3244in"/>
    </style:style>
    <style:style style:name="co29" style:family="table-column">
      <style:table-column-properties fo:break-before="auto" style:column-width="4.1744in"/>
    </style:style>
    <style:style style:name="co30" style:family="table-column">
      <style:table-column-properties fo:break-before="auto" style:column-width="4.4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row table:style-name="ro1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1">
          <table:table-cell table:number-columns-repeated="2"/>
          <table:table-cell table:formula="of:=[.$B5]" office:value-type="string" office:string-value="Take top" calcext:value-type="string">
            <text:p>Take top</text:p>
          </table:table-cell>
          <table:table-cell table:formula="of:=[.B6]" office:value-type="string" office:string-value="Put top in fixture" calcext:value-type="string">
            <text:p>Put top in fixture</text:p>
          </table:table-cell>
          <table:table-cell table:formula="of:=[.B7]" office:value-type="string" office:string-value="Take button" calcext:value-type="string">
            <text:p>Take button</text:p>
          </table:table-cell>
          <table:table-cell table:formula="of:=[.B8]" office:value-type="string" office:string-value="Mount button on top" calcext:value-type="string">
            <text:p>Mount button on top</text:p>
          </table:table-cell>
          <table:table-cell table:formula="of:=[.B9]" office:value-type="string" office:string-value="Take top-button from fixture" calcext:value-type="string">
            <text:p>Take top-button from fixture</text:p>
          </table:table-cell>
          <table:table-cell table:formula="of:=[.B10]" office:value-type="string" office:string-value="Angle top-button" calcext:value-type="string">
            <text:p>Angle top-button</text:p>
          </table:table-cell>
          <table:table-cell table:formula="of:=[.B11]" office:value-type="string" office:string-value="Lift top-button, hold top-button" calcext:value-type="string">
            <text:p>Lift top-button, hold top-button</text:p>
          </table:table-cell>
          <table:table-cell table:formula="of:=[.B12]" office:value-type="string" office:string-value="Lift top-button, support" calcext:value-type="string">
            <text:p>Lift top-button, support</text:p>
          </table:table-cell>
          <table:table-cell table:formula="of:=[.B13]" office:value-type="string" office:string-value="Turn top-button" calcext:value-type="string">
            <text:p>Turn top-button</text:p>
          </table:table-cell>
          <table:table-cell table:formula="of:=[.B14]" office:value-type="string" office:string-value="Take ring" calcext:value-type="string">
            <text:p>Take ring</text:p>
          </table:table-cell>
          <table:table-cell table:formula="of:=[.B15]" office:value-type="string" office:string-value="Mount ring on top-button, hold" calcext:value-type="string">
            <text:p>Mount ring on top-button, hold</text:p>
          </table:table-cell>
          <table:table-cell table:formula="of:=[.B16]" office:value-type="string" office:string-value="Mount ring on top-button, mount" calcext:value-type="string">
            <text:p>Mount ring on top-button, mount</text:p>
          </table:table-cell>
          <table:table-cell table:formula="of:=[.B17]" office:value-type="string" office:string-value="Fixate top-button-ring" calcext:value-type="string">
            <text:p>Fixate top-button-ring</text:p>
          </table:table-cell>
          <table:table-cell table:formula="of:=[.B18]" office:value-type="string" office:string-value="Put top-button-ring in top-tray" calcext:value-type="string">
            <text:p>Put top-button-ring in top-tray</text:p>
          </table:table-cell>
          <table:table-cell table:formula="of:=[.B19]" office:value-type="string" office:string-value="Change to bottom-grabber tool" calcext:value-type="string">
            <text:p>Change to bottom-grabber tool</text:p>
          </table:table-cell>
          <table:table-cell table:formula="of:=[.B20]" office:value-type="string" office:string-value="Take top-button-ring from top-tray" calcext:value-type="string">
            <text:p>Take top-button-ring from top-tray</text:p>
          </table:table-cell>
          <table:table-cell table:formula="of:=[.B21]" office:value-type="string" office:string-value="Take bottom" calcext:value-type="string">
            <text:p>Take bottom</text:p>
          </table:table-cell>
          <table:table-cell table:formula="of:=[.B22]" office:value-type="string" office:string-value="Put bottom in fixture" calcext:value-type="string">
            <text:p>Put bottom in fixture</text:p>
          </table:table-cell>
          <table:table-cell table:formula="of:=[.B23]" office:value-type="string" office:string-value="Take switch" calcext:value-type="string">
            <text:p>Take switch</text:p>
          </table:table-cell>
          <table:table-cell table:formula="of:=[.B24]" office:value-type="string" office:string-value="Mount switch in bottom" calcext:value-type="string">
            <text:p>Mount switch in bottom</text:p>
          </table:table-cell>
          <table:table-cell table:formula="of:=[.B25]" office:value-type="string" office:string-value="Take bottom-switch" calcext:value-type="string">
            <text:p>Take bottom-switch</text:p>
          </table:table-cell>
          <table:table-cell table:formula="of:=[.B26]" office:value-type="string" office:string-value="Put bottom-switch on table" calcext:value-type="string">
            <text:p>Put bottom-switch on table</text:p>
          </table:table-cell>
          <table:table-cell table:formula="of:=[.B27]" office:value-type="string" office:string-value="Mount top-button-ring on bottom-switch" calcext:value-type="string">
            <text:p>Mount top-button-ring on bottom-switch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formula="of:=SQRT(([pos.E5]-[pos.C$6])^2+([pos.F5]-[pos.D$6])^2)" office:value-type="float" office:value="3" calcext:value-type="float">
            <text:p>3</text:p>
          </table:table-cell>
          <table:table-cell table:formula="of:=SQRT(([pos.$E5]-[pos.$C$7])^2+([pos.$F5]-[pos.$D$7])^2)" office:value-type="float" office:value="7.07106781186548" calcext:value-type="float">
            <text:p>7.0710678119</text:p>
          </table:table-cell>
          <table:table-cell table:formula="of:=SQRT(([pos.$E5]-[pos.$C$8])^2+([pos.$F5]-[pos.$D$8])^2)" office:value-type="float" office:value="7.28010988928052" calcext:value-type="float">
            <text:p>7.2801098893</text:p>
          </table:table-cell>
          <table:table-cell table:formula="of:=SQRT(([pos.$E5]-[pos.$C$9])^2+([pos.$F5]-[pos.$D$9])^2)" office:value-type="float" office:value="7.07106781186548" calcext:value-type="float">
            <text:p>7.0710678119</text:p>
          </table:table-cell>
          <table:table-cell table:formula="of:=SQRT(([pos.$E5]-[pos.$C$10])^2+([pos.$F5]-[pos.$D$10])^2)" office:value-type="float" office:value="7.07106781186548" calcext:value-type="float">
            <text:p>7.0710678119</text:p>
          </table:table-cell>
          <table:table-cell table:formula="of:=SQRT(([pos.$E5]-[pos.$C$11])^2+([pos.$F5]-[pos.$D$11])^2)" office:value-type="float" office:value="7.07106781186548" calcext:value-type="float">
            <text:p>7.0710678119</text:p>
          </table:table-cell>
          <table:table-cell table:formula="of:=SQRT(([pos.$E5]-[pos.$C$12])^2+([pos.$F5]-[pos.$D$12])^2)" office:value-type="float" office:value="7.07106781186548" calcext:value-type="float">
            <text:p>7.0710678119</text:p>
          </table:table-cell>
          <table:table-cell table:formula="of:=SQRT(([pos.$E5]-[pos.$C$13])^2+([pos.$F5]-[pos.$D$13])^2)" office:value-type="float" office:value="7.07106781186548" calcext:value-type="float">
            <text:p>7.0710678119</text:p>
          </table:table-cell>
          <table:table-cell table:formula="of:=SQRT(([pos.$E5]-[pos.$C$14])^2+([pos.$F5]-[pos.$D$14])^2)" office:value-type="float" office:value="0" calcext:value-type="float">
            <text:p>0</text:p>
          </table:table-cell>
          <table:table-cell table:formula="of:=SQRT(([pos.$E5]-[pos.$C$15])^2+([pos.$F5]-[pos.$D$15])^2)" office:value-type="float" office:value="7" calcext:value-type="float">
            <text:p>7</text:p>
          </table:table-cell>
          <table:table-cell table:formula="of:=SQRT(([pos.$E5]-[pos.$C$16])^2+([pos.$F5]-[pos.$D$16])^2)" office:value-type="float" office:value="0" calcext:value-type="float">
            <text:p>0</text:p>
          </table:table-cell>
          <table:table-cell table:formula="of:=SQRT(([pos.$E5]-[pos.$C$17])^2+([pos.$F5]-[pos.$D$17])^2)" office:value-type="float" office:value="0" calcext:value-type="float">
            <text:p>0</text:p>
          </table:table-cell>
          <table:table-cell table:formula="of:=SQRT(([pos.$E5]-[pos.$C$18])^2+([pos.$F5]-[pos.$D$18])^2)" office:value-type="float" office:value="7.28010988928052" calcext:value-type="float">
            <text:p>7.2801098893</text:p>
          </table:table-cell>
          <table:table-cell table:formula="of:=SQRT(([pos.$E5]-[pos.$C$19])^2+([pos.$F5]-[pos.$D$19])^2)" office:value-type="float" office:value="3" calcext:value-type="float">
            <text:p>3</text:p>
          </table:table-cell>
          <table:table-cell table:formula="of:=SQRT(([pos.$E5]-[pos.$C$20])^2+([pos.$F5]-[pos.$D$20])^2)" office:value-type="float" office:value="3.16227766016838" calcext:value-type="float">
            <text:p>3.1622776602</text:p>
          </table:table-cell>
          <table:table-cell table:formula="of:=SQRT(([pos.$E5]-[pos.$C$21])^2+([pos.$F5]-[pos.$D$21])^2)" office:value-type="float" office:value="3" calcext:value-type="float">
            <text:p>3</text:p>
          </table:table-cell>
          <table:table-cell table:formula="of:=SQRT(([pos.$E5]-[pos.$C$22])^2+([pos.$F5]-[pos.$D$22])^2)" office:value-type="float" office:value="4" calcext:value-type="float">
            <text:p>4</text:p>
          </table:table-cell>
          <table:table-cell table:formula="of:=SQRT(([pos.$E5]-[pos.$C$23])^2+([pos.$F5]-[pos.$D$23])^2)" office:value-type="float" office:value="7.07106781186548" calcext:value-type="float">
            <text:p>7.0710678119</text:p>
          </table:table-cell>
          <table:table-cell table:formula="of:=SQRT(([pos.$E5]-[pos.$C$24])^2+([pos.$F5]-[pos.$D$24])^2)" office:value-type="float" office:value="6.40312423743285" calcext:value-type="float">
            <text:p>6.4031242374</text:p>
          </table:table-cell>
          <table:table-cell table:formula="of:=SQRT(([pos.$E5]-[pos.$C$25])^2+([pos.$F5]-[pos.$D$25])^2)" office:value-type="float" office:value="7.07106781186548" calcext:value-type="float">
            <text:p>7.0710678119</text:p>
          </table:table-cell>
          <table:table-cell table:formula="of:=SQRT(([pos.$E5]-[pos.$C$26])^2+([pos.$F5]-[pos.$D$26])^2)" office:value-type="float" office:value="7.07106781186548" calcext:value-type="float">
            <text:p>7.0710678119</text:p>
          </table:table-cell>
          <table:table-cell table:formula="of:=SQRT(([pos.$E5]-[pos.$C$27])^2+([pos.$F5]-[pos.$D$27])^2)" office:value-type="float" office:value="7.61577310586391" calcext:value-type="float">
            <text:p>7.6157731059</text:p>
          </table:table-cell>
          <table:table-cell table:formula="of:=SQRT(([pos.$E5]-[pos.$C$28])^2+([pos.$F5]-[pos.$D$28])^2)" office:value-type="float" office:value="7.61577310586391" calcext:value-type="float">
            <text:p>7.6157731059</text:p>
          </table:table-cell>
        </table:table-row>
        <table:table-row table:style-name="ro1">
          <table:table-cell/>
          <table:table-cell office:value-type="string" calcext:value-type="string">
            <text:p>Take top</text:p>
          </table:table-cell>
          <table:table-cell table:formula="of:=SQRT(([pos.E6]-[pos.C$6])^2+([pos.F6]-[pos.D$6])^2)" office:value-type="float" office:value="0" calcext:value-type="float">
            <text:p>0</text:p>
          </table:table-cell>
          <table:table-cell table:formula="of:=SQRT(([pos.$E6]-[pos.$C$7])^2+([pos.$F6]-[pos.$D$7])^2)" office:value-type="float" office:value="8.06225774829855" calcext:value-type="float">
            <text:p>8.0622577483</text:p>
          </table:table-cell>
          <table:table-cell table:formula="of:=SQRT(([pos.$E6]-[pos.$C$8])^2+([pos.$F6]-[pos.$D$8])^2)" office:value-type="float" office:value="7.07106781186548" calcext:value-type="float">
            <text:p>7.0710678119</text:p>
          </table:table-cell>
          <table:table-cell table:formula="of:=SQRT(([pos.$E6]-[pos.$C$9])^2+([pos.$F6]-[pos.$D$9])^2)" office:value-type="float" office:value="8.06225774829855" calcext:value-type="float">
            <text:p>8.0622577483</text:p>
          </table:table-cell>
          <table:table-cell table:formula="of:=SQRT(([pos.$E6]-[pos.$C$10])^2+([pos.$F6]-[pos.$D$10])^2)" office:value-type="float" office:value="8.06225774829855" calcext:value-type="float">
            <text:p>8.0622577483</text:p>
          </table:table-cell>
          <table:table-cell table:formula="of:=SQRT(([pos.$E6]-[pos.$C$11])^2+([pos.$F6]-[pos.$D$11])^2)" office:value-type="float" office:value="8.06225774829855" calcext:value-type="float">
            <text:p>8.0622577483</text:p>
          </table:table-cell>
          <table:table-cell table:formula="of:=SQRT(([pos.$E6]-[pos.$C$12])^2+([pos.$F6]-[pos.$D$12])^2)" office:value-type="float" office:value="8.06225774829855" calcext:value-type="float">
            <text:p>8.0622577483</text:p>
          </table:table-cell>
          <table:table-cell table:formula="of:=SQRT(([pos.$E6]-[pos.$C$13])^2+([pos.$F6]-[pos.$D$13])^2)" office:value-type="float" office:value="8.06225774829855" calcext:value-type="float">
            <text:p>8.0622577483</text:p>
          </table:table-cell>
          <table:table-cell table:formula="of:=SQRT(([pos.$E6]-[pos.$C$14])^2+([pos.$F6]-[pos.$D$14])^2)" office:value-type="float" office:value="3" calcext:value-type="float">
            <text:p>3</text:p>
          </table:table-cell>
          <table:table-cell table:formula="of:=SQRT(([pos.$E6]-[pos.$C$15])^2+([pos.$F6]-[pos.$D$15])^2)" office:value-type="float" office:value="10" calcext:value-type="float">
            <text:p>10</text:p>
          </table:table-cell>
          <table:table-cell table:formula="of:=SQRT(([pos.$E6]-[pos.$C$16])^2+([pos.$F6]-[pos.$D$16])^2)" office:value-type="float" office:value="3" calcext:value-type="float">
            <text:p>3</text:p>
          </table:table-cell>
          <table:table-cell table:formula="of:=SQRT(([pos.$E6]-[pos.$C$17])^2+([pos.$F6]-[pos.$D$17])^2)" office:value-type="float" office:value="3" calcext:value-type="float">
            <text:p>3</text:p>
          </table:table-cell>
          <table:table-cell table:formula="of:=SQRT(([pos.$E6]-[pos.$C$18])^2+([pos.$F6]-[pos.$D$18])^2)" office:value-type="float" office:value="8.60232526704263" calcext:value-type="float">
            <text:p>8.602325267</text:p>
          </table:table-cell>
          <table:table-cell table:formula="of:=SQRT(([pos.$E6]-[pos.$C$19])^2+([pos.$F6]-[pos.$D$19])^2)" office:value-type="float" office:value="0" calcext:value-type="float">
            <text:p>0</text:p>
          </table:table-cell>
          <table:table-cell table:formula="of:=SQRT(([pos.$E6]-[pos.$C$20])^2+([pos.$F6]-[pos.$D$20])^2)" office:value-type="float" office:value="5" calcext:value-type="float">
            <text:p>5</text:p>
          </table:table-cell>
          <table:table-cell table:formula="of:=SQRT(([pos.$E6]-[pos.$C$21])^2+([pos.$F6]-[pos.$D$21])^2)" office:value-type="float" office:value="0" calcext:value-type="float">
            <text:p>0</text:p>
          </table:table-cell>
          <table:table-cell table:formula="of:=SQRT(([pos.$E6]-[pos.$C$22])^2+([pos.$F6]-[pos.$D$22])^2)" office:value-type="float" office:value="7" calcext:value-type="float">
            <text:p>7</text:p>
          </table:table-cell>
          <table:table-cell table:formula="of:=SQRT(([pos.$E6]-[pos.$C$23])^2+([pos.$F6]-[pos.$D$23])^2)" office:value-type="float" office:value="8.06225774829855" calcext:value-type="float">
            <text:p>8.0622577483</text:p>
          </table:table-cell>
          <table:table-cell table:formula="of:=SQRT(([pos.$E6]-[pos.$C$24])^2+([pos.$F6]-[pos.$D$24])^2)" office:value-type="float" office:value="8.94427190999916" calcext:value-type="float">
            <text:p>8.94427191</text:p>
          </table:table-cell>
          <table:table-cell table:formula="of:=SQRT(([pos.$E6]-[pos.$C$25])^2+([pos.$F6]-[pos.$D$25])^2)" office:value-type="float" office:value="8.06225774829855" calcext:value-type="float">
            <text:p>8.0622577483</text:p>
          </table:table-cell>
          <table:table-cell table:formula="of:=SQRT(([pos.$E6]-[pos.$C$26])^2+([pos.$F6]-[pos.$D$26])^2)" office:value-type="float" office:value="8.06225774829855" calcext:value-type="float">
            <text:p>8.0622577483</text:p>
          </table:table-cell>
          <table:table-cell table:formula="of:=SQRT(([pos.$E6]-[pos.$C$27])^2+([pos.$F6]-[pos.$D$27])^2)" office:value-type="float" office:value="9.21954445729289" calcext:value-type="float">
            <text:p>9.2195444573</text:p>
          </table:table-cell>
          <table:table-cell table:formula="of:=SQRT(([pos.$E6]-[pos.$C$28])^2+([pos.$F6]-[pos.$D$28])^2)" office:value-type="float" office:value="9.21954445729289" calcext:value-type="float">
            <text:p>9.2195444573</text:p>
          </table:table-cell>
        </table:table-row>
        <table:table-row table:style-name="ro1">
          <table:table-cell/>
          <table:table-cell office:value-type="string" calcext:value-type="string">
            <text:p>Put top in fixture</text:p>
          </table:table-cell>
          <table:table-cell table:formula="of:=SQRT(([pos.E7]-[pos.C$6])^2+([pos.F7]-[pos.D$6])^2)" office:value-type="float" office:value="8.06225774829855" calcext:value-type="float">
            <text:p>8.0622577483</text:p>
          </table:table-cell>
          <table:table-cell table:formula="of:=SQRT(([pos.$E7]-[pos.$C$7])^2+([pos.$F7]-[pos.$D$7])^2)" office:value-type="float" office:value="0" calcext:value-type="float">
            <text:p>0</text:p>
          </table:table-cell>
          <table:table-cell table:formula="of:=SQRT(([pos.$E7]-[pos.$C$8])^2+([pos.$F7]-[pos.$D$8])^2)" office:value-type="float" office:value="3" calcext:value-type="float">
            <text:p>3</text:p>
          </table:table-cell>
          <table:table-cell table:formula="of:=SQRT(([pos.$E7]-[pos.$C$9])^2+([pos.$F7]-[pos.$D$9])^2)" office:value-type="float" office:value="0" calcext:value-type="float">
            <text:p>0</text:p>
          </table:table-cell>
          <table:table-cell table:formula="of:=SQRT(([pos.$E7]-[pos.$C$10])^2+([pos.$F7]-[pos.$D$10])^2)" office:value-type="float" office:value="0" calcext:value-type="float">
            <text:p>0</text:p>
          </table:table-cell>
          <table:table-cell table:formula="of:=SQRT(([pos.$E7]-[pos.$C$11])^2+([pos.$F7]-[pos.$D$11])^2)" office:value-type="float" office:value="0" calcext:value-type="float">
            <text:p>0</text:p>
          </table:table-cell>
          <table:table-cell table:formula="of:=SQRT(([pos.$E7]-[pos.$C$12])^2+([pos.$F7]-[pos.$D$12])^2)" office:value-type="float" office:value="0" calcext:value-type="float">
            <text:p>0</text:p>
          </table:table-cell>
          <table:table-cell table:formula="of:=SQRT(([pos.$E7]-[pos.$C$13])^2+([pos.$F7]-[pos.$D$13])^2)" office:value-type="float" office:value="0" calcext:value-type="float">
            <text:p>0</text:p>
          </table:table-cell>
          <table:table-cell table:formula="of:=SQRT(([pos.$E7]-[pos.$C$14])^2+([pos.$F7]-[pos.$D$14])^2)" office:value-type="float" office:value="7.07106781186548" calcext:value-type="float">
            <text:p>7.0710678119</text:p>
          </table:table-cell>
          <table:table-cell table:formula="of:=SQRT(([pos.$E7]-[pos.$C$15])^2+([pos.$F7]-[pos.$D$15])^2)" office:value-type="float" office:value="9.21954445729289" calcext:value-type="float">
            <text:p>9.2195444573</text:p>
          </table:table-cell>
          <table:table-cell table:formula="of:=SQRT(([pos.$E7]-[pos.$C$16])^2+([pos.$F7]-[pos.$D$16])^2)" office:value-type="float" office:value="7.07106781186548" calcext:value-type="float">
            <text:p>7.0710678119</text:p>
          </table:table-cell>
          <table:table-cell table:formula="of:=SQRT(([pos.$E7]-[pos.$C$17])^2+([pos.$F7]-[pos.$D$17])^2)" office:value-type="float" office:value="7.07106781186548" calcext:value-type="float">
            <text:p>7.0710678119</text:p>
          </table:table-cell>
          <table:table-cell table:formula="of:=SQRT(([pos.$E7]-[pos.$C$18])^2+([pos.$F7]-[pos.$D$18])^2)" office:value-type="float" office:value="1" calcext:value-type="float">
            <text:p>1</text:p>
          </table:table-cell>
          <table:table-cell table:formula="of:=SQRT(([pos.$E7]-[pos.$C$19])^2+([pos.$F7]-[pos.$D$19])^2)" office:value-type="float" office:value="8.06225774829855" calcext:value-type="float">
            <text:p>8.0622577483</text:p>
          </table:table-cell>
          <table:table-cell table:formula="of:=SQRT(([pos.$E7]-[pos.$C$20])^2+([pos.$F7]-[pos.$D$20])^2)" office:value-type="float" office:value="10" calcext:value-type="float">
            <text:p>10</text:p>
          </table:table-cell>
          <table:table-cell table:formula="of:=SQRT(([pos.$E7]-[pos.$C$21])^2+([pos.$F7]-[pos.$D$21])^2)" office:value-type="float" office:value="8.06225774829855" calcext:value-type="float">
            <text:p>8.0622577483</text:p>
          </table:table-cell>
          <table:table-cell table:formula="of:=SQRT(([pos.$E7]-[pos.$C$22])^2+([pos.$F7]-[pos.$D$22])^2)" office:value-type="float" office:value="7.61577310586391" calcext:value-type="float">
            <text:p>7.6157731059</text:p>
          </table:table-cell>
          <table:table-cell table:formula="of:=SQRT(([pos.$E7]-[pos.$C$23])^2+([pos.$F7]-[pos.$D$23])^2)" office:value-type="float" office:value="0" calcext:value-type="float">
            <text:p>0</text:p>
          </table:table-cell>
          <table:table-cell table:formula="of:=SQRT(([pos.$E7]-[pos.$C$24])^2+([pos.$F7]-[pos.$D$24])^2)" office:value-type="float" office:value="5" calcext:value-type="float">
            <text:p>5</text:p>
          </table:table-cell>
          <table:table-cell table:formula="of:=SQRT(([pos.$E7]-[pos.$C$25])^2+([pos.$F7]-[pos.$D$25])^2)" office:value-type="float" office:value="0" calcext:value-type="float">
            <text:p>0</text:p>
          </table:table-cell>
          <table:table-cell table:formula="of:=SQRT(([pos.$E7]-[pos.$C$26])^2+([pos.$F7]-[pos.$D$26])^2)" office:value-type="float" office:value="0" calcext:value-type="float">
            <text:p>0</text:p>
          </table:table-cell>
          <table:table-cell table:formula="of:=SQRT(([pos.$E7]-[pos.$C$27])^2+([pos.$F7]-[pos.$D$27])^2)" office:value-type="float" office:value="2" calcext:value-type="float">
            <text:p>2</text:p>
          </table:table-cell>
          <table:table-cell table:formula="of:=SQRT(([pos.$E7]-[pos.$C$28])^2+([pos.$F7]-[pos.$D$28])^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ake button</text:p>
          </table:table-cell>
          <table:table-cell table:formula="of:=SQRT(([pos.E8]-[pos.C$6])^2+([pos.F8]-[pos.D$6])^2)" office:value-type="float" office:value="7.07106781186548" calcext:value-type="float">
            <text:p>7.0710678119</text:p>
          </table:table-cell>
          <table:table-cell table:formula="of:=SQRT(([pos.$E8]-[pos.$C$7])^2+([pos.$F8]-[pos.$D$7])^2)" office:value-type="float" office:value="3" calcext:value-type="float">
            <text:p>3</text:p>
          </table:table-cell>
          <table:table-cell table:formula="of:=SQRT(([pos.$E8]-[pos.$C$8])^2+([pos.$F8]-[pos.$D$8])^2)" office:value-type="float" office:value="0" calcext:value-type="float">
            <text:p>0</text:p>
          </table:table-cell>
          <table:table-cell table:formula="of:=SQRT(([pos.$E8]-[pos.$C$9])^2+([pos.$F8]-[pos.$D$9])^2)" office:value-type="float" office:value="3" calcext:value-type="float">
            <text:p>3</text:p>
          </table:table-cell>
          <table:table-cell table:formula="of:=SQRT(([pos.$E8]-[pos.$C$10])^2+([pos.$F8]-[pos.$D$10])^2)" office:value-type="float" office:value="3" calcext:value-type="float">
            <text:p>3</text:p>
          </table:table-cell>
          <table:table-cell table:formula="of:=SQRT(([pos.$E8]-[pos.$C$11])^2+([pos.$F8]-[pos.$D$11])^2)" office:value-type="float" office:value="3" calcext:value-type="float">
            <text:p>3</text:p>
          </table:table-cell>
          <table:table-cell table:formula="of:=SQRT(([pos.$E8]-[pos.$C$12])^2+([pos.$F8]-[pos.$D$12])^2)" office:value-type="float" office:value="3" calcext:value-type="float">
            <text:p>3</text:p>
          </table:table-cell>
          <table:table-cell table:formula="of:=SQRT(([pos.$E8]-[pos.$C$13])^2+([pos.$F8]-[pos.$D$13])^2)" office:value-type="float" office:value="3" calcext:value-type="float">
            <text:p>3</text:p>
          </table:table-cell>
          <table:table-cell table:formula="of:=SQRT(([pos.$E8]-[pos.$C$14])^2+([pos.$F8]-[pos.$D$14])^2)" office:value-type="float" office:value="7.28010988928052" calcext:value-type="float">
            <text:p>7.2801098893</text:p>
          </table:table-cell>
          <table:table-cell table:formula="of:=SQRT(([pos.$E8]-[pos.$C$15])^2+([pos.$F8]-[pos.$D$15])^2)" office:value-type="float" office:value="11.4017542509914" calcext:value-type="float">
            <text:p>11.401754251</text:p>
          </table:table-cell>
          <table:table-cell table:formula="of:=SQRT(([pos.$E8]-[pos.$C$16])^2+([pos.$F8]-[pos.$D$16])^2)" office:value-type="float" office:value="7.28010988928052" calcext:value-type="float">
            <text:p>7.2801098893</text:p>
          </table:table-cell>
          <table:table-cell table:formula="of:=SQRT(([pos.$E8]-[pos.$C$17])^2+([pos.$F8]-[pos.$D$17])^2)" office:value-type="float" office:value="7.28010988928052" calcext:value-type="float">
            <text:p>7.2801098893</text:p>
          </table:table-cell>
          <table:table-cell table:formula="of:=SQRT(([pos.$E8]-[pos.$C$18])^2+([pos.$F8]-[pos.$D$18])^2)" office:value-type="float" office:value="4" calcext:value-type="float">
            <text:p>4</text:p>
          </table:table-cell>
          <table:table-cell table:formula="of:=SQRT(([pos.$E8]-[pos.$C$19])^2+([pos.$F8]-[pos.$D$19])^2)" office:value-type="float" office:value="7.07106781186548" calcext:value-type="float">
            <text:p>7.0710678119</text:p>
          </table:table-cell>
          <table:table-cell table:formula="of:=SQRT(([pos.$E8]-[pos.$C$20])^2+([pos.$F8]-[pos.$D$20])^2)" office:value-type="float" office:value="10.4403065089106" calcext:value-type="float">
            <text:p>10.4403065089</text:p>
          </table:table-cell>
          <table:table-cell table:formula="of:=SQRT(([pos.$E8]-[pos.$C$21])^2+([pos.$F8]-[pos.$D$21])^2)" office:value-type="float" office:value="7.07106781186548" calcext:value-type="float">
            <text:p>7.0710678119</text:p>
          </table:table-cell>
          <table:table-cell table:formula="of:=SQRT(([pos.$E8]-[pos.$C$22])^2+([pos.$F8]-[pos.$D$22])^2)" office:value-type="float" office:value="9.21954445729289" calcext:value-type="float">
            <text:p>9.2195444573</text:p>
          </table:table-cell>
          <table:table-cell table:formula="of:=SQRT(([pos.$E8]-[pos.$C$23])^2+([pos.$F8]-[pos.$D$23])^2)" office:value-type="float" office:value="3" calcext:value-type="float">
            <text:p>3</text:p>
          </table:table-cell>
          <table:table-cell table:formula="of:=SQRT(([pos.$E8]-[pos.$C$24])^2+([pos.$F8]-[pos.$D$24])^2)" office:value-type="float" office:value="7.61577310586391" calcext:value-type="float">
            <text:p>7.6157731059</text:p>
          </table:table-cell>
          <table:table-cell table:formula="of:=SQRT(([pos.$E8]-[pos.$C$25])^2+([pos.$F8]-[pos.$D$25])^2)" office:value-type="float" office:value="3" calcext:value-type="float">
            <text:p>3</text:p>
          </table:table-cell>
          <table:table-cell table:formula="of:=SQRT(([pos.$E8]-[pos.$C$26])^2+([pos.$F8]-[pos.$D$26])^2)" office:value-type="float" office:value="3" calcext:value-type="float">
            <text:p>3</text:p>
          </table:table-cell>
          <table:table-cell table:formula="of:=SQRT(([pos.$E8]-[pos.$C$27])^2+([pos.$F8]-[pos.$D$27])^2)" office:value-type="float" office:value="5" calcext:value-type="float">
            <text:p>5</text:p>
          </table:table-cell>
          <table:table-cell table:formula="of:=SQRT(([pos.$E8]-[pos.$C$28])^2+([pos.$F8]-[pos.$D$28])^2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ount button on top</text:p>
          </table:table-cell>
          <table:table-cell table:formula="of:=SQRT(([pos.E9]-[pos.C$6])^2+([pos.F9]-[pos.D$6])^2)" office:value-type="float" office:value="8.06225774829855" calcext:value-type="float">
            <text:p>8.0622577483</text:p>
          </table:table-cell>
          <table:table-cell table:formula="of:=SQRT(([pos.$E9]-[pos.$C$7])^2+([pos.$F9]-[pos.$D$7])^2)" office:value-type="float" office:value="0" calcext:value-type="float">
            <text:p>0</text:p>
          </table:table-cell>
          <table:table-cell table:formula="of:=SQRT(([pos.$E9]-[pos.$C$8])^2+([pos.$F9]-[pos.$D$8])^2)" office:value-type="float" office:value="3" calcext:value-type="float">
            <text:p>3</text:p>
          </table:table-cell>
          <table:table-cell table:formula="of:=SQRT(([pos.$E9]-[pos.$C$9])^2+([pos.$F9]-[pos.$D$9])^2)" office:value-type="float" office:value="0" calcext:value-type="float">
            <text:p>0</text:p>
          </table:table-cell>
          <table:table-cell table:formula="of:=SQRT(([pos.$E9]-[pos.$C$10])^2+([pos.$F9]-[pos.$D$10])^2)" office:value-type="float" office:value="0" calcext:value-type="float">
            <text:p>0</text:p>
          </table:table-cell>
          <table:table-cell table:formula="of:=SQRT(([pos.$E9]-[pos.$C$11])^2+([pos.$F9]-[pos.$D$11])^2)" office:value-type="float" office:value="0" calcext:value-type="float">
            <text:p>0</text:p>
          </table:table-cell>
          <table:table-cell table:formula="of:=SQRT(([pos.$E9]-[pos.$C$12])^2+([pos.$F9]-[pos.$D$12])^2)" office:value-type="float" office:value="0" calcext:value-type="float">
            <text:p>0</text:p>
          </table:table-cell>
          <table:table-cell table:formula="of:=SQRT(([pos.$E9]-[pos.$C$13])^2+([pos.$F9]-[pos.$D$13])^2)" office:value-type="float" office:value="0" calcext:value-type="float">
            <text:p>0</text:p>
          </table:table-cell>
          <table:table-cell table:formula="of:=SQRT(([pos.$E9]-[pos.$C$14])^2+([pos.$F9]-[pos.$D$14])^2)" office:value-type="float" office:value="7.07106781186548" calcext:value-type="float">
            <text:p>7.0710678119</text:p>
          </table:table-cell>
          <table:table-cell table:formula="of:=SQRT(([pos.$E9]-[pos.$C$15])^2+([pos.$F9]-[pos.$D$15])^2)" office:value-type="float" office:value="9.21954445729289" calcext:value-type="float">
            <text:p>9.2195444573</text:p>
          </table:table-cell>
          <table:table-cell table:formula="of:=SQRT(([pos.$E9]-[pos.$C$16])^2+([pos.$F9]-[pos.$D$16])^2)" office:value-type="float" office:value="7.07106781186548" calcext:value-type="float">
            <text:p>7.0710678119</text:p>
          </table:table-cell>
          <table:table-cell table:formula="of:=SQRT(([pos.$E9]-[pos.$C$17])^2+([pos.$F9]-[pos.$D$17])^2)" office:value-type="float" office:value="7.07106781186548" calcext:value-type="float">
            <text:p>7.0710678119</text:p>
          </table:table-cell>
          <table:table-cell table:formula="of:=SQRT(([pos.$E9]-[pos.$C$18])^2+([pos.$F9]-[pos.$D$18])^2)" office:value-type="float" office:value="1" calcext:value-type="float">
            <text:p>1</text:p>
          </table:table-cell>
          <table:table-cell table:formula="of:=SQRT(([pos.$E9]-[pos.$C$19])^2+([pos.$F9]-[pos.$D$19])^2)" office:value-type="float" office:value="8.06225774829855" calcext:value-type="float">
            <text:p>8.0622577483</text:p>
          </table:table-cell>
          <table:table-cell table:formula="of:=SQRT(([pos.$E9]-[pos.$C$20])^2+([pos.$F9]-[pos.$D$20])^2)" office:value-type="float" office:value="10" calcext:value-type="float">
            <text:p>10</text:p>
          </table:table-cell>
          <table:table-cell table:formula="of:=SQRT(([pos.$E9]-[pos.$C$21])^2+([pos.$F9]-[pos.$D$21])^2)" office:value-type="float" office:value="8.06225774829855" calcext:value-type="float">
            <text:p>8.0622577483</text:p>
          </table:table-cell>
          <table:table-cell table:formula="of:=SQRT(([pos.$E9]-[pos.$C$22])^2+([pos.$F9]-[pos.$D$22])^2)" office:value-type="float" office:value="7.61577310586391" calcext:value-type="float">
            <text:p>7.6157731059</text:p>
          </table:table-cell>
          <table:table-cell table:formula="of:=SQRT(([pos.$E9]-[pos.$C$23])^2+([pos.$F9]-[pos.$D$23])^2)" office:value-type="float" office:value="0" calcext:value-type="float">
            <text:p>0</text:p>
          </table:table-cell>
          <table:table-cell table:formula="of:=SQRT(([pos.$E9]-[pos.$C$24])^2+([pos.$F9]-[pos.$D$24])^2)" office:value-type="float" office:value="5" calcext:value-type="float">
            <text:p>5</text:p>
          </table:table-cell>
          <table:table-cell table:formula="of:=SQRT(([pos.$E9]-[pos.$C$25])^2+([pos.$F9]-[pos.$D$25])^2)" office:value-type="float" office:value="0" calcext:value-type="float">
            <text:p>0</text:p>
          </table:table-cell>
          <table:table-cell table:formula="of:=SQRT(([pos.$E9]-[pos.$C$26])^2+([pos.$F9]-[pos.$D$26])^2)" office:value-type="float" office:value="0" calcext:value-type="float">
            <text:p>0</text:p>
          </table:table-cell>
          <table:table-cell table:formula="of:=SQRT(([pos.$E9]-[pos.$C$27])^2+([pos.$F9]-[pos.$D$27])^2)" office:value-type="float" office:value="2" calcext:value-type="float">
            <text:p>2</text:p>
          </table:table-cell>
          <table:table-cell table:formula="of:=SQRT(([pos.$E9]-[pos.$C$28])^2+([pos.$F9]-[pos.$D$28])^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ake top-button from fixture</text:p>
          </table:table-cell>
          <table:table-cell table:formula="of:=SQRT(([pos.E10]-[pos.C$6])^2+([pos.F10]-[pos.D$6])^2)" office:value-type="float" office:value="8.06225774829855" calcext:value-type="float">
            <text:p>8.0622577483</text:p>
          </table:table-cell>
          <table:table-cell table:formula="of:=SQRT(([pos.$E10]-[pos.$C$7])^2+([pos.$F10]-[pos.$D$7])^2)" office:value-type="float" office:value="0" calcext:value-type="float">
            <text:p>0</text:p>
          </table:table-cell>
          <table:table-cell table:formula="of:=SQRT(([pos.$E10]-[pos.$C$8])^2+([pos.$F10]-[pos.$D$8])^2)" office:value-type="float" office:value="3" calcext:value-type="float">
            <text:p>3</text:p>
          </table:table-cell>
          <table:table-cell table:formula="of:=SQRT(([pos.$E10]-[pos.$C$9])^2+([pos.$F10]-[pos.$D$9])^2)" office:value-type="float" office:value="0" calcext:value-type="float">
            <text:p>0</text:p>
          </table:table-cell>
          <table:table-cell table:formula="of:=SQRT(([pos.$E10]-[pos.$C$10])^2+([pos.$F10]-[pos.$D$10])^2)" office:value-type="float" office:value="0" calcext:value-type="float">
            <text:p>0</text:p>
          </table:table-cell>
          <table:table-cell table:formula="of:=SQRT(([pos.$E10]-[pos.$C$11])^2+([pos.$F10]-[pos.$D$11])^2)" office:value-type="float" office:value="0" calcext:value-type="float">
            <text:p>0</text:p>
          </table:table-cell>
          <table:table-cell table:formula="of:=SQRT(([pos.$E10]-[pos.$C$12])^2+([pos.$F10]-[pos.$D$12])^2)" office:value-type="float" office:value="0" calcext:value-type="float">
            <text:p>0</text:p>
          </table:table-cell>
          <table:table-cell table:formula="of:=SQRT(([pos.$E10]-[pos.$C$13])^2+([pos.$F10]-[pos.$D$13])^2)" office:value-type="float" office:value="0" calcext:value-type="float">
            <text:p>0</text:p>
          </table:table-cell>
          <table:table-cell table:formula="of:=SQRT(([pos.$E10]-[pos.$C$14])^2+([pos.$F10]-[pos.$D$14])^2)" office:value-type="float" office:value="7.07106781186548" calcext:value-type="float">
            <text:p>7.0710678119</text:p>
          </table:table-cell>
          <table:table-cell table:formula="of:=SQRT(([pos.$E10]-[pos.$C$15])^2+([pos.$F10]-[pos.$D$15])^2)" office:value-type="float" office:value="9.21954445729289" calcext:value-type="float">
            <text:p>9.2195444573</text:p>
          </table:table-cell>
          <table:table-cell table:formula="of:=SQRT(([pos.$E10]-[pos.$C$16])^2+([pos.$F10]-[pos.$D$16])^2)" office:value-type="float" office:value="7.07106781186548" calcext:value-type="float">
            <text:p>7.0710678119</text:p>
          </table:table-cell>
          <table:table-cell table:formula="of:=SQRT(([pos.$E10]-[pos.$C$17])^2+([pos.$F10]-[pos.$D$17])^2)" office:value-type="float" office:value="7.07106781186548" calcext:value-type="float">
            <text:p>7.0710678119</text:p>
          </table:table-cell>
          <table:table-cell table:formula="of:=SQRT(([pos.$E10]-[pos.$C$18])^2+([pos.$F10]-[pos.$D$18])^2)" office:value-type="float" office:value="1" calcext:value-type="float">
            <text:p>1</text:p>
          </table:table-cell>
          <table:table-cell table:formula="of:=SQRT(([pos.$E10]-[pos.$C$19])^2+([pos.$F10]-[pos.$D$19])^2)" office:value-type="float" office:value="8.06225774829855" calcext:value-type="float">
            <text:p>8.0622577483</text:p>
          </table:table-cell>
          <table:table-cell table:formula="of:=SQRT(([pos.$E10]-[pos.$C$20])^2+([pos.$F10]-[pos.$D$20])^2)" office:value-type="float" office:value="10" calcext:value-type="float">
            <text:p>10</text:p>
          </table:table-cell>
          <table:table-cell table:formula="of:=SQRT(([pos.$E10]-[pos.$C$21])^2+([pos.$F10]-[pos.$D$21])^2)" office:value-type="float" office:value="8.06225774829855" calcext:value-type="float">
            <text:p>8.0622577483</text:p>
          </table:table-cell>
          <table:table-cell table:formula="of:=SQRT(([pos.$E10]-[pos.$C$22])^2+([pos.$F10]-[pos.$D$22])^2)" office:value-type="float" office:value="7.61577310586391" calcext:value-type="float">
            <text:p>7.6157731059</text:p>
          </table:table-cell>
          <table:table-cell table:formula="of:=SQRT(([pos.$E10]-[pos.$C$23])^2+([pos.$F10]-[pos.$D$23])^2)" office:value-type="float" office:value="0" calcext:value-type="float">
            <text:p>0</text:p>
          </table:table-cell>
          <table:table-cell table:formula="of:=SQRT(([pos.$E10]-[pos.$C$24])^2+([pos.$F10]-[pos.$D$24])^2)" office:value-type="float" office:value="5" calcext:value-type="float">
            <text:p>5</text:p>
          </table:table-cell>
          <table:table-cell table:formula="of:=SQRT(([pos.$E10]-[pos.$C$25])^2+([pos.$F10]-[pos.$D$25])^2)" office:value-type="float" office:value="0" calcext:value-type="float">
            <text:p>0</text:p>
          </table:table-cell>
          <table:table-cell table:formula="of:=SQRT(([pos.$E10]-[pos.$C$26])^2+([pos.$F10]-[pos.$D$26])^2)" office:value-type="float" office:value="0" calcext:value-type="float">
            <text:p>0</text:p>
          </table:table-cell>
          <table:table-cell table:formula="of:=SQRT(([pos.$E10]-[pos.$C$27])^2+([pos.$F10]-[pos.$D$27])^2)" office:value-type="float" office:value="2" calcext:value-type="float">
            <text:p>2</text:p>
          </table:table-cell>
          <table:table-cell table:formula="of:=SQRT(([pos.$E10]-[pos.$C$28])^2+([pos.$F10]-[pos.$D$28])^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gle top-button</text:p>
          </table:table-cell>
          <table:table-cell table:formula="of:=SQRT(([pos.E11]-[pos.C$6])^2+([pos.F11]-[pos.D$6])^2)" office:value-type="float" office:value="8.06225774829855" calcext:value-type="float">
            <text:p>8.0622577483</text:p>
          </table:table-cell>
          <table:table-cell table:formula="of:=SQRT(([pos.$E11]-[pos.$C$7])^2+([pos.$F11]-[pos.$D$7])^2)" office:value-type="float" office:value="0" calcext:value-type="float">
            <text:p>0</text:p>
          </table:table-cell>
          <table:table-cell table:formula="of:=SQRT(([pos.$E11]-[pos.$C$8])^2+([pos.$F11]-[pos.$D$8])^2)" office:value-type="float" office:value="3" calcext:value-type="float">
            <text:p>3</text:p>
          </table:table-cell>
          <table:table-cell table:formula="of:=SQRT(([pos.$E11]-[pos.$C$9])^2+([pos.$F11]-[pos.$D$9])^2)" office:value-type="float" office:value="0" calcext:value-type="float">
            <text:p>0</text:p>
          </table:table-cell>
          <table:table-cell table:formula="of:=SQRT(([pos.$E11]-[pos.$C$10])^2+([pos.$F11]-[pos.$D$10])^2)" office:value-type="float" office:value="0" calcext:value-type="float">
            <text:p>0</text:p>
          </table:table-cell>
          <table:table-cell table:formula="of:=SQRT(([pos.$E11]-[pos.$C$11])^2+([pos.$F11]-[pos.$D$11])^2)" office:value-type="float" office:value="0" calcext:value-type="float">
            <text:p>0</text:p>
          </table:table-cell>
          <table:table-cell table:formula="of:=SQRT(([pos.$E11]-[pos.$C$12])^2+([pos.$F11]-[pos.$D$12])^2)" office:value-type="float" office:value="0" calcext:value-type="float">
            <text:p>0</text:p>
          </table:table-cell>
          <table:table-cell table:formula="of:=SQRT(([pos.$E11]-[pos.$C$13])^2+([pos.$F11]-[pos.$D$13])^2)" office:value-type="float" office:value="0" calcext:value-type="float">
            <text:p>0</text:p>
          </table:table-cell>
          <table:table-cell table:formula="of:=SQRT(([pos.$E11]-[pos.$C$14])^2+([pos.$F11]-[pos.$D$14])^2)" office:value-type="float" office:value="7.07106781186548" calcext:value-type="float">
            <text:p>7.0710678119</text:p>
          </table:table-cell>
          <table:table-cell table:formula="of:=SQRT(([pos.$E11]-[pos.$C$15])^2+([pos.$F11]-[pos.$D$15])^2)" office:value-type="float" office:value="9.21954445729289" calcext:value-type="float">
            <text:p>9.2195444573</text:p>
          </table:table-cell>
          <table:table-cell table:formula="of:=SQRT(([pos.$E11]-[pos.$C$16])^2+([pos.$F11]-[pos.$D$16])^2)" office:value-type="float" office:value="7.07106781186548" calcext:value-type="float">
            <text:p>7.0710678119</text:p>
          </table:table-cell>
          <table:table-cell table:formula="of:=SQRT(([pos.$E11]-[pos.$C$17])^2+([pos.$F11]-[pos.$D$17])^2)" office:value-type="float" office:value="7.07106781186548" calcext:value-type="float">
            <text:p>7.0710678119</text:p>
          </table:table-cell>
          <table:table-cell table:formula="of:=SQRT(([pos.$E11]-[pos.$C$18])^2+([pos.$F11]-[pos.$D$18])^2)" office:value-type="float" office:value="1" calcext:value-type="float">
            <text:p>1</text:p>
          </table:table-cell>
          <table:table-cell table:formula="of:=SQRT(([pos.$E11]-[pos.$C$19])^2+([pos.$F11]-[pos.$D$19])^2)" office:value-type="float" office:value="8.06225774829855" calcext:value-type="float">
            <text:p>8.0622577483</text:p>
          </table:table-cell>
          <table:table-cell table:formula="of:=SQRT(([pos.$E11]-[pos.$C$20])^2+([pos.$F11]-[pos.$D$20])^2)" office:value-type="float" office:value="10" calcext:value-type="float">
            <text:p>10</text:p>
          </table:table-cell>
          <table:table-cell table:formula="of:=SQRT(([pos.$E11]-[pos.$C$21])^2+([pos.$F11]-[pos.$D$21])^2)" office:value-type="float" office:value="8.06225774829855" calcext:value-type="float">
            <text:p>8.0622577483</text:p>
          </table:table-cell>
          <table:table-cell table:formula="of:=SQRT(([pos.$E11]-[pos.$C$22])^2+([pos.$F11]-[pos.$D$22])^2)" office:value-type="float" office:value="7.61577310586391" calcext:value-type="float">
            <text:p>7.6157731059</text:p>
          </table:table-cell>
          <table:table-cell table:formula="of:=SQRT(([pos.$E11]-[pos.$C$23])^2+([pos.$F11]-[pos.$D$23])^2)" office:value-type="float" office:value="0" calcext:value-type="float">
            <text:p>0</text:p>
          </table:table-cell>
          <table:table-cell table:formula="of:=SQRT(([pos.$E11]-[pos.$C$24])^2+([pos.$F11]-[pos.$D$24])^2)" office:value-type="float" office:value="5" calcext:value-type="float">
            <text:p>5</text:p>
          </table:table-cell>
          <table:table-cell table:formula="of:=SQRT(([pos.$E11]-[pos.$C$25])^2+([pos.$F11]-[pos.$D$25])^2)" office:value-type="float" office:value="0" calcext:value-type="float">
            <text:p>0</text:p>
          </table:table-cell>
          <table:table-cell table:formula="of:=SQRT(([pos.$E11]-[pos.$C$26])^2+([pos.$F11]-[pos.$D$26])^2)" office:value-type="float" office:value="0" calcext:value-type="float">
            <text:p>0</text:p>
          </table:table-cell>
          <table:table-cell table:formula="of:=SQRT(([pos.$E11]-[pos.$C$27])^2+([pos.$F11]-[pos.$D$27])^2)" office:value-type="float" office:value="2" calcext:value-type="float">
            <text:p>2</text:p>
          </table:table-cell>
          <table:table-cell table:formula="of:=SQRT(([pos.$E11]-[pos.$C$28])^2+([pos.$F11]-[pos.$D$28])^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ift top-button, hold top-button</text:p>
          </table:table-cell>
          <table:table-cell table:formula="of:=SQRT(([pos.E12]-[pos.C$6])^2+([pos.F12]-[pos.D$6])^2)" office:value-type="float" office:value="3" calcext:value-type="float">
            <text:p>3</text:p>
          </table:table-cell>
          <table:table-cell table:formula="of:=SQRT(([pos.$E12]-[pos.$C$7])^2+([pos.$F12]-[pos.$D$7])^2)" office:value-type="float" office:value="7.07106781186548" calcext:value-type="float">
            <text:p>7.0710678119</text:p>
          </table:table-cell>
          <table:table-cell table:formula="of:=SQRT(([pos.$E12]-[pos.$C$8])^2+([pos.$F12]-[pos.$D$8])^2)" office:value-type="float" office:value="7.28010988928052" calcext:value-type="float">
            <text:p>7.2801098893</text:p>
          </table:table-cell>
          <table:table-cell table:formula="of:=SQRT(([pos.$E12]-[pos.$C$9])^2+([pos.$F12]-[pos.$D$9])^2)" office:value-type="float" office:value="7.07106781186548" calcext:value-type="float">
            <text:p>7.0710678119</text:p>
          </table:table-cell>
          <table:table-cell table:formula="of:=SQRT(([pos.$E12]-[pos.$C$10])^2+([pos.$F12]-[pos.$D$10])^2)" office:value-type="float" office:value="7.07106781186548" calcext:value-type="float">
            <text:p>7.0710678119</text:p>
          </table:table-cell>
          <table:table-cell table:formula="of:=SQRT(([pos.$E12]-[pos.$C$11])^2+([pos.$F12]-[pos.$D$11])^2)" office:value-type="float" office:value="7.07106781186548" calcext:value-type="float">
            <text:p>7.0710678119</text:p>
          </table:table-cell>
          <table:table-cell table:formula="of:=SQRT(([pos.$E12]-[pos.$C$12])^2+([pos.$F12]-[pos.$D$12])^2)" office:value-type="float" office:value="7.07106781186548" calcext:value-type="float">
            <text:p>7.0710678119</text:p>
          </table:table-cell>
          <table:table-cell table:formula="of:=SQRT(([pos.$E12]-[pos.$C$13])^2+([pos.$F12]-[pos.$D$13])^2)" office:value-type="float" office:value="7.07106781186548" calcext:value-type="float">
            <text:p>7.0710678119</text:p>
          </table:table-cell>
          <table:table-cell table:formula="of:=SQRT(([pos.$E12]-[pos.$C$14])^2+([pos.$F12]-[pos.$D$14])^2)" office:value-type="float" office:value="0" calcext:value-type="float">
            <text:p>0</text:p>
          </table:table-cell>
          <table:table-cell table:formula="of:=SQRT(([pos.$E12]-[pos.$C$15])^2+([pos.$F12]-[pos.$D$15])^2)" office:value-type="float" office:value="7" calcext:value-type="float">
            <text:p>7</text:p>
          </table:table-cell>
          <table:table-cell table:formula="of:=SQRT(([pos.$E12]-[pos.$C$16])^2+([pos.$F12]-[pos.$D$16])^2)" office:value-type="float" office:value="0" calcext:value-type="float">
            <text:p>0</text:p>
          </table:table-cell>
          <table:table-cell table:formula="of:=SQRT(([pos.$E12]-[pos.$C$17])^2+([pos.$F12]-[pos.$D$17])^2)" office:value-type="float" office:value="0" calcext:value-type="float">
            <text:p>0</text:p>
          </table:table-cell>
          <table:table-cell table:formula="of:=SQRT(([pos.$E12]-[pos.$C$18])^2+([pos.$F12]-[pos.$D$18])^2)" office:value-type="float" office:value="7.28010988928052" calcext:value-type="float">
            <text:p>7.2801098893</text:p>
          </table:table-cell>
          <table:table-cell table:formula="of:=SQRT(([pos.$E12]-[pos.$C$19])^2+([pos.$F12]-[pos.$D$19])^2)" office:value-type="float" office:value="3" calcext:value-type="float">
            <text:p>3</text:p>
          </table:table-cell>
          <table:table-cell table:formula="of:=SQRT(([pos.$E12]-[pos.$C$20])^2+([pos.$F12]-[pos.$D$20])^2)" office:value-type="float" office:value="3.16227766016838" calcext:value-type="float">
            <text:p>3.1622776602</text:p>
          </table:table-cell>
          <table:table-cell table:formula="of:=SQRT(([pos.$E12]-[pos.$C$21])^2+([pos.$F12]-[pos.$D$21])^2)" office:value-type="float" office:value="3" calcext:value-type="float">
            <text:p>3</text:p>
          </table:table-cell>
          <table:table-cell table:formula="of:=SQRT(([pos.$E12]-[pos.$C$22])^2+([pos.$F12]-[pos.$D$22])^2)" office:value-type="float" office:value="4" calcext:value-type="float">
            <text:p>4</text:p>
          </table:table-cell>
          <table:table-cell table:formula="of:=SQRT(([pos.$E12]-[pos.$C$23])^2+([pos.$F12]-[pos.$D$23])^2)" office:value-type="float" office:value="7.07106781186548" calcext:value-type="float">
            <text:p>7.0710678119</text:p>
          </table:table-cell>
          <table:table-cell table:formula="of:=SQRT(([pos.$E12]-[pos.$C$24])^2+([pos.$F12]-[pos.$D$24])^2)" office:value-type="float" office:value="6.40312423743285" calcext:value-type="float">
            <text:p>6.4031242374</text:p>
          </table:table-cell>
          <table:table-cell table:formula="of:=SQRT(([pos.$E12]-[pos.$C$25])^2+([pos.$F12]-[pos.$D$25])^2)" office:value-type="float" office:value="7.07106781186548" calcext:value-type="float">
            <text:p>7.0710678119</text:p>
          </table:table-cell>
          <table:table-cell table:formula="of:=SQRT(([pos.$E12]-[pos.$C$26])^2+([pos.$F12]-[pos.$D$26])^2)" office:value-type="float" office:value="7.07106781186548" calcext:value-type="float">
            <text:p>7.0710678119</text:p>
          </table:table-cell>
          <table:table-cell table:formula="of:=SQRT(([pos.$E12]-[pos.$C$27])^2+([pos.$F12]-[pos.$D$27])^2)" office:value-type="float" office:value="7.61577310586391" calcext:value-type="float">
            <text:p>7.6157731059</text:p>
          </table:table-cell>
          <table:table-cell table:formula="of:=SQRT(([pos.$E12]-[pos.$C$28])^2+([pos.$F12]-[pos.$D$28])^2)" office:value-type="float" office:value="7.61577310586391" calcext:value-type="float">
            <text:p>7.6157731059</text:p>
          </table:table-cell>
        </table:table-row>
        <table:table-row table:style-name="ro1">
          <table:table-cell/>
          <table:table-cell office:value-type="string" calcext:value-type="string">
            <text:p>Lift top-button, support</text:p>
          </table:table-cell>
          <table:table-cell table:formula="of:=SQRT(([pos.E13]-[pos.C$6])^2+([pos.F13]-[pos.D$6])^2)" office:value-type="float" office:value="3" calcext:value-type="float">
            <text:p>3</text:p>
          </table:table-cell>
          <table:table-cell table:formula="of:=SQRT(([pos.$E13]-[pos.$C$7])^2+([pos.$F13]-[pos.$D$7])^2)" office:value-type="float" office:value="7.07106781186548" calcext:value-type="float">
            <text:p>7.0710678119</text:p>
          </table:table-cell>
          <table:table-cell table:formula="of:=SQRT(([pos.$E13]-[pos.$C$8])^2+([pos.$F13]-[pos.$D$8])^2)" office:value-type="float" office:value="7.28010988928052" calcext:value-type="float">
            <text:p>7.2801098893</text:p>
          </table:table-cell>
          <table:table-cell table:formula="of:=SQRT(([pos.$E13]-[pos.$C$9])^2+([pos.$F13]-[pos.$D$9])^2)" office:value-type="float" office:value="7.07106781186548" calcext:value-type="float">
            <text:p>7.0710678119</text:p>
          </table:table-cell>
          <table:table-cell table:formula="of:=SQRT(([pos.$E13]-[pos.$C$10])^2+([pos.$F13]-[pos.$D$10])^2)" office:value-type="float" office:value="7.07106781186548" calcext:value-type="float">
            <text:p>7.0710678119</text:p>
          </table:table-cell>
          <table:table-cell table:formula="of:=SQRT(([pos.$E13]-[pos.$C$11])^2+([pos.$F13]-[pos.$D$11])^2)" office:value-type="float" office:value="7.07106781186548" calcext:value-type="float">
            <text:p>7.0710678119</text:p>
          </table:table-cell>
          <table:table-cell table:formula="of:=SQRT(([pos.$E13]-[pos.$C$12])^2+([pos.$F13]-[pos.$D$12])^2)" office:value-type="float" office:value="7.07106781186548" calcext:value-type="float">
            <text:p>7.0710678119</text:p>
          </table:table-cell>
          <table:table-cell table:formula="of:=SQRT(([pos.$E13]-[pos.$C$13])^2+([pos.$F13]-[pos.$D$13])^2)" office:value-type="float" office:value="7.07106781186548" calcext:value-type="float">
            <text:p>7.0710678119</text:p>
          </table:table-cell>
          <table:table-cell table:formula="of:=SQRT(([pos.$E13]-[pos.$C$14])^2+([pos.$F13]-[pos.$D$14])^2)" office:value-type="float" office:value="0" calcext:value-type="float">
            <text:p>0</text:p>
          </table:table-cell>
          <table:table-cell table:formula="of:=SQRT(([pos.$E13]-[pos.$C$15])^2+([pos.$F13]-[pos.$D$15])^2)" office:value-type="float" office:value="7" calcext:value-type="float">
            <text:p>7</text:p>
          </table:table-cell>
          <table:table-cell table:formula="of:=SQRT(([pos.$E13]-[pos.$C$16])^2+([pos.$F13]-[pos.$D$16])^2)" office:value-type="float" office:value="0" calcext:value-type="float">
            <text:p>0</text:p>
          </table:table-cell>
          <table:table-cell table:formula="of:=SQRT(([pos.$E13]-[pos.$C$17])^2+([pos.$F13]-[pos.$D$17])^2)" office:value-type="float" office:value="0" calcext:value-type="float">
            <text:p>0</text:p>
          </table:table-cell>
          <table:table-cell table:formula="of:=SQRT(([pos.$E13]-[pos.$C$18])^2+([pos.$F13]-[pos.$D$18])^2)" office:value-type="float" office:value="7.28010988928052" calcext:value-type="float">
            <text:p>7.2801098893</text:p>
          </table:table-cell>
          <table:table-cell table:formula="of:=SQRT(([pos.$E13]-[pos.$C$19])^2+([pos.$F13]-[pos.$D$19])^2)" office:value-type="float" office:value="3" calcext:value-type="float">
            <text:p>3</text:p>
          </table:table-cell>
          <table:table-cell table:formula="of:=SQRT(([pos.$E13]-[pos.$C$20])^2+([pos.$F13]-[pos.$D$20])^2)" office:value-type="float" office:value="3.16227766016838" calcext:value-type="float">
            <text:p>3.1622776602</text:p>
          </table:table-cell>
          <table:table-cell table:formula="of:=SQRT(([pos.$E13]-[pos.$C$21])^2+([pos.$F13]-[pos.$D$21])^2)" office:value-type="float" office:value="3" calcext:value-type="float">
            <text:p>3</text:p>
          </table:table-cell>
          <table:table-cell table:formula="of:=SQRT(([pos.$E13]-[pos.$C$22])^2+([pos.$F13]-[pos.$D$22])^2)" office:value-type="float" office:value="4" calcext:value-type="float">
            <text:p>4</text:p>
          </table:table-cell>
          <table:table-cell table:formula="of:=SQRT(([pos.$E13]-[pos.$C$23])^2+([pos.$F13]-[pos.$D$23])^2)" office:value-type="float" office:value="7.07106781186548" calcext:value-type="float">
            <text:p>7.0710678119</text:p>
          </table:table-cell>
          <table:table-cell table:formula="of:=SQRT(([pos.$E13]-[pos.$C$24])^2+([pos.$F13]-[pos.$D$24])^2)" office:value-type="float" office:value="6.40312423743285" calcext:value-type="float">
            <text:p>6.4031242374</text:p>
          </table:table-cell>
          <table:table-cell table:formula="of:=SQRT(([pos.$E13]-[pos.$C$25])^2+([pos.$F13]-[pos.$D$25])^2)" office:value-type="float" office:value="7.07106781186548" calcext:value-type="float">
            <text:p>7.0710678119</text:p>
          </table:table-cell>
          <table:table-cell table:formula="of:=SQRT(([pos.$E13]-[pos.$C$26])^2+([pos.$F13]-[pos.$D$26])^2)" office:value-type="float" office:value="7.07106781186548" calcext:value-type="float">
            <text:p>7.0710678119</text:p>
          </table:table-cell>
          <table:table-cell table:formula="of:=SQRT(([pos.$E13]-[pos.$C$27])^2+([pos.$F13]-[pos.$D$27])^2)" office:value-type="float" office:value="7.61577310586391" calcext:value-type="float">
            <text:p>7.6157731059</text:p>
          </table:table-cell>
          <table:table-cell table:formula="of:=SQRT(([pos.$E13]-[pos.$C$28])^2+([pos.$F13]-[pos.$D$28])^2)" office:value-type="float" office:value="7.61577310586391" calcext:value-type="float">
            <text:p>7.6157731059</text:p>
          </table:table-cell>
        </table:table-row>
        <table:table-row table:style-name="ro1">
          <table:table-cell/>
          <table:table-cell office:value-type="string" calcext:value-type="string">
            <text:p>Turn top-button</text:p>
          </table:table-cell>
          <table:table-cell table:formula="of:=SQRT(([pos.E14]-[pos.C$6])^2+([pos.F14]-[pos.D$6])^2)" office:value-type="float" office:value="3" calcext:value-type="float">
            <text:p>3</text:p>
          </table:table-cell>
          <table:table-cell table:formula="of:=SQRT(([pos.$E14]-[pos.$C$7])^2+([pos.$F14]-[pos.$D$7])^2)" office:value-type="float" office:value="7.07106781186548" calcext:value-type="float">
            <text:p>7.0710678119</text:p>
          </table:table-cell>
          <table:table-cell table:formula="of:=SQRT(([pos.$E14]-[pos.$C$8])^2+([pos.$F14]-[pos.$D$8])^2)" office:value-type="float" office:value="7.28010988928052" calcext:value-type="float">
            <text:p>7.2801098893</text:p>
          </table:table-cell>
          <table:table-cell table:formula="of:=SQRT(([pos.$E14]-[pos.$C$9])^2+([pos.$F14]-[pos.$D$9])^2)" office:value-type="float" office:value="7.07106781186548" calcext:value-type="float">
            <text:p>7.0710678119</text:p>
          </table:table-cell>
          <table:table-cell table:formula="of:=SQRT(([pos.$E14]-[pos.$C$10])^2+([pos.$F14]-[pos.$D$10])^2)" office:value-type="float" office:value="7.07106781186548" calcext:value-type="float">
            <text:p>7.0710678119</text:p>
          </table:table-cell>
          <table:table-cell table:formula="of:=SQRT(([pos.$E14]-[pos.$C$11])^2+([pos.$F14]-[pos.$D$11])^2)" office:value-type="float" office:value="7.07106781186548" calcext:value-type="float">
            <text:p>7.0710678119</text:p>
          </table:table-cell>
          <table:table-cell table:formula="of:=SQRT(([pos.$E14]-[pos.$C$12])^2+([pos.$F14]-[pos.$D$12])^2)" office:value-type="float" office:value="7.07106781186548" calcext:value-type="float">
            <text:p>7.0710678119</text:p>
          </table:table-cell>
          <table:table-cell table:formula="of:=SQRT(([pos.$E14]-[pos.$C$13])^2+([pos.$F14]-[pos.$D$13])^2)" office:value-type="float" office:value="7.07106781186548" calcext:value-type="float">
            <text:p>7.0710678119</text:p>
          </table:table-cell>
          <table:table-cell table:formula="of:=SQRT(([pos.$E14]-[pos.$C$14])^2+([pos.$F14]-[pos.$D$14])^2)" office:value-type="float" office:value="0" calcext:value-type="float">
            <text:p>0</text:p>
          </table:table-cell>
          <table:table-cell table:formula="of:=SQRT(([pos.$E14]-[pos.$C$15])^2+([pos.$F14]-[pos.$D$15])^2)" office:value-type="float" office:value="7" calcext:value-type="float">
            <text:p>7</text:p>
          </table:table-cell>
          <table:table-cell table:formula="of:=SQRT(([pos.$E14]-[pos.$C$16])^2+([pos.$F14]-[pos.$D$16])^2)" office:value-type="float" office:value="0" calcext:value-type="float">
            <text:p>0</text:p>
          </table:table-cell>
          <table:table-cell table:formula="of:=SQRT(([pos.$E14]-[pos.$C$17])^2+([pos.$F14]-[pos.$D$17])^2)" office:value-type="float" office:value="0" calcext:value-type="float">
            <text:p>0</text:p>
          </table:table-cell>
          <table:table-cell table:formula="of:=SQRT(([pos.$E14]-[pos.$C$18])^2+([pos.$F14]-[pos.$D$18])^2)" office:value-type="float" office:value="7.28010988928052" calcext:value-type="float">
            <text:p>7.2801098893</text:p>
          </table:table-cell>
          <table:table-cell table:formula="of:=SQRT(([pos.$E14]-[pos.$C$19])^2+([pos.$F14]-[pos.$D$19])^2)" office:value-type="float" office:value="3" calcext:value-type="float">
            <text:p>3</text:p>
          </table:table-cell>
          <table:table-cell table:formula="of:=SQRT(([pos.$E14]-[pos.$C$20])^2+([pos.$F14]-[pos.$D$20])^2)" office:value-type="float" office:value="3.16227766016838" calcext:value-type="float">
            <text:p>3.1622776602</text:p>
          </table:table-cell>
          <table:table-cell table:formula="of:=SQRT(([pos.$E14]-[pos.$C$21])^2+([pos.$F14]-[pos.$D$21])^2)" office:value-type="float" office:value="3" calcext:value-type="float">
            <text:p>3</text:p>
          </table:table-cell>
          <table:table-cell table:formula="of:=SQRT(([pos.$E14]-[pos.$C$22])^2+([pos.$F14]-[pos.$D$22])^2)" office:value-type="float" office:value="4" calcext:value-type="float">
            <text:p>4</text:p>
          </table:table-cell>
          <table:table-cell table:formula="of:=SQRT(([pos.$E14]-[pos.$C$23])^2+([pos.$F14]-[pos.$D$23])^2)" office:value-type="float" office:value="7.07106781186548" calcext:value-type="float">
            <text:p>7.0710678119</text:p>
          </table:table-cell>
          <table:table-cell table:formula="of:=SQRT(([pos.$E14]-[pos.$C$24])^2+([pos.$F14]-[pos.$D$24])^2)" office:value-type="float" office:value="6.40312423743285" calcext:value-type="float">
            <text:p>6.4031242374</text:p>
          </table:table-cell>
          <table:table-cell table:formula="of:=SQRT(([pos.$E14]-[pos.$C$25])^2+([pos.$F14]-[pos.$D$25])^2)" office:value-type="float" office:value="7.07106781186548" calcext:value-type="float">
            <text:p>7.0710678119</text:p>
          </table:table-cell>
          <table:table-cell table:formula="of:=SQRT(([pos.$E14]-[pos.$C$26])^2+([pos.$F14]-[pos.$D$26])^2)" office:value-type="float" office:value="7.07106781186548" calcext:value-type="float">
            <text:p>7.0710678119</text:p>
          </table:table-cell>
          <table:table-cell table:formula="of:=SQRT(([pos.$E14]-[pos.$C$27])^2+([pos.$F14]-[pos.$D$27])^2)" office:value-type="float" office:value="7.61577310586391" calcext:value-type="float">
            <text:p>7.6157731059</text:p>
          </table:table-cell>
          <table:table-cell table:formula="of:=SQRT(([pos.$E14]-[pos.$C$28])^2+([pos.$F14]-[pos.$D$28])^2)" office:value-type="float" office:value="7.61577310586391" calcext:value-type="float">
            <text:p>7.6157731059</text:p>
          </table:table-cell>
        </table:table-row>
        <table:table-row table:style-name="ro1">
          <table:table-cell/>
          <table:table-cell office:value-type="string" calcext:value-type="string">
            <text:p>Take ring</text:p>
          </table:table-cell>
          <table:table-cell table:formula="of:=SQRT(([pos.E15]-[pos.C$6])^2+([pos.F15]-[pos.D$6])^2)" office:value-type="float" office:value="10" calcext:value-type="float">
            <text:p>10</text:p>
          </table:table-cell>
          <table:table-cell table:formula="of:=SQRT(([pos.$E15]-[pos.$C$7])^2+([pos.$F15]-[pos.$D$7])^2)" office:value-type="float" office:value="9.21954445729289" calcext:value-type="float">
            <text:p>9.2195444573</text:p>
          </table:table-cell>
          <table:table-cell table:formula="of:=SQRT(([pos.$E15]-[pos.$C$8])^2+([pos.$F15]-[pos.$D$8])^2)" office:value-type="float" office:value="11.4017542509914" calcext:value-type="float">
            <text:p>11.401754251</text:p>
          </table:table-cell>
          <table:table-cell table:formula="of:=SQRT(([pos.$E15]-[pos.$C$9])^2+([pos.$F15]-[pos.$D$9])^2)" office:value-type="float" office:value="9.21954445729289" calcext:value-type="float">
            <text:p>9.2195444573</text:p>
          </table:table-cell>
          <table:table-cell table:formula="of:=SQRT(([pos.$E15]-[pos.$C$10])^2+([pos.$F15]-[pos.$D$10])^2)" office:value-type="float" office:value="9.21954445729289" calcext:value-type="float">
            <text:p>9.2195444573</text:p>
          </table:table-cell>
          <table:table-cell table:formula="of:=SQRT(([pos.$E15]-[pos.$C$11])^2+([pos.$F15]-[pos.$D$11])^2)" office:value-type="float" office:value="9.21954445729289" calcext:value-type="float">
            <text:p>9.2195444573</text:p>
          </table:table-cell>
          <table:table-cell table:formula="of:=SQRT(([pos.$E15]-[pos.$C$12])^2+([pos.$F15]-[pos.$D$12])^2)" office:value-type="float" office:value="9.21954445729289" calcext:value-type="float">
            <text:p>9.2195444573</text:p>
          </table:table-cell>
          <table:table-cell table:formula="of:=SQRT(([pos.$E15]-[pos.$C$13])^2+([pos.$F15]-[pos.$D$13])^2)" office:value-type="float" office:value="9.21954445729289" calcext:value-type="float">
            <text:p>9.2195444573</text:p>
          </table:table-cell>
          <table:table-cell table:formula="of:=SQRT(([pos.$E15]-[pos.$C$14])^2+([pos.$F15]-[pos.$D$14])^2)" office:value-type="float" office:value="7" calcext:value-type="float">
            <text:p>7</text:p>
          </table:table-cell>
          <table:table-cell table:formula="of:=SQRT(([pos.$E15]-[pos.$C$15])^2+([pos.$F15]-[pos.$D$15])^2)" office:value-type="float" office:value="0" calcext:value-type="float">
            <text:p>0</text:p>
          </table:table-cell>
          <table:table-cell table:formula="of:=SQRT(([pos.$E15]-[pos.$C$16])^2+([pos.$F15]-[pos.$D$16])^2)" office:value-type="float" office:value="7" calcext:value-type="float">
            <text:p>7</text:p>
          </table:table-cell>
          <table:table-cell table:formula="of:=SQRT(([pos.$E15]-[pos.$C$17])^2+([pos.$F15]-[pos.$D$17])^2)" office:value-type="float" office:value="7" calcext:value-type="float">
            <text:p>7</text:p>
          </table:table-cell>
          <table:table-cell table:formula="of:=SQRT(([pos.$E15]-[pos.$C$18])^2+([pos.$F15]-[pos.$D$18])^2)" office:value-type="float" office:value="8.60232526704263" calcext:value-type="float">
            <text:p>8.602325267</text:p>
          </table:table-cell>
          <table:table-cell table:formula="of:=SQRT(([pos.$E15]-[pos.$C$19])^2+([pos.$F15]-[pos.$D$19])^2)" office:value-type="float" office:value="10" calcext:value-type="float">
            <text:p>10</text:p>
          </table:table-cell>
          <table:table-cell table:formula="of:=SQRT(([pos.$E15]-[pos.$C$20])^2+([pos.$F15]-[pos.$D$20])^2)" office:value-type="float" office:value="6.70820393249937" calcext:value-type="float">
            <text:p>6.7082039325</text:p>
          </table:table-cell>
          <table:table-cell table:formula="of:=SQRT(([pos.$E15]-[pos.$C$21])^2+([pos.$F15]-[pos.$D$21])^2)" office:value-type="float" office:value="10" calcext:value-type="float">
            <text:p>10</text:p>
          </table:table-cell>
          <table:table-cell table:formula="of:=SQRT(([pos.$E15]-[pos.$C$22])^2+([pos.$F15]-[pos.$D$22])^2)" office:value-type="float" office:value="3" calcext:value-type="float">
            <text:p>3</text:p>
          </table:table-cell>
          <table:table-cell table:formula="of:=SQRT(([pos.$E15]-[pos.$C$23])^2+([pos.$F15]-[pos.$D$23])^2)" office:value-type="float" office:value="9.21954445729289" calcext:value-type="float">
            <text:p>9.2195444573</text:p>
          </table:table-cell>
          <table:table-cell table:formula="of:=SQRT(([pos.$E15]-[pos.$C$24])^2+([pos.$F15]-[pos.$D$24])^2)" office:value-type="float" office:value="4.47213595499958" calcext:value-type="float">
            <text:p>4.472135955</text:p>
          </table:table-cell>
          <table:table-cell table:formula="of:=SQRT(([pos.$E15]-[pos.$C$25])^2+([pos.$F15]-[pos.$D$25])^2)" office:value-type="float" office:value="9.21954445729289" calcext:value-type="float">
            <text:p>9.2195444573</text:p>
          </table:table-cell>
          <table:table-cell table:formula="of:=SQRT(([pos.$E15]-[pos.$C$26])^2+([pos.$F15]-[pos.$D$26])^2)" office:value-type="float" office:value="9.21954445729289" calcext:value-type="float">
            <text:p>9.2195444573</text:p>
          </table:table-cell>
          <table:table-cell table:formula="of:=SQRT(([pos.$E15]-[pos.$C$27])^2+([pos.$F15]-[pos.$D$27])^2)" office:value-type="float" office:value="8.06225774829855" calcext:value-type="float">
            <text:p>8.0622577483</text:p>
          </table:table-cell>
          <table:table-cell table:formula="of:=SQRT(([pos.$E15]-[pos.$C$28])^2+([pos.$F15]-[pos.$D$28])^2)" office:value-type="float" office:value="8.06225774829855" calcext:value-type="float">
            <text:p>8.0622577483</text:p>
          </table:table-cell>
        </table:table-row>
        <table:table-row table:style-name="ro1">
          <table:table-cell/>
          <table:table-cell office:value-type="string" calcext:value-type="string">
            <text:p>Mount ring on top-button, hold</text:p>
          </table:table-cell>
          <table:table-cell table:formula="of:=SQRT(([pos.E16]-[pos.C$6])^2+([pos.F16]-[pos.D$6])^2)" office:value-type="float" office:value="3" calcext:value-type="float">
            <text:p>3</text:p>
          </table:table-cell>
          <table:table-cell table:formula="of:=SQRT(([pos.$E16]-[pos.$C$7])^2+([pos.$F16]-[pos.$D$7])^2)" office:value-type="float" office:value="7.07106781186548" calcext:value-type="float">
            <text:p>7.0710678119</text:p>
          </table:table-cell>
          <table:table-cell table:formula="of:=SQRT(([pos.$E16]-[pos.$C$8])^2+([pos.$F16]-[pos.$D$8])^2)" office:value-type="float" office:value="7.28010988928052" calcext:value-type="float">
            <text:p>7.2801098893</text:p>
          </table:table-cell>
          <table:table-cell table:formula="of:=SQRT(([pos.$E16]-[pos.$C$9])^2+([pos.$F16]-[pos.$D$9])^2)" office:value-type="float" office:value="7.07106781186548" calcext:value-type="float">
            <text:p>7.0710678119</text:p>
          </table:table-cell>
          <table:table-cell table:formula="of:=SQRT(([pos.$E16]-[pos.$C$10])^2+([pos.$F16]-[pos.$D$10])^2)" office:value-type="float" office:value="7.07106781186548" calcext:value-type="float">
            <text:p>7.0710678119</text:p>
          </table:table-cell>
          <table:table-cell table:formula="of:=SQRT(([pos.$E16]-[pos.$C$11])^2+([pos.$F16]-[pos.$D$11])^2)" office:value-type="float" office:value="7.07106781186548" calcext:value-type="float">
            <text:p>7.0710678119</text:p>
          </table:table-cell>
          <table:table-cell table:formula="of:=SQRT(([pos.$E16]-[pos.$C$12])^2+([pos.$F16]-[pos.$D$12])^2)" office:value-type="float" office:value="7.07106781186548" calcext:value-type="float">
            <text:p>7.0710678119</text:p>
          </table:table-cell>
          <table:table-cell table:formula="of:=SQRT(([pos.$E16]-[pos.$C$13])^2+([pos.$F16]-[pos.$D$13])^2)" office:value-type="float" office:value="7.07106781186548" calcext:value-type="float">
            <text:p>7.0710678119</text:p>
          </table:table-cell>
          <table:table-cell table:formula="of:=SQRT(([pos.$E16]-[pos.$C$14])^2+([pos.$F16]-[pos.$D$14])^2)" office:value-type="float" office:value="0" calcext:value-type="float">
            <text:p>0</text:p>
          </table:table-cell>
          <table:table-cell table:formula="of:=SQRT(([pos.$E16]-[pos.$C$15])^2+([pos.$F16]-[pos.$D$15])^2)" office:value-type="float" office:value="7" calcext:value-type="float">
            <text:p>7</text:p>
          </table:table-cell>
          <table:table-cell table:formula="of:=SQRT(([pos.$E16]-[pos.$C$16])^2+([pos.$F16]-[pos.$D$16])^2)" office:value-type="float" office:value="0" calcext:value-type="float">
            <text:p>0</text:p>
          </table:table-cell>
          <table:table-cell table:formula="of:=SQRT(([pos.$E16]-[pos.$C$17])^2+([pos.$F16]-[pos.$D$17])^2)" office:value-type="float" office:value="0" calcext:value-type="float">
            <text:p>0</text:p>
          </table:table-cell>
          <table:table-cell table:formula="of:=SQRT(([pos.$E16]-[pos.$C$18])^2+([pos.$F16]-[pos.$D$18])^2)" office:value-type="float" office:value="7.28010988928052" calcext:value-type="float">
            <text:p>7.2801098893</text:p>
          </table:table-cell>
          <table:table-cell table:formula="of:=SQRT(([pos.$E16]-[pos.$C$19])^2+([pos.$F16]-[pos.$D$19])^2)" office:value-type="float" office:value="3" calcext:value-type="float">
            <text:p>3</text:p>
          </table:table-cell>
          <table:table-cell table:formula="of:=SQRT(([pos.$E16]-[pos.$C$20])^2+([pos.$F16]-[pos.$D$20])^2)" office:value-type="float" office:value="3.16227766016838" calcext:value-type="float">
            <text:p>3.1622776602</text:p>
          </table:table-cell>
          <table:table-cell table:formula="of:=SQRT(([pos.$E16]-[pos.$C$21])^2+([pos.$F16]-[pos.$D$21])^2)" office:value-type="float" office:value="3" calcext:value-type="float">
            <text:p>3</text:p>
          </table:table-cell>
          <table:table-cell table:formula="of:=SQRT(([pos.$E16]-[pos.$C$22])^2+([pos.$F16]-[pos.$D$22])^2)" office:value-type="float" office:value="4" calcext:value-type="float">
            <text:p>4</text:p>
          </table:table-cell>
          <table:table-cell table:formula="of:=SQRT(([pos.$E16]-[pos.$C$23])^2+([pos.$F16]-[pos.$D$23])^2)" office:value-type="float" office:value="7.07106781186548" calcext:value-type="float">
            <text:p>7.0710678119</text:p>
          </table:table-cell>
          <table:table-cell table:formula="of:=SQRT(([pos.$E16]-[pos.$C$24])^2+([pos.$F16]-[pos.$D$24])^2)" office:value-type="float" office:value="6.40312423743285" calcext:value-type="float">
            <text:p>6.4031242374</text:p>
          </table:table-cell>
          <table:table-cell table:formula="of:=SQRT(([pos.$E16]-[pos.$C$25])^2+([pos.$F16]-[pos.$D$25])^2)" office:value-type="float" office:value="7.07106781186548" calcext:value-type="float">
            <text:p>7.0710678119</text:p>
          </table:table-cell>
          <table:table-cell table:formula="of:=SQRT(([pos.$E16]-[pos.$C$26])^2+([pos.$F16]-[pos.$D$26])^2)" office:value-type="float" office:value="7.07106781186548" calcext:value-type="float">
            <text:p>7.0710678119</text:p>
          </table:table-cell>
          <table:table-cell table:formula="of:=SQRT(([pos.$E16]-[pos.$C$27])^2+([pos.$F16]-[pos.$D$27])^2)" office:value-type="float" office:value="7.61577310586391" calcext:value-type="float">
            <text:p>7.6157731059</text:p>
          </table:table-cell>
          <table:table-cell table:formula="of:=SQRT(([pos.$E16]-[pos.$C$28])^2+([pos.$F16]-[pos.$D$28])^2)" office:value-type="float" office:value="7.61577310586391" calcext:value-type="float">
            <text:p>7.6157731059</text:p>
          </table:table-cell>
        </table:table-row>
        <table:table-row table:style-name="ro1">
          <table:table-cell/>
          <table:table-cell office:value-type="string" calcext:value-type="string">
            <text:p>Mount ring on top-button, mount</text:p>
          </table:table-cell>
          <table:table-cell table:formula="of:=SQRT(([pos.E17]-[pos.C$6])^2+([pos.F17]-[pos.D$6])^2)" office:value-type="float" office:value="3" calcext:value-type="float">
            <text:p>3</text:p>
          </table:table-cell>
          <table:table-cell table:formula="of:=SQRT(([pos.$E17]-[pos.$C$7])^2+([pos.$F17]-[pos.$D$7])^2)" office:value-type="float" office:value="7.07106781186548" calcext:value-type="float">
            <text:p>7.0710678119</text:p>
          </table:table-cell>
          <table:table-cell table:formula="of:=SQRT(([pos.$E17]-[pos.$C$8])^2+([pos.$F17]-[pos.$D$8])^2)" office:value-type="float" office:value="7.28010988928052" calcext:value-type="float">
            <text:p>7.2801098893</text:p>
          </table:table-cell>
          <table:table-cell table:formula="of:=SQRT(([pos.$E17]-[pos.$C$9])^2+([pos.$F17]-[pos.$D$9])^2)" office:value-type="float" office:value="7.07106781186548" calcext:value-type="float">
            <text:p>7.0710678119</text:p>
          </table:table-cell>
          <table:table-cell table:formula="of:=SQRT(([pos.$E17]-[pos.$C$10])^2+([pos.$F17]-[pos.$D$10])^2)" office:value-type="float" office:value="7.07106781186548" calcext:value-type="float">
            <text:p>7.0710678119</text:p>
          </table:table-cell>
          <table:table-cell table:formula="of:=SQRT(([pos.$E17]-[pos.$C$11])^2+([pos.$F17]-[pos.$D$11])^2)" office:value-type="float" office:value="7.07106781186548" calcext:value-type="float">
            <text:p>7.0710678119</text:p>
          </table:table-cell>
          <table:table-cell table:formula="of:=SQRT(([pos.$E17]-[pos.$C$12])^2+([pos.$F17]-[pos.$D$12])^2)" office:value-type="float" office:value="7.07106781186548" calcext:value-type="float">
            <text:p>7.0710678119</text:p>
          </table:table-cell>
          <table:table-cell table:formula="of:=SQRT(([pos.$E17]-[pos.$C$13])^2+([pos.$F17]-[pos.$D$13])^2)" office:value-type="float" office:value="7.07106781186548" calcext:value-type="float">
            <text:p>7.0710678119</text:p>
          </table:table-cell>
          <table:table-cell table:formula="of:=SQRT(([pos.$E17]-[pos.$C$14])^2+([pos.$F17]-[pos.$D$14])^2)" office:value-type="float" office:value="0" calcext:value-type="float">
            <text:p>0</text:p>
          </table:table-cell>
          <table:table-cell table:formula="of:=SQRT(([pos.$E17]-[pos.$C$15])^2+([pos.$F17]-[pos.$D$15])^2)" office:value-type="float" office:value="7" calcext:value-type="float">
            <text:p>7</text:p>
          </table:table-cell>
          <table:table-cell table:formula="of:=SQRT(([pos.$E17]-[pos.$C$16])^2+([pos.$F17]-[pos.$D$16])^2)" office:value-type="float" office:value="0" calcext:value-type="float">
            <text:p>0</text:p>
          </table:table-cell>
          <table:table-cell table:formula="of:=SQRT(([pos.$E17]-[pos.$C$17])^2+([pos.$F17]-[pos.$D$17])^2)" office:value-type="float" office:value="0" calcext:value-type="float">
            <text:p>0</text:p>
          </table:table-cell>
          <table:table-cell table:formula="of:=SQRT(([pos.$E17]-[pos.$C$18])^2+([pos.$F17]-[pos.$D$18])^2)" office:value-type="float" office:value="7.28010988928052" calcext:value-type="float">
            <text:p>7.2801098893</text:p>
          </table:table-cell>
          <table:table-cell table:formula="of:=SQRT(([pos.$E17]-[pos.$C$19])^2+([pos.$F17]-[pos.$D$19])^2)" office:value-type="float" office:value="3" calcext:value-type="float">
            <text:p>3</text:p>
          </table:table-cell>
          <table:table-cell table:formula="of:=SQRT(([pos.$E17]-[pos.$C$20])^2+([pos.$F17]-[pos.$D$20])^2)" office:value-type="float" office:value="3.16227766016838" calcext:value-type="float">
            <text:p>3.1622776602</text:p>
          </table:table-cell>
          <table:table-cell table:formula="of:=SQRT(([pos.$E17]-[pos.$C$21])^2+([pos.$F17]-[pos.$D$21])^2)" office:value-type="float" office:value="3" calcext:value-type="float">
            <text:p>3</text:p>
          </table:table-cell>
          <table:table-cell table:formula="of:=SQRT(([pos.$E17]-[pos.$C$22])^2+([pos.$F17]-[pos.$D$22])^2)" office:value-type="float" office:value="4" calcext:value-type="float">
            <text:p>4</text:p>
          </table:table-cell>
          <table:table-cell table:formula="of:=SQRT(([pos.$E17]-[pos.$C$23])^2+([pos.$F17]-[pos.$D$23])^2)" office:value-type="float" office:value="7.07106781186548" calcext:value-type="float">
            <text:p>7.0710678119</text:p>
          </table:table-cell>
          <table:table-cell table:formula="of:=SQRT(([pos.$E17]-[pos.$C$24])^2+([pos.$F17]-[pos.$D$24])^2)" office:value-type="float" office:value="6.40312423743285" calcext:value-type="float">
            <text:p>6.4031242374</text:p>
          </table:table-cell>
          <table:table-cell table:formula="of:=SQRT(([pos.$E17]-[pos.$C$25])^2+([pos.$F17]-[pos.$D$25])^2)" office:value-type="float" office:value="7.07106781186548" calcext:value-type="float">
            <text:p>7.0710678119</text:p>
          </table:table-cell>
          <table:table-cell table:formula="of:=SQRT(([pos.$E17]-[pos.$C$26])^2+([pos.$F17]-[pos.$D$26])^2)" office:value-type="float" office:value="7.07106781186548" calcext:value-type="float">
            <text:p>7.0710678119</text:p>
          </table:table-cell>
          <table:table-cell table:formula="of:=SQRT(([pos.$E17]-[pos.$C$27])^2+([pos.$F17]-[pos.$D$27])^2)" office:value-type="float" office:value="7.61577310586391" calcext:value-type="float">
            <text:p>7.6157731059</text:p>
          </table:table-cell>
          <table:table-cell table:formula="of:=SQRT(([pos.$E17]-[pos.$C$28])^2+([pos.$F17]-[pos.$D$28])^2)" office:value-type="float" office:value="7.61577310586391" calcext:value-type="float">
            <text:p>7.6157731059</text:p>
          </table:table-cell>
        </table:table-row>
        <table:table-row table:style-name="ro1">
          <table:table-cell/>
          <table:table-cell office:value-type="string" calcext:value-type="string">
            <text:p>Fixate top-button-ring</text:p>
          </table:table-cell>
          <table:table-cell table:formula="of:=SQRT(([pos.E18]-[pos.C$6])^2+([pos.F18]-[pos.D$6])^2)" office:value-type="float" office:value="8.60232526704263" calcext:value-type="float">
            <text:p>8.602325267</text:p>
          </table:table-cell>
          <table:table-cell table:formula="of:=SQRT(([pos.$E18]-[pos.$C$7])^2+([pos.$F18]-[pos.$D$7])^2)" office:value-type="float" office:value="1" calcext:value-type="float">
            <text:p>1</text:p>
          </table:table-cell>
          <table:table-cell table:formula="of:=SQRT(([pos.$E18]-[pos.$C$8])^2+([pos.$F18]-[pos.$D$8])^2)" office:value-type="float" office:value="4" calcext:value-type="float">
            <text:p>4</text:p>
          </table:table-cell>
          <table:table-cell table:formula="of:=SQRT(([pos.$E18]-[pos.$C$9])^2+([pos.$F18]-[pos.$D$9])^2)" office:value-type="float" office:value="1" calcext:value-type="float">
            <text:p>1</text:p>
          </table:table-cell>
          <table:table-cell table:formula="of:=SQRT(([pos.$E18]-[pos.$C$10])^2+([pos.$F18]-[pos.$D$10])^2)" office:value-type="float" office:value="1" calcext:value-type="float">
            <text:p>1</text:p>
          </table:table-cell>
          <table:table-cell table:formula="of:=SQRT(([pos.$E18]-[pos.$C$11])^2+([pos.$F18]-[pos.$D$11])^2)" office:value-type="float" office:value="1" calcext:value-type="float">
            <text:p>1</text:p>
          </table:table-cell>
          <table:table-cell table:formula="of:=SQRT(([pos.$E18]-[pos.$C$12])^2+([pos.$F18]-[pos.$D$12])^2)" office:value-type="float" office:value="1" calcext:value-type="float">
            <text:p>1</text:p>
          </table:table-cell>
          <table:table-cell table:formula="of:=SQRT(([pos.$E18]-[pos.$C$13])^2+([pos.$F18]-[pos.$D$13])^2)" office:value-type="float" office:value="1" calcext:value-type="float">
            <text:p>1</text:p>
          </table:table-cell>
          <table:table-cell table:formula="of:=SQRT(([pos.$E18]-[pos.$C$14])^2+([pos.$F18]-[pos.$D$14])^2)" office:value-type="float" office:value="7.28010988928052" calcext:value-type="float">
            <text:p>7.2801098893</text:p>
          </table:table-cell>
          <table:table-cell table:formula="of:=SQRT(([pos.$E18]-[pos.$C$15])^2+([pos.$F18]-[pos.$D$15])^2)" office:value-type="float" office:value="8.60232526704263" calcext:value-type="float">
            <text:p>8.602325267</text:p>
          </table:table-cell>
          <table:table-cell table:formula="of:=SQRT(([pos.$E18]-[pos.$C$16])^2+([pos.$F18]-[pos.$D$16])^2)" office:value-type="float" office:value="7.28010988928052" calcext:value-type="float">
            <text:p>7.2801098893</text:p>
          </table:table-cell>
          <table:table-cell table:formula="of:=SQRT(([pos.$E18]-[pos.$C$17])^2+([pos.$F18]-[pos.$D$17])^2)" office:value-type="float" office:value="7.28010988928052" calcext:value-type="float">
            <text:p>7.2801098893</text:p>
          </table:table-cell>
          <table:table-cell table:formula="of:=SQRT(([pos.$E18]-[pos.$C$18])^2+([pos.$F18]-[pos.$D$18])^2)" office:value-type="float" office:value="0" calcext:value-type="float">
            <text:p>0</text:p>
          </table:table-cell>
          <table:table-cell table:formula="of:=SQRT(([pos.$E18]-[pos.$C$19])^2+([pos.$F18]-[pos.$D$19])^2)" office:value-type="float" office:value="8.60232526704263" calcext:value-type="float">
            <text:p>8.602325267</text:p>
          </table:table-cell>
          <table:table-cell table:formula="of:=SQRT(([pos.$E18]-[pos.$C$20])^2+([pos.$F18]-[pos.$D$20])^2)" office:value-type="float" office:value="10.0498756211209" calcext:value-type="float">
            <text:p>10.0498756211</text:p>
          </table:table-cell>
          <table:table-cell table:formula="of:=SQRT(([pos.$E18]-[pos.$C$21])^2+([pos.$F18]-[pos.$D$21])^2)" office:value-type="float" office:value="8.60232526704263" calcext:value-type="float">
            <text:p>8.602325267</text:p>
          </table:table-cell>
          <table:table-cell table:formula="of:=SQRT(([pos.$E18]-[pos.$C$22])^2+([pos.$F18]-[pos.$D$22])^2)" office:value-type="float" office:value="7.28010988928052" calcext:value-type="float">
            <text:p>7.2801098893</text:p>
          </table:table-cell>
          <table:table-cell table:formula="of:=SQRT(([pos.$E18]-[pos.$C$23])^2+([pos.$F18]-[pos.$D$23])^2)" office:value-type="float" office:value="1" calcext:value-type="float">
            <text:p>1</text:p>
          </table:table-cell>
          <table:table-cell table:formula="of:=SQRT(([pos.$E18]-[pos.$C$24])^2+([pos.$F18]-[pos.$D$24])^2)" office:value-type="float" office:value="4.24264068711929" calcext:value-type="float">
            <text:p>4.2426406871</text:p>
          </table:table-cell>
          <table:table-cell table:formula="of:=SQRT(([pos.$E18]-[pos.$C$25])^2+([pos.$F18]-[pos.$D$25])^2)" office:value-type="float" office:value="1" calcext:value-type="float">
            <text:p>1</text:p>
          </table:table-cell>
          <table:table-cell table:formula="of:=SQRT(([pos.$E18]-[pos.$C$26])^2+([pos.$F18]-[pos.$D$26])^2)" office:value-type="float" office:value="1" calcext:value-type="float">
            <text:p>1</text:p>
          </table:table-cell>
          <table:table-cell table:formula="of:=SQRT(([pos.$E18]-[pos.$C$27])^2+([pos.$F18]-[pos.$D$27])^2)" office:value-type="float" office:value="1" calcext:value-type="float">
            <text:p>1</text:p>
          </table:table-cell>
          <table:table-cell table:formula="of:=SQRT(([pos.$E18]-[pos.$C$28])^2+([pos.$F18]-[pos.$D$28])^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ut top-button-ring in top-tray</text:p>
          </table:table-cell>
          <table:table-cell table:formula="of:=SQRT(([pos.E19]-[pos.C$6])^2+([pos.F19]-[pos.D$6])^2)" office:value-type="float" office:value="0" calcext:value-type="float">
            <text:p>0</text:p>
          </table:table-cell>
          <table:table-cell table:formula="of:=SQRT(([pos.$E19]-[pos.$C$7])^2+([pos.$F19]-[pos.$D$7])^2)" office:value-type="float" office:value="8.06225774829855" calcext:value-type="float">
            <text:p>8.0622577483</text:p>
          </table:table-cell>
          <table:table-cell table:formula="of:=SQRT(([pos.$E19]-[pos.$C$8])^2+([pos.$F19]-[pos.$D$8])^2)" office:value-type="float" office:value="7.07106781186548" calcext:value-type="float">
            <text:p>7.0710678119</text:p>
          </table:table-cell>
          <table:table-cell table:formula="of:=SQRT(([pos.$E19]-[pos.$C$9])^2+([pos.$F19]-[pos.$D$9])^2)" office:value-type="float" office:value="8.06225774829855" calcext:value-type="float">
            <text:p>8.0622577483</text:p>
          </table:table-cell>
          <table:table-cell table:formula="of:=SQRT(([pos.$E19]-[pos.$C$10])^2+([pos.$F19]-[pos.$D$10])^2)" office:value-type="float" office:value="8.06225774829855" calcext:value-type="float">
            <text:p>8.0622577483</text:p>
          </table:table-cell>
          <table:table-cell table:formula="of:=SQRT(([pos.$E19]-[pos.$C$11])^2+([pos.$F19]-[pos.$D$11])^2)" office:value-type="float" office:value="8.06225774829855" calcext:value-type="float">
            <text:p>8.0622577483</text:p>
          </table:table-cell>
          <table:table-cell table:formula="of:=SQRT(([pos.$E19]-[pos.$C$12])^2+([pos.$F19]-[pos.$D$12])^2)" office:value-type="float" office:value="8.06225774829855" calcext:value-type="float">
            <text:p>8.0622577483</text:p>
          </table:table-cell>
          <table:table-cell table:formula="of:=SQRT(([pos.$E19]-[pos.$C$13])^2+([pos.$F19]-[pos.$D$13])^2)" office:value-type="float" office:value="8.06225774829855" calcext:value-type="float">
            <text:p>8.0622577483</text:p>
          </table:table-cell>
          <table:table-cell table:formula="of:=SQRT(([pos.$E19]-[pos.$C$14])^2+([pos.$F19]-[pos.$D$14])^2)" office:value-type="float" office:value="3" calcext:value-type="float">
            <text:p>3</text:p>
          </table:table-cell>
          <table:table-cell table:formula="of:=SQRT(([pos.$E19]-[pos.$C$15])^2+([pos.$F19]-[pos.$D$15])^2)" office:value-type="float" office:value="10" calcext:value-type="float">
            <text:p>10</text:p>
          </table:table-cell>
          <table:table-cell table:formula="of:=SQRT(([pos.$E19]-[pos.$C$16])^2+([pos.$F19]-[pos.$D$16])^2)" office:value-type="float" office:value="3" calcext:value-type="float">
            <text:p>3</text:p>
          </table:table-cell>
          <table:table-cell table:formula="of:=SQRT(([pos.$E19]-[pos.$C$17])^2+([pos.$F19]-[pos.$D$17])^2)" office:value-type="float" office:value="3" calcext:value-type="float">
            <text:p>3</text:p>
          </table:table-cell>
          <table:table-cell table:formula="of:=SQRT(([pos.$E19]-[pos.$C$18])^2+([pos.$F19]-[pos.$D$18])^2)" office:value-type="float" office:value="8.60232526704263" calcext:value-type="float">
            <text:p>8.602325267</text:p>
          </table:table-cell>
          <table:table-cell table:formula="of:=SQRT(([pos.$E19]-[pos.$C$19])^2+([pos.$F19]-[pos.$D$19])^2)" office:value-type="float" office:value="0" calcext:value-type="float">
            <text:p>0</text:p>
          </table:table-cell>
          <table:table-cell table:formula="of:=SQRT(([pos.$E19]-[pos.$C$20])^2+([pos.$F19]-[pos.$D$20])^2)" office:value-type="float" office:value="5" calcext:value-type="float">
            <text:p>5</text:p>
          </table:table-cell>
          <table:table-cell table:formula="of:=SQRT(([pos.$E19]-[pos.$C$21])^2+([pos.$F19]-[pos.$D$21])^2)" office:value-type="float" office:value="0" calcext:value-type="float">
            <text:p>0</text:p>
          </table:table-cell>
          <table:table-cell table:formula="of:=SQRT(([pos.$E19]-[pos.$C$22])^2+([pos.$F19]-[pos.$D$22])^2)" office:value-type="float" office:value="7" calcext:value-type="float">
            <text:p>7</text:p>
          </table:table-cell>
          <table:table-cell table:formula="of:=SQRT(([pos.$E19]-[pos.$C$23])^2+([pos.$F19]-[pos.$D$23])^2)" office:value-type="float" office:value="8.06225774829855" calcext:value-type="float">
            <text:p>8.0622577483</text:p>
          </table:table-cell>
          <table:table-cell table:formula="of:=SQRT(([pos.$E19]-[pos.$C$24])^2+([pos.$F19]-[pos.$D$24])^2)" office:value-type="float" office:value="8.94427190999916" calcext:value-type="float">
            <text:p>8.94427191</text:p>
          </table:table-cell>
          <table:table-cell table:formula="of:=SQRT(([pos.$E19]-[pos.$C$25])^2+([pos.$F19]-[pos.$D$25])^2)" office:value-type="float" office:value="8.06225774829855" calcext:value-type="float">
            <text:p>8.0622577483</text:p>
          </table:table-cell>
          <table:table-cell table:formula="of:=SQRT(([pos.$E19]-[pos.$C$26])^2+([pos.$F19]-[pos.$D$26])^2)" office:value-type="float" office:value="8.06225774829855" calcext:value-type="float">
            <text:p>8.0622577483</text:p>
          </table:table-cell>
          <table:table-cell table:formula="of:=SQRT(([pos.$E19]-[pos.$C$27])^2+([pos.$F19]-[pos.$D$27])^2)" office:value-type="float" office:value="9.21954445729289" calcext:value-type="float">
            <text:p>9.2195444573</text:p>
          </table:table-cell>
          <table:table-cell table:formula="of:=SQRT(([pos.$E19]-[pos.$C$28])^2+([pos.$F19]-[pos.$D$28])^2)" office:value-type="float" office:value="9.21954445729289" calcext:value-type="float">
            <text:p>9.2195444573</text:p>
          </table:table-cell>
        </table:table-row>
        <table:table-row table:style-name="ro1">
          <table:table-cell/>
          <table:table-cell office:value-type="string" calcext:value-type="string">
            <text:p>Change to bottom-grabber tool</text:p>
          </table:table-cell>
          <table:table-cell table:formula="of:=SQRT(([pos.E20]-[pos.C$6])^2+([pos.F20]-[pos.D$6])^2)" office:value-type="float" office:value="5" calcext:value-type="float">
            <text:p>5</text:p>
          </table:table-cell>
          <table:table-cell table:formula="of:=SQRT(([pos.$E20]-[pos.$C$7])^2+([pos.$F20]-[pos.$D$7])^2)" office:value-type="float" office:value="10" calcext:value-type="float">
            <text:p>10</text:p>
          </table:table-cell>
          <table:table-cell table:formula="of:=SQRT(([pos.$E20]-[pos.$C$8])^2+([pos.$F20]-[pos.$D$8])^2)" office:value-type="float" office:value="10.4403065089106" calcext:value-type="float">
            <text:p>10.4403065089</text:p>
          </table:table-cell>
          <table:table-cell table:formula="of:=SQRT(([pos.$E20]-[pos.$C$9])^2+([pos.$F20]-[pos.$D$9])^2)" office:value-type="float" office:value="10" calcext:value-type="float">
            <text:p>10</text:p>
          </table:table-cell>
          <table:table-cell table:formula="of:=SQRT(([pos.$E20]-[pos.$C$10])^2+([pos.$F20]-[pos.$D$10])^2)" office:value-type="float" office:value="10" calcext:value-type="float">
            <text:p>10</text:p>
          </table:table-cell>
          <table:table-cell table:formula="of:=SQRT(([pos.$E20]-[pos.$C$11])^2+([pos.$F20]-[pos.$D$11])^2)" office:value-type="float" office:value="10" calcext:value-type="float">
            <text:p>10</text:p>
          </table:table-cell>
          <table:table-cell table:formula="of:=SQRT(([pos.$E20]-[pos.$C$12])^2+([pos.$F20]-[pos.$D$12])^2)" office:value-type="float" office:value="10" calcext:value-type="float">
            <text:p>10</text:p>
          </table:table-cell>
          <table:table-cell table:formula="of:=SQRT(([pos.$E20]-[pos.$C$13])^2+([pos.$F20]-[pos.$D$13])^2)" office:value-type="float" office:value="10" calcext:value-type="float">
            <text:p>10</text:p>
          </table:table-cell>
          <table:table-cell table:formula="of:=SQRT(([pos.$E20]-[pos.$C$14])^2+([pos.$F20]-[pos.$D$14])^2)" office:value-type="float" office:value="3.16227766016838" calcext:value-type="float">
            <text:p>3.1622776602</text:p>
          </table:table-cell>
          <table:table-cell table:formula="of:=SQRT(([pos.$E20]-[pos.$C$15])^2+([pos.$F20]-[pos.$D$15])^2)" office:value-type="float" office:value="6.70820393249937" calcext:value-type="float">
            <text:p>6.7082039325</text:p>
          </table:table-cell>
          <table:table-cell table:formula="of:=SQRT(([pos.$E20]-[pos.$C$16])^2+([pos.$F20]-[pos.$D$16])^2)" office:value-type="float" office:value="3.16227766016838" calcext:value-type="float">
            <text:p>3.1622776602</text:p>
          </table:table-cell>
          <table:table-cell table:formula="of:=SQRT(([pos.$E20]-[pos.$C$17])^2+([pos.$F20]-[pos.$D$17])^2)" office:value-type="float" office:value="3.16227766016838" calcext:value-type="float">
            <text:p>3.1622776602</text:p>
          </table:table-cell>
          <table:table-cell table:formula="of:=SQRT(([pos.$E20]-[pos.$C$18])^2+([pos.$F20]-[pos.$D$18])^2)" office:value-type="float" office:value="10.0498756211209" calcext:value-type="float">
            <text:p>10.0498756211</text:p>
          </table:table-cell>
          <table:table-cell table:formula="of:=SQRT(([pos.$E20]-[pos.$C$19])^2+([pos.$F20]-[pos.$D$19])^2)" office:value-type="float" office:value="5" calcext:value-type="float">
            <text:p>5</text:p>
          </table:table-cell>
          <table:table-cell table:formula="of:=SQRT(([pos.$E20]-[pos.$C$20])^2+([pos.$F20]-[pos.$D$20])^2)" office:value-type="float" office:value="0" calcext:value-type="float">
            <text:p>0</text:p>
          </table:table-cell>
          <table:table-cell table:formula="of:=SQRT(([pos.$E20]-[pos.$C$21])^2+([pos.$F20]-[pos.$D$21])^2)" office:value-type="float" office:value="5" calcext:value-type="float">
            <text:p>5</text:p>
          </table:table-cell>
          <table:table-cell table:formula="of:=SQRT(([pos.$E20]-[pos.$C$22])^2+([pos.$F20]-[pos.$D$22])^2)" office:value-type="float" office:value="4.24264068711929" calcext:value-type="float">
            <text:p>4.2426406871</text:p>
          </table:table-cell>
          <table:table-cell table:formula="of:=SQRT(([pos.$E20]-[pos.$C$23])^2+([pos.$F20]-[pos.$D$23])^2)" office:value-type="float" office:value="10" calcext:value-type="float">
            <text:p>10</text:p>
          </table:table-cell>
          <table:table-cell table:formula="of:=SQRT(([pos.$E20]-[pos.$C$24])^2+([pos.$F20]-[pos.$D$24])^2)" office:value-type="float" office:value="8.06225774829855" calcext:value-type="float">
            <text:p>8.0622577483</text:p>
          </table:table-cell>
          <table:table-cell table:formula="of:=SQRT(([pos.$E20]-[pos.$C$25])^2+([pos.$F20]-[pos.$D$25])^2)" office:value-type="float" office:value="10" calcext:value-type="float">
            <text:p>10</text:p>
          </table:table-cell>
          <table:table-cell table:formula="of:=SQRT(([pos.$E20]-[pos.$C$26])^2+([pos.$F20]-[pos.$D$26])^2)" office:value-type="float" office:value="10" calcext:value-type="float">
            <text:p>10</text:p>
          </table:table-cell>
          <table:table-cell table:formula="of:=SQRT(([pos.$E20]-[pos.$C$27])^2+([pos.$F20]-[pos.$D$27])^2)" office:value-type="float" office:value="10.1980390271856" calcext:value-type="float">
            <text:p>10.1980390272</text:p>
          </table:table-cell>
          <table:table-cell table:formula="of:=SQRT(([pos.$E20]-[pos.$C$28])^2+([pos.$F20]-[pos.$D$28])^2)" office:value-type="float" office:value="10.1980390271856" calcext:value-type="float">
            <text:p>10.1980390272</text:p>
          </table:table-cell>
        </table:table-row>
        <table:table-row table:style-name="ro1">
          <table:table-cell/>
          <table:table-cell office:value-type="string" calcext:value-type="string">
            <text:p>Take top-button-ring from top-tray</text:p>
          </table:table-cell>
          <table:table-cell table:formula="of:=SQRT(([pos.E21]-[pos.C$6])^2+([pos.F21]-[pos.D$6])^2)" office:value-type="float" office:value="0" calcext:value-type="float">
            <text:p>0</text:p>
          </table:table-cell>
          <table:table-cell table:formula="of:=SQRT(([pos.$E21]-[pos.$C$7])^2+([pos.$F21]-[pos.$D$7])^2)" office:value-type="float" office:value="8.06225774829855" calcext:value-type="float">
            <text:p>8.0622577483</text:p>
          </table:table-cell>
          <table:table-cell table:formula="of:=SQRT(([pos.$E21]-[pos.$C$8])^2+([pos.$F21]-[pos.$D$8])^2)" office:value-type="float" office:value="7.07106781186548" calcext:value-type="float">
            <text:p>7.0710678119</text:p>
          </table:table-cell>
          <table:table-cell table:formula="of:=SQRT(([pos.$E21]-[pos.$C$9])^2+([pos.$F21]-[pos.$D$9])^2)" office:value-type="float" office:value="8.06225774829855" calcext:value-type="float">
            <text:p>8.0622577483</text:p>
          </table:table-cell>
          <table:table-cell table:formula="of:=SQRT(([pos.$E21]-[pos.$C$10])^2+([pos.$F21]-[pos.$D$10])^2)" office:value-type="float" office:value="8.06225774829855" calcext:value-type="float">
            <text:p>8.0622577483</text:p>
          </table:table-cell>
          <table:table-cell table:formula="of:=SQRT(([pos.$E21]-[pos.$C$11])^2+([pos.$F21]-[pos.$D$11])^2)" office:value-type="float" office:value="8.06225774829855" calcext:value-type="float">
            <text:p>8.0622577483</text:p>
          </table:table-cell>
          <table:table-cell table:formula="of:=SQRT(([pos.$E21]-[pos.$C$12])^2+([pos.$F21]-[pos.$D$12])^2)" office:value-type="float" office:value="8.06225774829855" calcext:value-type="float">
            <text:p>8.0622577483</text:p>
          </table:table-cell>
          <table:table-cell table:formula="of:=SQRT(([pos.$E21]-[pos.$C$13])^2+([pos.$F21]-[pos.$D$13])^2)" office:value-type="float" office:value="8.06225774829855" calcext:value-type="float">
            <text:p>8.0622577483</text:p>
          </table:table-cell>
          <table:table-cell table:formula="of:=SQRT(([pos.$E21]-[pos.$C$14])^2+([pos.$F21]-[pos.$D$14])^2)" office:value-type="float" office:value="3" calcext:value-type="float">
            <text:p>3</text:p>
          </table:table-cell>
          <table:table-cell table:formula="of:=SQRT(([pos.$E21]-[pos.$C$15])^2+([pos.$F21]-[pos.$D$15])^2)" office:value-type="float" office:value="10" calcext:value-type="float">
            <text:p>10</text:p>
          </table:table-cell>
          <table:table-cell table:formula="of:=SQRT(([pos.$E21]-[pos.$C$16])^2+([pos.$F21]-[pos.$D$16])^2)" office:value-type="float" office:value="3" calcext:value-type="float">
            <text:p>3</text:p>
          </table:table-cell>
          <table:table-cell table:formula="of:=SQRT(([pos.$E21]-[pos.$C$17])^2+([pos.$F21]-[pos.$D$17])^2)" office:value-type="float" office:value="3" calcext:value-type="float">
            <text:p>3</text:p>
          </table:table-cell>
          <table:table-cell table:formula="of:=SQRT(([pos.$E21]-[pos.$C$18])^2+([pos.$F21]-[pos.$D$18])^2)" office:value-type="float" office:value="8.60232526704263" calcext:value-type="float">
            <text:p>8.602325267</text:p>
          </table:table-cell>
          <table:table-cell table:formula="of:=SQRT(([pos.$E21]-[pos.$C$19])^2+([pos.$F21]-[pos.$D$19])^2)" office:value-type="float" office:value="0" calcext:value-type="float">
            <text:p>0</text:p>
          </table:table-cell>
          <table:table-cell table:formula="of:=SQRT(([pos.$E21]-[pos.$C$20])^2+([pos.$F21]-[pos.$D$20])^2)" office:value-type="float" office:value="5" calcext:value-type="float">
            <text:p>5</text:p>
          </table:table-cell>
          <table:table-cell table:formula="of:=SQRT(([pos.$E21]-[pos.$C$21])^2+([pos.$F21]-[pos.$D$21])^2)" office:value-type="float" office:value="0" calcext:value-type="float">
            <text:p>0</text:p>
          </table:table-cell>
          <table:table-cell table:formula="of:=SQRT(([pos.$E21]-[pos.$C$22])^2+([pos.$F21]-[pos.$D$22])^2)" office:value-type="float" office:value="7" calcext:value-type="float">
            <text:p>7</text:p>
          </table:table-cell>
          <table:table-cell table:formula="of:=SQRT(([pos.$E21]-[pos.$C$23])^2+([pos.$F21]-[pos.$D$23])^2)" office:value-type="float" office:value="8.06225774829855" calcext:value-type="float">
            <text:p>8.0622577483</text:p>
          </table:table-cell>
          <table:table-cell table:formula="of:=SQRT(([pos.$E21]-[pos.$C$24])^2+([pos.$F21]-[pos.$D$24])^2)" office:value-type="float" office:value="8.94427190999916" calcext:value-type="float">
            <text:p>8.94427191</text:p>
          </table:table-cell>
          <table:table-cell table:formula="of:=SQRT(([pos.$E21]-[pos.$C$25])^2+([pos.$F21]-[pos.$D$25])^2)" office:value-type="float" office:value="8.06225774829855" calcext:value-type="float">
            <text:p>8.0622577483</text:p>
          </table:table-cell>
          <table:table-cell table:formula="of:=SQRT(([pos.$E21]-[pos.$C$26])^2+([pos.$F21]-[pos.$D$26])^2)" office:value-type="float" office:value="8.06225774829855" calcext:value-type="float">
            <text:p>8.0622577483</text:p>
          </table:table-cell>
          <table:table-cell table:formula="of:=SQRT(([pos.$E21]-[pos.$C$27])^2+([pos.$F21]-[pos.$D$27])^2)" office:value-type="float" office:value="9.21954445729289" calcext:value-type="float">
            <text:p>9.2195444573</text:p>
          </table:table-cell>
          <table:table-cell table:formula="of:=SQRT(([pos.$E21]-[pos.$C$28])^2+([pos.$F21]-[pos.$D$28])^2)" office:value-type="float" office:value="9.21954445729289" calcext:value-type="float">
            <text:p>9.2195444573</text:p>
          </table:table-cell>
        </table:table-row>
        <table:table-row table:style-name="ro1">
          <table:table-cell/>
          <table:table-cell office:value-type="string" calcext:value-type="string">
            <text:p>Take bottom</text:p>
          </table:table-cell>
          <table:table-cell table:formula="of:=SQRT(([pos.E22]-[pos.C$6])^2+([pos.F22]-[pos.D$6])^2)" office:value-type="float" office:value="7" calcext:value-type="float">
            <text:p>7</text:p>
          </table:table-cell>
          <table:table-cell table:formula="of:=SQRT(([pos.$E22]-[pos.$C$7])^2+([pos.$F22]-[pos.$D$7])^2)" office:value-type="float" office:value="7.61577310586391" calcext:value-type="float">
            <text:p>7.6157731059</text:p>
          </table:table-cell>
          <table:table-cell table:formula="of:=SQRT(([pos.$E22]-[pos.$C$8])^2+([pos.$F22]-[pos.$D$8])^2)" office:value-type="float" office:value="9.21954445729289" calcext:value-type="float">
            <text:p>9.2195444573</text:p>
          </table:table-cell>
          <table:table-cell table:formula="of:=SQRT(([pos.$E22]-[pos.$C$9])^2+([pos.$F22]-[pos.$D$9])^2)" office:value-type="float" office:value="7.61577310586391" calcext:value-type="float">
            <text:p>7.6157731059</text:p>
          </table:table-cell>
          <table:table-cell table:formula="of:=SQRT(([pos.$E22]-[pos.$C$10])^2+([pos.$F22]-[pos.$D$10])^2)" office:value-type="float" office:value="7.61577310586391" calcext:value-type="float">
            <text:p>7.6157731059</text:p>
          </table:table-cell>
          <table:table-cell table:formula="of:=SQRT(([pos.$E22]-[pos.$C$11])^2+([pos.$F22]-[pos.$D$11])^2)" office:value-type="float" office:value="7.61577310586391" calcext:value-type="float">
            <text:p>7.6157731059</text:p>
          </table:table-cell>
          <table:table-cell table:formula="of:=SQRT(([pos.$E22]-[pos.$C$12])^2+([pos.$F22]-[pos.$D$12])^2)" office:value-type="float" office:value="7.61577310586391" calcext:value-type="float">
            <text:p>7.6157731059</text:p>
          </table:table-cell>
          <table:table-cell table:formula="of:=SQRT(([pos.$E22]-[pos.$C$13])^2+([pos.$F22]-[pos.$D$13])^2)" office:value-type="float" office:value="7.61577310586391" calcext:value-type="float">
            <text:p>7.6157731059</text:p>
          </table:table-cell>
          <table:table-cell table:formula="of:=SQRT(([pos.$E22]-[pos.$C$14])^2+([pos.$F22]-[pos.$D$14])^2)" office:value-type="float" office:value="4" calcext:value-type="float">
            <text:p>4</text:p>
          </table:table-cell>
          <table:table-cell table:formula="of:=SQRT(([pos.$E22]-[pos.$C$15])^2+([pos.$F22]-[pos.$D$15])^2)" office:value-type="float" office:value="3" calcext:value-type="float">
            <text:p>3</text:p>
          </table:table-cell>
          <table:table-cell table:formula="of:=SQRT(([pos.$E22]-[pos.$C$16])^2+([pos.$F22]-[pos.$D$16])^2)" office:value-type="float" office:value="4" calcext:value-type="float">
            <text:p>4</text:p>
          </table:table-cell>
          <table:table-cell table:formula="of:=SQRT(([pos.$E22]-[pos.$C$17])^2+([pos.$F22]-[pos.$D$17])^2)" office:value-type="float" office:value="4" calcext:value-type="float">
            <text:p>4</text:p>
          </table:table-cell>
          <table:table-cell table:formula="of:=SQRT(([pos.$E22]-[pos.$C$18])^2+([pos.$F22]-[pos.$D$18])^2)" office:value-type="float" office:value="7.28010988928052" calcext:value-type="float">
            <text:p>7.2801098893</text:p>
          </table:table-cell>
          <table:table-cell table:formula="of:=SQRT(([pos.$E22]-[pos.$C$19])^2+([pos.$F22]-[pos.$D$19])^2)" office:value-type="float" office:value="7" calcext:value-type="float">
            <text:p>7</text:p>
          </table:table-cell>
          <table:table-cell table:formula="of:=SQRT(([pos.$E22]-[pos.$C$20])^2+([pos.$F22]-[pos.$D$20])^2)" office:value-type="float" office:value="4.24264068711929" calcext:value-type="float">
            <text:p>4.2426406871</text:p>
          </table:table-cell>
          <table:table-cell table:formula="of:=SQRT(([pos.$E22]-[pos.$C$21])^2+([pos.$F22]-[pos.$D$21])^2)" office:value-type="float" office:value="7" calcext:value-type="float">
            <text:p>7</text:p>
          </table:table-cell>
          <table:table-cell table:formula="of:=SQRT(([pos.$E22]-[pos.$C$22])^2+([pos.$F22]-[pos.$D$22])^2)" office:value-type="float" office:value="0" calcext:value-type="float">
            <text:p>0</text:p>
          </table:table-cell>
          <table:table-cell table:formula="of:=SQRT(([pos.$E22]-[pos.$C$23])^2+([pos.$F22]-[pos.$D$23])^2)" office:value-type="float" office:value="7.61577310586391" calcext:value-type="float">
            <text:p>7.6157731059</text:p>
          </table:table-cell>
          <table:table-cell table:formula="of:=SQRT(([pos.$E22]-[pos.$C$24])^2+([pos.$F22]-[pos.$D$24])^2)" office:value-type="float" office:value="4.12310562561766" calcext:value-type="float">
            <text:p>4.1231056256</text:p>
          </table:table-cell>
          <table:table-cell table:formula="of:=SQRT(([pos.$E22]-[pos.$C$25])^2+([pos.$F22]-[pos.$D$25])^2)" office:value-type="float" office:value="7.61577310586391" calcext:value-type="float">
            <text:p>7.6157731059</text:p>
          </table:table-cell>
          <table:table-cell table:formula="of:=SQRT(([pos.$E22]-[pos.$C$26])^2+([pos.$F22]-[pos.$D$26])^2)" office:value-type="float" office:value="7.61577310586391" calcext:value-type="float">
            <text:p>7.6157731059</text:p>
          </table:table-cell>
          <table:table-cell table:formula="of:=SQRT(([pos.$E22]-[pos.$C$27])^2+([pos.$F22]-[pos.$D$27])^2)" office:value-type="float" office:value="7.07106781186548" calcext:value-type="float">
            <text:p>7.0710678119</text:p>
          </table:table-cell>
          <table:table-cell table:formula="of:=SQRT(([pos.$E22]-[pos.$C$28])^2+([pos.$F22]-[pos.$D$28])^2)" office:value-type="float" office:value="7.07106781186548" calcext:value-type="float">
            <text:p>7.0710678119</text:p>
          </table:table-cell>
        </table:table-row>
        <table:table-row table:style-name="ro1">
          <table:table-cell/>
          <table:table-cell office:value-type="string" calcext:value-type="string">
            <text:p>Put bottom in fixture</text:p>
          </table:table-cell>
          <table:table-cell table:formula="of:=SQRT(([pos.E23]-[pos.C$6])^2+([pos.F23]-[pos.D$6])^2)" office:value-type="float" office:value="8.06225774829855" calcext:value-type="float">
            <text:p>8.0622577483</text:p>
          </table:table-cell>
          <table:table-cell table:formula="of:=SQRT(([pos.$E23]-[pos.$C$7])^2+([pos.$F23]-[pos.$D$7])^2)" office:value-type="float" office:value="0" calcext:value-type="float">
            <text:p>0</text:p>
          </table:table-cell>
          <table:table-cell table:formula="of:=SQRT(([pos.$E23]-[pos.$C$8])^2+([pos.$F23]-[pos.$D$8])^2)" office:value-type="float" office:value="3" calcext:value-type="float">
            <text:p>3</text:p>
          </table:table-cell>
          <table:table-cell table:formula="of:=SQRT(([pos.$E23]-[pos.$C$9])^2+([pos.$F23]-[pos.$D$9])^2)" office:value-type="float" office:value="0" calcext:value-type="float">
            <text:p>0</text:p>
          </table:table-cell>
          <table:table-cell table:formula="of:=SQRT(([pos.$E23]-[pos.$C$10])^2+([pos.$F23]-[pos.$D$10])^2)" office:value-type="float" office:value="0" calcext:value-type="float">
            <text:p>0</text:p>
          </table:table-cell>
          <table:table-cell table:formula="of:=SQRT(([pos.$E23]-[pos.$C$11])^2+([pos.$F23]-[pos.$D$11])^2)" office:value-type="float" office:value="0" calcext:value-type="float">
            <text:p>0</text:p>
          </table:table-cell>
          <table:table-cell table:formula="of:=SQRT(([pos.$E23]-[pos.$C$12])^2+([pos.$F23]-[pos.$D$12])^2)" office:value-type="float" office:value="0" calcext:value-type="float">
            <text:p>0</text:p>
          </table:table-cell>
          <table:table-cell table:formula="of:=SQRT(([pos.$E23]-[pos.$C$13])^2+([pos.$F23]-[pos.$D$13])^2)" office:value-type="float" office:value="0" calcext:value-type="float">
            <text:p>0</text:p>
          </table:table-cell>
          <table:table-cell table:formula="of:=SQRT(([pos.$E23]-[pos.$C$14])^2+([pos.$F23]-[pos.$D$14])^2)" office:value-type="float" office:value="7.07106781186548" calcext:value-type="float">
            <text:p>7.0710678119</text:p>
          </table:table-cell>
          <table:table-cell table:formula="of:=SQRT(([pos.$E23]-[pos.$C$15])^2+([pos.$F23]-[pos.$D$15])^2)" office:value-type="float" office:value="9.21954445729289" calcext:value-type="float">
            <text:p>9.2195444573</text:p>
          </table:table-cell>
          <table:table-cell table:formula="of:=SQRT(([pos.$E23]-[pos.$C$16])^2+([pos.$F23]-[pos.$D$16])^2)" office:value-type="float" office:value="7.07106781186548" calcext:value-type="float">
            <text:p>7.0710678119</text:p>
          </table:table-cell>
          <table:table-cell table:formula="of:=SQRT(([pos.$E23]-[pos.$C$17])^2+([pos.$F23]-[pos.$D$17])^2)" office:value-type="float" office:value="7.07106781186548" calcext:value-type="float">
            <text:p>7.0710678119</text:p>
          </table:table-cell>
          <table:table-cell table:formula="of:=SQRT(([pos.$E23]-[pos.$C$18])^2+([pos.$F23]-[pos.$D$18])^2)" office:value-type="float" office:value="1" calcext:value-type="float">
            <text:p>1</text:p>
          </table:table-cell>
          <table:table-cell table:formula="of:=SQRT(([pos.$E23]-[pos.$C$19])^2+([pos.$F23]-[pos.$D$19])^2)" office:value-type="float" office:value="8.06225774829855" calcext:value-type="float">
            <text:p>8.0622577483</text:p>
          </table:table-cell>
          <table:table-cell table:formula="of:=SQRT(([pos.$E23]-[pos.$C$20])^2+([pos.$F23]-[pos.$D$20])^2)" office:value-type="float" office:value="10" calcext:value-type="float">
            <text:p>10</text:p>
          </table:table-cell>
          <table:table-cell table:formula="of:=SQRT(([pos.$E23]-[pos.$C$21])^2+([pos.$F23]-[pos.$D$21])^2)" office:value-type="float" office:value="8.06225774829855" calcext:value-type="float">
            <text:p>8.0622577483</text:p>
          </table:table-cell>
          <table:table-cell table:formula="of:=SQRT(([pos.$E23]-[pos.$C$22])^2+([pos.$F23]-[pos.$D$22])^2)" office:value-type="float" office:value="7.61577310586391" calcext:value-type="float">
            <text:p>7.6157731059</text:p>
          </table:table-cell>
          <table:table-cell table:formula="of:=SQRT(([pos.$E23]-[pos.$C$23])^2+([pos.$F23]-[pos.$D$23])^2)" office:value-type="float" office:value="0" calcext:value-type="float">
            <text:p>0</text:p>
          </table:table-cell>
          <table:table-cell table:formula="of:=SQRT(([pos.$E23]-[pos.$C$24])^2+([pos.$F23]-[pos.$D$24])^2)" office:value-type="float" office:value="5" calcext:value-type="float">
            <text:p>5</text:p>
          </table:table-cell>
          <table:table-cell table:formula="of:=SQRT(([pos.$E23]-[pos.$C$25])^2+([pos.$F23]-[pos.$D$25])^2)" office:value-type="float" office:value="0" calcext:value-type="float">
            <text:p>0</text:p>
          </table:table-cell>
          <table:table-cell table:formula="of:=SQRT(([pos.$E23]-[pos.$C$26])^2+([pos.$F23]-[pos.$D$26])^2)" office:value-type="float" office:value="0" calcext:value-type="float">
            <text:p>0</text:p>
          </table:table-cell>
          <table:table-cell table:formula="of:=SQRT(([pos.$E23]-[pos.$C$27])^2+([pos.$F23]-[pos.$D$27])^2)" office:value-type="float" office:value="2" calcext:value-type="float">
            <text:p>2</text:p>
          </table:table-cell>
          <table:table-cell table:formula="of:=SQRT(([pos.$E23]-[pos.$C$28])^2+([pos.$F23]-[pos.$D$28])^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ake switch</text:p>
          </table:table-cell>
          <table:table-cell table:formula="of:=SQRT(([pos.E24]-[pos.C$6])^2+([pos.F24]-[pos.D$6])^2)" office:value-type="float" office:value="8.94427190999916" calcext:value-type="float">
            <text:p>8.94427191</text:p>
          </table:table-cell>
          <table:table-cell table:formula="of:=SQRT(([pos.$E24]-[pos.$C$7])^2+([pos.$F24]-[pos.$D$7])^2)" office:value-type="float" office:value="5" calcext:value-type="float">
            <text:p>5</text:p>
          </table:table-cell>
          <table:table-cell table:formula="of:=SQRT(([pos.$E24]-[pos.$C$8])^2+([pos.$F24]-[pos.$D$8])^2)" office:value-type="float" office:value="7.61577310586391" calcext:value-type="float">
            <text:p>7.6157731059</text:p>
          </table:table-cell>
          <table:table-cell table:formula="of:=SQRT(([pos.$E24]-[pos.$C$9])^2+([pos.$F24]-[pos.$D$9])^2)" office:value-type="float" office:value="5" calcext:value-type="float">
            <text:p>5</text:p>
          </table:table-cell>
          <table:table-cell table:formula="of:=SQRT(([pos.$E24]-[pos.$C$10])^2+([pos.$F24]-[pos.$D$10])^2)" office:value-type="float" office:value="5" calcext:value-type="float">
            <text:p>5</text:p>
          </table:table-cell>
          <table:table-cell table:formula="of:=SQRT(([pos.$E24]-[pos.$C$11])^2+([pos.$F24]-[pos.$D$11])^2)" office:value-type="float" office:value="5" calcext:value-type="float">
            <text:p>5</text:p>
          </table:table-cell>
          <table:table-cell table:formula="of:=SQRT(([pos.$E24]-[pos.$C$12])^2+([pos.$F24]-[pos.$D$12])^2)" office:value-type="float" office:value="5" calcext:value-type="float">
            <text:p>5</text:p>
          </table:table-cell>
          <table:table-cell table:formula="of:=SQRT(([pos.$E24]-[pos.$C$13])^2+([pos.$F24]-[pos.$D$13])^2)" office:value-type="float" office:value="5" calcext:value-type="float">
            <text:p>5</text:p>
          </table:table-cell>
          <table:table-cell table:formula="of:=SQRT(([pos.$E24]-[pos.$C$14])^2+([pos.$F24]-[pos.$D$14])^2)" office:value-type="float" office:value="6.40312423743285" calcext:value-type="float">
            <text:p>6.4031242374</text:p>
          </table:table-cell>
          <table:table-cell table:formula="of:=SQRT(([pos.$E24]-[pos.$C$15])^2+([pos.$F24]-[pos.$D$15])^2)" office:value-type="float" office:value="4.47213595499958" calcext:value-type="float">
            <text:p>4.472135955</text:p>
          </table:table-cell>
          <table:table-cell table:formula="of:=SQRT(([pos.$E24]-[pos.$C$16])^2+([pos.$F24]-[pos.$D$16])^2)" office:value-type="float" office:value="6.40312423743285" calcext:value-type="float">
            <text:p>6.4031242374</text:p>
          </table:table-cell>
          <table:table-cell table:formula="of:=SQRT(([pos.$E24]-[pos.$C$17])^2+([pos.$F24]-[pos.$D$17])^2)" office:value-type="float" office:value="6.40312423743285" calcext:value-type="float">
            <text:p>6.4031242374</text:p>
          </table:table-cell>
          <table:table-cell table:formula="of:=SQRT(([pos.$E24]-[pos.$C$18])^2+([pos.$F24]-[pos.$D$18])^2)" office:value-type="float" office:value="4.24264068711929" calcext:value-type="float">
            <text:p>4.2426406871</text:p>
          </table:table-cell>
          <table:table-cell table:formula="of:=SQRT(([pos.$E24]-[pos.$C$19])^2+([pos.$F24]-[pos.$D$19])^2)" office:value-type="float" office:value="8.94427190999916" calcext:value-type="float">
            <text:p>8.94427191</text:p>
          </table:table-cell>
          <table:table-cell table:formula="of:=SQRT(([pos.$E24]-[pos.$C$20])^2+([pos.$F24]-[pos.$D$20])^2)" office:value-type="float" office:value="8.06225774829855" calcext:value-type="float">
            <text:p>8.0622577483</text:p>
          </table:table-cell>
          <table:table-cell table:formula="of:=SQRT(([pos.$E24]-[pos.$C$21])^2+([pos.$F24]-[pos.$D$21])^2)" office:value-type="float" office:value="8.94427190999916" calcext:value-type="float">
            <text:p>8.94427191</text:p>
          </table:table-cell>
          <table:table-cell table:formula="of:=SQRT(([pos.$E24]-[pos.$C$22])^2+([pos.$F24]-[pos.$D$22])^2)" office:value-type="float" office:value="4.12310562561766" calcext:value-type="float">
            <text:p>4.1231056256</text:p>
          </table:table-cell>
          <table:table-cell table:formula="of:=SQRT(([pos.$E24]-[pos.$C$23])^2+([pos.$F24]-[pos.$D$23])^2)" office:value-type="float" office:value="5" calcext:value-type="float">
            <text:p>5</text:p>
          </table:table-cell>
          <table:table-cell table:formula="of:=SQRT(([pos.$E24]-[pos.$C$24])^2+([pos.$F24]-[pos.$D$24])^2)" office:value-type="float" office:value="0" calcext:value-type="float">
            <text:p>0</text:p>
          </table:table-cell>
          <table:table-cell table:formula="of:=SQRT(([pos.$E24]-[pos.$C$25])^2+([pos.$F24]-[pos.$D$25])^2)" office:value-type="float" office:value="5" calcext:value-type="float">
            <text:p>5</text:p>
          </table:table-cell>
          <table:table-cell table:formula="of:=SQRT(([pos.$E24]-[pos.$C$26])^2+([pos.$F24]-[pos.$D$26])^2)" office:value-type="float" office:value="5" calcext:value-type="float">
            <text:p>5</text:p>
          </table:table-cell>
          <table:table-cell table:formula="of:=SQRT(([pos.$E24]-[pos.$C$27])^2+([pos.$F24]-[pos.$D$27])^2)" office:value-type="float" office:value="3.60555127546399" calcext:value-type="float">
            <text:p>3.6055512755</text:p>
          </table:table-cell>
          <table:table-cell table:formula="of:=SQRT(([pos.$E24]-[pos.$C$28])^2+([pos.$F24]-[pos.$D$28])^2)" office:value-type="float" office:value="3.60555127546399" calcext:value-type="float">
            <text:p>3.6055512755</text:p>
          </table:table-cell>
        </table:table-row>
        <table:table-row table:style-name="ro1">
          <table:table-cell/>
          <table:table-cell office:value-type="string" calcext:value-type="string">
            <text:p>Mount switch in bottom</text:p>
          </table:table-cell>
          <table:table-cell table:formula="of:=SQRT(([pos.E25]-[pos.C$6])^2+([pos.F25]-[pos.D$6])^2)" office:value-type="float" office:value="8.06225774829855" calcext:value-type="float">
            <text:p>8.0622577483</text:p>
          </table:table-cell>
          <table:table-cell table:formula="of:=SQRT(([pos.$E25]-[pos.$C$7])^2+([pos.$F25]-[pos.$D$7])^2)" office:value-type="float" office:value="0" calcext:value-type="float">
            <text:p>0</text:p>
          </table:table-cell>
          <table:table-cell table:formula="of:=SQRT(([pos.$E25]-[pos.$C$8])^2+([pos.$F25]-[pos.$D$8])^2)" office:value-type="float" office:value="3" calcext:value-type="float">
            <text:p>3</text:p>
          </table:table-cell>
          <table:table-cell table:formula="of:=SQRT(([pos.$E25]-[pos.$C$9])^2+([pos.$F25]-[pos.$D$9])^2)" office:value-type="float" office:value="0" calcext:value-type="float">
            <text:p>0</text:p>
          </table:table-cell>
          <table:table-cell table:formula="of:=SQRT(([pos.$E25]-[pos.$C$10])^2+([pos.$F25]-[pos.$D$10])^2)" office:value-type="float" office:value="0" calcext:value-type="float">
            <text:p>0</text:p>
          </table:table-cell>
          <table:table-cell table:formula="of:=SQRT(([pos.$E25]-[pos.$C$11])^2+([pos.$F25]-[pos.$D$11])^2)" office:value-type="float" office:value="0" calcext:value-type="float">
            <text:p>0</text:p>
          </table:table-cell>
          <table:table-cell table:formula="of:=SQRT(([pos.$E25]-[pos.$C$12])^2+([pos.$F25]-[pos.$D$12])^2)" office:value-type="float" office:value="0" calcext:value-type="float">
            <text:p>0</text:p>
          </table:table-cell>
          <table:table-cell table:formula="of:=SQRT(([pos.$E25]-[pos.$C$13])^2+([pos.$F25]-[pos.$D$13])^2)" office:value-type="float" office:value="0" calcext:value-type="float">
            <text:p>0</text:p>
          </table:table-cell>
          <table:table-cell table:formula="of:=SQRT(([pos.$E25]-[pos.$C$14])^2+([pos.$F25]-[pos.$D$14])^2)" office:value-type="float" office:value="7.07106781186548" calcext:value-type="float">
            <text:p>7.0710678119</text:p>
          </table:table-cell>
          <table:table-cell table:formula="of:=SQRT(([pos.$E25]-[pos.$C$15])^2+([pos.$F25]-[pos.$D$15])^2)" office:value-type="float" office:value="9.21954445729289" calcext:value-type="float">
            <text:p>9.2195444573</text:p>
          </table:table-cell>
          <table:table-cell table:formula="of:=SQRT(([pos.$E25]-[pos.$C$16])^2+([pos.$F25]-[pos.$D$16])^2)" office:value-type="float" office:value="7.07106781186548" calcext:value-type="float">
            <text:p>7.0710678119</text:p>
          </table:table-cell>
          <table:table-cell table:formula="of:=SQRT(([pos.$E25]-[pos.$C$17])^2+([pos.$F25]-[pos.$D$17])^2)" office:value-type="float" office:value="7.07106781186548" calcext:value-type="float">
            <text:p>7.0710678119</text:p>
          </table:table-cell>
          <table:table-cell table:formula="of:=SQRT(([pos.$E25]-[pos.$C$18])^2+([pos.$F25]-[pos.$D$18])^2)" office:value-type="float" office:value="1" calcext:value-type="float">
            <text:p>1</text:p>
          </table:table-cell>
          <table:table-cell table:formula="of:=SQRT(([pos.$E25]-[pos.$C$19])^2+([pos.$F25]-[pos.$D$19])^2)" office:value-type="float" office:value="8.06225774829855" calcext:value-type="float">
            <text:p>8.0622577483</text:p>
          </table:table-cell>
          <table:table-cell table:formula="of:=SQRT(([pos.$E25]-[pos.$C$20])^2+([pos.$F25]-[pos.$D$20])^2)" office:value-type="float" office:value="10" calcext:value-type="float">
            <text:p>10</text:p>
          </table:table-cell>
          <table:table-cell table:formula="of:=SQRT(([pos.$E25]-[pos.$C$21])^2+([pos.$F25]-[pos.$D$21])^2)" office:value-type="float" office:value="8.06225774829855" calcext:value-type="float">
            <text:p>8.0622577483</text:p>
          </table:table-cell>
          <table:table-cell table:formula="of:=SQRT(([pos.$E25]-[pos.$C$22])^2+([pos.$F25]-[pos.$D$22])^2)" office:value-type="float" office:value="7.61577310586391" calcext:value-type="float">
            <text:p>7.6157731059</text:p>
          </table:table-cell>
          <table:table-cell table:formula="of:=SQRT(([pos.$E25]-[pos.$C$23])^2+([pos.$F25]-[pos.$D$23])^2)" office:value-type="float" office:value="0" calcext:value-type="float">
            <text:p>0</text:p>
          </table:table-cell>
          <table:table-cell table:formula="of:=SQRT(([pos.$E25]-[pos.$C$24])^2+([pos.$F25]-[pos.$D$24])^2)" office:value-type="float" office:value="5" calcext:value-type="float">
            <text:p>5</text:p>
          </table:table-cell>
          <table:table-cell table:formula="of:=SQRT(([pos.$E25]-[pos.$C$25])^2+([pos.$F25]-[pos.$D$25])^2)" office:value-type="float" office:value="0" calcext:value-type="float">
            <text:p>0</text:p>
          </table:table-cell>
          <table:table-cell table:formula="of:=SQRT(([pos.$E25]-[pos.$C$26])^2+([pos.$F25]-[pos.$D$26])^2)" office:value-type="float" office:value="0" calcext:value-type="float">
            <text:p>0</text:p>
          </table:table-cell>
          <table:table-cell table:formula="of:=SQRT(([pos.$E25]-[pos.$C$27])^2+([pos.$F25]-[pos.$D$27])^2)" office:value-type="float" office:value="2" calcext:value-type="float">
            <text:p>2</text:p>
          </table:table-cell>
          <table:table-cell table:formula="of:=SQRT(([pos.$E25]-[pos.$C$28])^2+([pos.$F25]-[pos.$D$28])^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ake bottom-switch</text:p>
          </table:table-cell>
          <table:table-cell table:formula="of:=SQRT(([pos.E26]-[pos.C$6])^2+([pos.F26]-[pos.D$6])^2)" office:value-type="float" office:value="8.06225774829855" calcext:value-type="float">
            <text:p>8.0622577483</text:p>
          </table:table-cell>
          <table:table-cell table:formula="of:=SQRT(([pos.$E26]-[pos.$C$7])^2+([pos.$F26]-[pos.$D$7])^2)" office:value-type="float" office:value="0" calcext:value-type="float">
            <text:p>0</text:p>
          </table:table-cell>
          <table:table-cell table:formula="of:=SQRT(([pos.$E26]-[pos.$C$8])^2+([pos.$F26]-[pos.$D$8])^2)" office:value-type="float" office:value="3" calcext:value-type="float">
            <text:p>3</text:p>
          </table:table-cell>
          <table:table-cell table:formula="of:=SQRT(([pos.$E26]-[pos.$C$9])^2+([pos.$F26]-[pos.$D$9])^2)" office:value-type="float" office:value="0" calcext:value-type="float">
            <text:p>0</text:p>
          </table:table-cell>
          <table:table-cell table:formula="of:=SQRT(([pos.$E26]-[pos.$C$10])^2+([pos.$F26]-[pos.$D$10])^2)" office:value-type="float" office:value="0" calcext:value-type="float">
            <text:p>0</text:p>
          </table:table-cell>
          <table:table-cell table:formula="of:=SQRT(([pos.$E26]-[pos.$C$11])^2+([pos.$F26]-[pos.$D$11])^2)" office:value-type="float" office:value="0" calcext:value-type="float">
            <text:p>0</text:p>
          </table:table-cell>
          <table:table-cell table:formula="of:=SQRT(([pos.$E26]-[pos.$C$12])^2+([pos.$F26]-[pos.$D$12])^2)" office:value-type="float" office:value="0" calcext:value-type="float">
            <text:p>0</text:p>
          </table:table-cell>
          <table:table-cell table:formula="of:=SQRT(([pos.$E26]-[pos.$C$13])^2+([pos.$F26]-[pos.$D$13])^2)" office:value-type="float" office:value="0" calcext:value-type="float">
            <text:p>0</text:p>
          </table:table-cell>
          <table:table-cell table:formula="of:=SQRT(([pos.$E26]-[pos.$C$14])^2+([pos.$F26]-[pos.$D$14])^2)" office:value-type="float" office:value="7.07106781186548" calcext:value-type="float">
            <text:p>7.0710678119</text:p>
          </table:table-cell>
          <table:table-cell table:formula="of:=SQRT(([pos.$E26]-[pos.$C$15])^2+([pos.$F26]-[pos.$D$15])^2)" office:value-type="float" office:value="9.21954445729289" calcext:value-type="float">
            <text:p>9.2195444573</text:p>
          </table:table-cell>
          <table:table-cell table:formula="of:=SQRT(([pos.$E26]-[pos.$C$16])^2+([pos.$F26]-[pos.$D$16])^2)" office:value-type="float" office:value="7.07106781186548" calcext:value-type="float">
            <text:p>7.0710678119</text:p>
          </table:table-cell>
          <table:table-cell table:formula="of:=SQRT(([pos.$E26]-[pos.$C$17])^2+([pos.$F26]-[pos.$D$17])^2)" office:value-type="float" office:value="7.07106781186548" calcext:value-type="float">
            <text:p>7.0710678119</text:p>
          </table:table-cell>
          <table:table-cell table:formula="of:=SQRT(([pos.$E26]-[pos.$C$18])^2+([pos.$F26]-[pos.$D$18])^2)" office:value-type="float" office:value="1" calcext:value-type="float">
            <text:p>1</text:p>
          </table:table-cell>
          <table:table-cell table:formula="of:=SQRT(([pos.$E26]-[pos.$C$19])^2+([pos.$F26]-[pos.$D$19])^2)" office:value-type="float" office:value="8.06225774829855" calcext:value-type="float">
            <text:p>8.0622577483</text:p>
          </table:table-cell>
          <table:table-cell table:formula="of:=SQRT(([pos.$E26]-[pos.$C$20])^2+([pos.$F26]-[pos.$D$20])^2)" office:value-type="float" office:value="10" calcext:value-type="float">
            <text:p>10</text:p>
          </table:table-cell>
          <table:table-cell table:formula="of:=SQRT(([pos.$E26]-[pos.$C$21])^2+([pos.$F26]-[pos.$D$21])^2)" office:value-type="float" office:value="8.06225774829855" calcext:value-type="float">
            <text:p>8.0622577483</text:p>
          </table:table-cell>
          <table:table-cell table:formula="of:=SQRT(([pos.$E26]-[pos.$C$22])^2+([pos.$F26]-[pos.$D$22])^2)" office:value-type="float" office:value="7.61577310586391" calcext:value-type="float">
            <text:p>7.6157731059</text:p>
          </table:table-cell>
          <table:table-cell table:formula="of:=SQRT(([pos.$E26]-[pos.$C$23])^2+([pos.$F26]-[pos.$D$23])^2)" office:value-type="float" office:value="0" calcext:value-type="float">
            <text:p>0</text:p>
          </table:table-cell>
          <table:table-cell table:formula="of:=SQRT(([pos.$E26]-[pos.$C$24])^2+([pos.$F26]-[pos.$D$24])^2)" office:value-type="float" office:value="5" calcext:value-type="float">
            <text:p>5</text:p>
          </table:table-cell>
          <table:table-cell table:formula="of:=SQRT(([pos.$E26]-[pos.$C$25])^2+([pos.$F26]-[pos.$D$25])^2)" office:value-type="float" office:value="0" calcext:value-type="float">
            <text:p>0</text:p>
          </table:table-cell>
          <table:table-cell table:formula="of:=SQRT(([pos.$E26]-[pos.$C$26])^2+([pos.$F26]-[pos.$D$26])^2)" office:value-type="float" office:value="0" calcext:value-type="float">
            <text:p>0</text:p>
          </table:table-cell>
          <table:table-cell table:formula="of:=SQRT(([pos.$E26]-[pos.$C$27])^2+([pos.$F26]-[pos.$D$27])^2)" office:value-type="float" office:value="2" calcext:value-type="float">
            <text:p>2</text:p>
          </table:table-cell>
          <table:table-cell table:formula="of:=SQRT(([pos.$E26]-[pos.$C$28])^2+([pos.$F26]-[pos.$D$28])^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ut bottom-switch on table</text:p>
          </table:table-cell>
          <table:table-cell table:formula="of:=SQRT(([pos.E27]-[pos.C$6])^2+([pos.F27]-[pos.D$6])^2)" office:value-type="float" office:value="9.21954445729289" calcext:value-type="float">
            <text:p>9.2195444573</text:p>
          </table:table-cell>
          <table:table-cell table:formula="of:=SQRT(([pos.$E27]-[pos.$C$7])^2+([pos.$F27]-[pos.$D$7])^2)" office:value-type="float" office:value="2" calcext:value-type="float">
            <text:p>2</text:p>
          </table:table-cell>
          <table:table-cell table:formula="of:=SQRT(([pos.$E27]-[pos.$C$8])^2+([pos.$F27]-[pos.$D$8])^2)" office:value-type="float" office:value="5" calcext:value-type="float">
            <text:p>5</text:p>
          </table:table-cell>
          <table:table-cell table:formula="of:=SQRT(([pos.$E27]-[pos.$C$9])^2+([pos.$F27]-[pos.$D$9])^2)" office:value-type="float" office:value="2" calcext:value-type="float">
            <text:p>2</text:p>
          </table:table-cell>
          <table:table-cell table:formula="of:=SQRT(([pos.$E27]-[pos.$C$10])^2+([pos.$F27]-[pos.$D$10])^2)" office:value-type="float" office:value="2" calcext:value-type="float">
            <text:p>2</text:p>
          </table:table-cell>
          <table:table-cell table:formula="of:=SQRT(([pos.$E27]-[pos.$C$11])^2+([pos.$F27]-[pos.$D$11])^2)" office:value-type="float" office:value="2" calcext:value-type="float">
            <text:p>2</text:p>
          </table:table-cell>
          <table:table-cell table:formula="of:=SQRT(([pos.$E27]-[pos.$C$12])^2+([pos.$F27]-[pos.$D$12])^2)" office:value-type="float" office:value="2" calcext:value-type="float">
            <text:p>2</text:p>
          </table:table-cell>
          <table:table-cell table:formula="of:=SQRT(([pos.$E27]-[pos.$C$13])^2+([pos.$F27]-[pos.$D$13])^2)" office:value-type="float" office:value="2" calcext:value-type="float">
            <text:p>2</text:p>
          </table:table-cell>
          <table:table-cell table:formula="of:=SQRT(([pos.$E27]-[pos.$C$14])^2+([pos.$F27]-[pos.$D$14])^2)" office:value-type="float" office:value="7.61577310586391" calcext:value-type="float">
            <text:p>7.6157731059</text:p>
          </table:table-cell>
          <table:table-cell table:formula="of:=SQRT(([pos.$E27]-[pos.$C$15])^2+([pos.$F27]-[pos.$D$15])^2)" office:value-type="float" office:value="8.06225774829855" calcext:value-type="float">
            <text:p>8.0622577483</text:p>
          </table:table-cell>
          <table:table-cell table:formula="of:=SQRT(([pos.$E27]-[pos.$C$16])^2+([pos.$F27]-[pos.$D$16])^2)" office:value-type="float" office:value="7.61577310586391" calcext:value-type="float">
            <text:p>7.6157731059</text:p>
          </table:table-cell>
          <table:table-cell table:formula="of:=SQRT(([pos.$E27]-[pos.$C$17])^2+([pos.$F27]-[pos.$D$17])^2)" office:value-type="float" office:value="7.61577310586391" calcext:value-type="float">
            <text:p>7.6157731059</text:p>
          </table:table-cell>
          <table:table-cell table:formula="of:=SQRT(([pos.$E27]-[pos.$C$18])^2+([pos.$F27]-[pos.$D$18])^2)" office:value-type="float" office:value="1" calcext:value-type="float">
            <text:p>1</text:p>
          </table:table-cell>
          <table:table-cell table:formula="of:=SQRT(([pos.$E27]-[pos.$C$19])^2+([pos.$F27]-[pos.$D$19])^2)" office:value-type="float" office:value="9.21954445729289" calcext:value-type="float">
            <text:p>9.2195444573</text:p>
          </table:table-cell>
          <table:table-cell table:formula="of:=SQRT(([pos.$E27]-[pos.$C$20])^2+([pos.$F27]-[pos.$D$20])^2)" office:value-type="float" office:value="10.1980390271856" calcext:value-type="float">
            <text:p>10.1980390272</text:p>
          </table:table-cell>
          <table:table-cell table:formula="of:=SQRT(([pos.$E27]-[pos.$C$21])^2+([pos.$F27]-[pos.$D$21])^2)" office:value-type="float" office:value="9.21954445729289" calcext:value-type="float">
            <text:p>9.2195444573</text:p>
          </table:table-cell>
          <table:table-cell table:formula="of:=SQRT(([pos.$E27]-[pos.$C$22])^2+([pos.$F27]-[pos.$D$22])^2)" office:value-type="float" office:value="7.07106781186548" calcext:value-type="float">
            <text:p>7.0710678119</text:p>
          </table:table-cell>
          <table:table-cell table:formula="of:=SQRT(([pos.$E27]-[pos.$C$23])^2+([pos.$F27]-[pos.$D$23])^2)" office:value-type="float" office:value="2" calcext:value-type="float">
            <text:p>2</text:p>
          </table:table-cell>
          <table:table-cell table:formula="of:=SQRT(([pos.$E27]-[pos.$C$24])^2+([pos.$F27]-[pos.$D$24])^2)" office:value-type="float" office:value="3.60555127546399" calcext:value-type="float">
            <text:p>3.6055512755</text:p>
          </table:table-cell>
          <table:table-cell table:formula="of:=SQRT(([pos.$E27]-[pos.$C$25])^2+([pos.$F27]-[pos.$D$25])^2)" office:value-type="float" office:value="2" calcext:value-type="float">
            <text:p>2</text:p>
          </table:table-cell>
          <table:table-cell table:formula="of:=SQRT(([pos.$E27]-[pos.$C$26])^2+([pos.$F27]-[pos.$D$26])^2)" office:value-type="float" office:value="2" calcext:value-type="float">
            <text:p>2</text:p>
          </table:table-cell>
          <table:table-cell table:formula="of:=SQRT(([pos.$E27]-[pos.$C$27])^2+([pos.$F27]-[pos.$D$27])^2)" office:value-type="float" office:value="0" calcext:value-type="float">
            <text:p>0</text:p>
          </table:table-cell>
          <table:table-cell table:formula="of:=SQRT(([pos.$E27]-[pos.$C$28])^2+([pos.$F27]-[pos.$D$28])^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unt top-button-ring on bottom-switch</text:p>
          </table:table-cell>
          <table:table-cell table:formula="of:=SQRT(([pos.E28]-[pos.C$6])^2+([pos.F28]-[pos.D$6])^2)" office:value-type="float" office:value="9.21954445729289" calcext:value-type="float">
            <text:p>9.2195444573</text:p>
          </table:table-cell>
          <table:table-cell table:formula="of:=SQRT(([pos.$E28]-[pos.$C$7])^2+([pos.$F28]-[pos.$D$7])^2)" office:value-type="float" office:value="2" calcext:value-type="float">
            <text:p>2</text:p>
          </table:table-cell>
          <table:table-cell table:formula="of:=SQRT(([pos.$E28]-[pos.$C$8])^2+([pos.$F28]-[pos.$D$8])^2)" office:value-type="float" office:value="5" calcext:value-type="float">
            <text:p>5</text:p>
          </table:table-cell>
          <table:table-cell table:formula="of:=SQRT(([pos.$E28]-[pos.$C$9])^2+([pos.$F28]-[pos.$D$9])^2)" office:value-type="float" office:value="2" calcext:value-type="float">
            <text:p>2</text:p>
          </table:table-cell>
          <table:table-cell table:formula="of:=SQRT(([pos.$E28]-[pos.$C$10])^2+([pos.$F28]-[pos.$D$10])^2)" office:value-type="float" office:value="2" calcext:value-type="float">
            <text:p>2</text:p>
          </table:table-cell>
          <table:table-cell table:formula="of:=SQRT(([pos.$E28]-[pos.$C$11])^2+([pos.$F28]-[pos.$D$11])^2)" office:value-type="float" office:value="2" calcext:value-type="float">
            <text:p>2</text:p>
          </table:table-cell>
          <table:table-cell table:formula="of:=SQRT(([pos.$E28]-[pos.$C$12])^2+([pos.$F28]-[pos.$D$12])^2)" office:value-type="float" office:value="2" calcext:value-type="float">
            <text:p>2</text:p>
          </table:table-cell>
          <table:table-cell table:formula="of:=SQRT(([pos.$E28]-[pos.$C$13])^2+([pos.$F28]-[pos.$D$13])^2)" office:value-type="float" office:value="2" calcext:value-type="float">
            <text:p>2</text:p>
          </table:table-cell>
          <table:table-cell table:formula="of:=SQRT(([pos.$E28]-[pos.$C$14])^2+([pos.$F28]-[pos.$D$14])^2)" office:value-type="float" office:value="7.61577310586391" calcext:value-type="float">
            <text:p>7.6157731059</text:p>
          </table:table-cell>
          <table:table-cell table:formula="of:=SQRT(([pos.$E28]-[pos.$C$15])^2+([pos.$F28]-[pos.$D$15])^2)" office:value-type="float" office:value="8.06225774829855" calcext:value-type="float">
            <text:p>8.0622577483</text:p>
          </table:table-cell>
          <table:table-cell table:formula="of:=SQRT(([pos.$E28]-[pos.$C$16])^2+([pos.$F28]-[pos.$D$16])^2)" office:value-type="float" office:value="7.61577310586391" calcext:value-type="float">
            <text:p>7.6157731059</text:p>
          </table:table-cell>
          <table:table-cell table:formula="of:=SQRT(([pos.$E28]-[pos.$C$17])^2+([pos.$F28]-[pos.$D$17])^2)" office:value-type="float" office:value="7.61577310586391" calcext:value-type="float">
            <text:p>7.6157731059</text:p>
          </table:table-cell>
          <table:table-cell table:formula="of:=SQRT(([pos.$E28]-[pos.$C$18])^2+([pos.$F28]-[pos.$D$18])^2)" office:value-type="float" office:value="1" calcext:value-type="float">
            <text:p>1</text:p>
          </table:table-cell>
          <table:table-cell table:formula="of:=SQRT(([pos.$E28]-[pos.$C$19])^2+([pos.$F28]-[pos.$D$19])^2)" office:value-type="float" office:value="9.21954445729289" calcext:value-type="float">
            <text:p>9.2195444573</text:p>
          </table:table-cell>
          <table:table-cell table:formula="of:=SQRT(([pos.$E28]-[pos.$C$20])^2+([pos.$F28]-[pos.$D$20])^2)" office:value-type="float" office:value="10.1980390271856" calcext:value-type="float">
            <text:p>10.1980390272</text:p>
          </table:table-cell>
          <table:table-cell table:formula="of:=SQRT(([pos.$E28]-[pos.$C$21])^2+([pos.$F28]-[pos.$D$21])^2)" office:value-type="float" office:value="9.21954445729289" calcext:value-type="float">
            <text:p>9.2195444573</text:p>
          </table:table-cell>
          <table:table-cell table:formula="of:=SQRT(([pos.$E28]-[pos.$C$22])^2+([pos.$F28]-[pos.$D$22])^2)" office:value-type="float" office:value="7.07106781186548" calcext:value-type="float">
            <text:p>7.0710678119</text:p>
          </table:table-cell>
          <table:table-cell table:formula="of:=SQRT(([pos.$E28]-[pos.$C$23])^2+([pos.$F28]-[pos.$D$23])^2)" office:value-type="float" office:value="2" calcext:value-type="float">
            <text:p>2</text:p>
          </table:table-cell>
          <table:table-cell table:formula="of:=SQRT(([pos.$E28]-[pos.$C$24])^2+([pos.$F28]-[pos.$D$24])^2)" office:value-type="float" office:value="3.60555127546399" calcext:value-type="float">
            <text:p>3.6055512755</text:p>
          </table:table-cell>
          <table:table-cell table:formula="of:=SQRT(([pos.$E28]-[pos.$C$25])^2+([pos.$F28]-[pos.$D$25])^2)" office:value-type="float" office:value="2" calcext:value-type="float">
            <text:p>2</text:p>
          </table:table-cell>
          <table:table-cell table:formula="of:=SQRT(([pos.$E28]-[pos.$C$26])^2+([pos.$F28]-[pos.$D$26])^2)" office:value-type="float" office:value="2" calcext:value-type="float">
            <text:p>2</text:p>
          </table:table-cell>
          <table:table-cell table:formula="of:=SQRT(([pos.$E28]-[pos.$C$27])^2+([pos.$F28]-[pos.$D$27])^2)" office:value-type="float" office:value="0" calcext:value-type="float">
            <text:p>0</text:p>
          </table:table-cell>
          <table:table-cell table:formula="of:=SQRT(([pos.$E28]-[pos.$C$28])^2+([pos.$F28]-[pos.$D$28])^2)" office:value-type="float" office:value="0" calcext:value-type="float">
            <text:p>0</text:p>
          </table:table-cell>
        </table:table-row>
        <table:table-row table:style-name="ro2">
          <table:table-cell table:number-columns-repeated="25"/>
        </table:table-row>
        <table:table-row table:style-name="ro1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1" table:number-rows-repeated="2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1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1">
          <table:table-cell table:number-columns-repeated="25"/>
        </table:table-row>
        <table:table-row table:style-name="ro2" table:number-rows-repeated="1048539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po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 table:number-rows-repeated="3"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StartX</text:p>
          </table:table-cell>
          <table:table-cell office:value-type="string" calcext:value-type="string">
            <text:p>StartY</text:p>
          </table:table-cell>
          <table:table-cell office:value-type="string" calcext:value-type="string">
            <text:p>EndX</text:p>
          </table:table-cell>
          <table:table-cell office:value-type="string" calcext:value-type="string">
            <text:p>EndY</text:p>
          </table:table-cell>
        </table:table-row>
        <table:table-row table:style-name="ro1">
          <table:table-cell/>
          <table:table-cell table:formula="of:=[Sheet1.B4]" office:value-type="string" office:string-value="Start" calcext:value-type="string">
            <text:p>Star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5]" office:value-type="string" office:string-value="Take top" calcext:value-type="string">
            <text:p>Take top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6]" office:value-type="string" office:string-value="Put top in fixture" calcext:value-type="string">
            <text:p>Put top in fixt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7]" office:value-type="string" office:string-value="Take button" calcext:value-type="string">
            <text:p>Take butt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8]" office:value-type="string" office:string-value="Mount button on top" calcext:value-type="string">
            <text:p>Mount button on to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9]" office:value-type="string" office:string-value="Take top-button from fixture" calcext:value-type="string">
            <text:p>Take top-button from fixt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10]" office:value-type="string" office:string-value="Angle top-button" calcext:value-type="string">
            <text:p>Angle top-butt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11]" office:value-type="string" office:string-value="Lift top-button, hold top-button" calcext:value-type="string">
            <text:p>Lift top-button, hold top-butt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12]" office:value-type="string" office:string-value="Lift top-button, support" calcext:value-type="string">
            <text:p>Lift top-button, suppo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13]" office:value-type="string" office:string-value="Turn top-button" calcext:value-type="string">
            <text:p>Turn top-butt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14]" office:value-type="string" office:string-value="Take ring" calcext:value-type="string">
            <text:p>Take ring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15]" office:value-type="string" office:string-value="Mount ring on top-button, hold" calcext:value-type="string">
            <text:p>Mount ring on top-button, hol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16]" office:value-type="string" office:string-value="Mount ring on top-button, mount" calcext:value-type="string">
            <text:p>Mount ring on top-button, moun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17]" office:value-type="string" office:string-value="Fixate top-button-ring" calcext:value-type="string">
            <text:p>Fixate top-button-r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18]" office:value-type="string" office:string-value="Put top-button-ring in top-tray" calcext:value-type="string">
            <text:p>Put top-button-ring in top-tra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19]" office:value-type="string" office:string-value="Change to bottom-grabber tool" calcext:value-type="string">
            <text:p>Change to bottom-grabber too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Sheet1.B20]" office:value-type="string" office:string-value="Take top-button-ring from top-tray" calcext:value-type="string">
            <text:p>Take top-button-ring from top-tra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21]" office:value-type="string" office:string-value="Take bottom" calcext:value-type="string">
            <text:p>Take bottom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Sheet1.B22]" office:value-type="string" office:string-value="Put bottom in fixture" calcext:value-type="string">
            <text:p>Put bottom in fixt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23]" office:value-type="string" office:string-value="Take switch" calcext:value-type="string">
            <text:p>Take switc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Sheet1.B24]" office:value-type="string" office:string-value="Mount switch in bottom" calcext:value-type="string">
            <text:p>Mount switch in botto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25]" office:value-type="string" office:string-value="Take bottom-switch" calcext:value-type="string">
            <text:p>Take bottom-switc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26]" office:value-type="string" office:string-value="Put bottom-switch on table" calcext:value-type="string">
            <text:p>Put bottom-switch on tabl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Sheet1.B27]" office:value-type="string" office:string-value="Mount top-button-ring on bottom-switch" calcext:value-type="string">
            <text:p>Mount top-button-ring on bottom-switc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104854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7" table:number-columns-repeated="13" table:default-cell-style-name="Default"/>
        <table:table-column table:style-name="co28" table:default-cell-style-name="Default"/>
        <table:table-column table:style-name="co27" table:number-columns-repeated="6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/>
          <table:table-cell table:formula="of:=&quot;&quot;&quot;t&quot;" office:value-type="string" office:string-value="&quot;t" calcext:value-type="string">
            <text:p>"t</text:p>
          </table:table-cell>
          <table:table-cell table:number-columns-repeated="2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/>
          <table:table-cell table:formula="of:=[Sheet1.C3]" office:value-type="string" office:string-value="Take top" calcext:value-type="string">
            <text:p>Take top</text:p>
          </table:table-cell>
          <table:table-cell table:formula="of:=[Sheet1.D3]" office:value-type="string" office:string-value="Put top in fixture" calcext:value-type="string">
            <text:p>Put top in fixture</text:p>
          </table:table-cell>
          <table:table-cell table:formula="of:=[Sheet1.E3]" office:value-type="string" office:string-value="Take button" calcext:value-type="string">
            <text:p>Take button</text:p>
          </table:table-cell>
          <table:table-cell table:formula="of:=[Sheet1.F3]" office:value-type="string" office:string-value="Mount button on top" calcext:value-type="string">
            <text:p>Mount button on top</text:p>
          </table:table-cell>
          <table:table-cell table:formula="of:=[Sheet1.G3]" office:value-type="string" office:string-value="Take top-button from fixture" calcext:value-type="string">
            <text:p>Take top-button from fixture</text:p>
          </table:table-cell>
          <table:table-cell table:formula="of:=[Sheet1.H3]" office:value-type="string" office:string-value="Angle top-button" calcext:value-type="string">
            <text:p>Angle top-button</text:p>
          </table:table-cell>
          <table:table-cell table:formula="of:=[Sheet1.I3]" office:value-type="string" office:string-value="Lift top-button, hold top-button" calcext:value-type="string">
            <text:p>Lift top-button, hold top-button</text:p>
          </table:table-cell>
          <table:table-cell table:formula="of:=[Sheet1.J3]" office:value-type="string" office:string-value="Lift top-button, support" calcext:value-type="string">
            <text:p>Lift top-button, support</text:p>
          </table:table-cell>
          <table:table-cell table:formula="of:=[Sheet1.K3]" office:value-type="string" office:string-value="Turn top-button" calcext:value-type="string">
            <text:p>Turn top-button</text:p>
          </table:table-cell>
          <table:table-cell table:formula="of:=[Sheet1.L3]" office:value-type="string" office:string-value="Take ring" calcext:value-type="string">
            <text:p>Take ring</text:p>
          </table:table-cell>
          <table:table-cell table:formula="of:=[Sheet1.M3]" office:value-type="string" office:string-value="Mount ring on top-button, hold" calcext:value-type="string">
            <text:p>Mount ring on top-button, hold</text:p>
          </table:table-cell>
          <table:table-cell table:formula="of:=[Sheet1.N3]" office:value-type="string" office:string-value="Mount ring on top-button, mount" calcext:value-type="string">
            <text:p>Mount ring on top-button, mount</text:p>
          </table:table-cell>
          <table:table-cell table:formula="of:=[Sheet1.O3]" office:value-type="string" office:string-value="Fixate top-button-ring" calcext:value-type="string">
            <text:p>Fixate top-button-ring</text:p>
          </table:table-cell>
          <table:table-cell table:formula="of:=[Sheet1.P3]" office:value-type="string" office:string-value="Put top-button-ring in top-tray" calcext:value-type="string">
            <text:p>Put top-button-ring in top-tray</text:p>
          </table:table-cell>
          <table:table-cell table:formula="of:=[Sheet1.Q3]" office:value-type="string" office:string-value="Change to bottom-grabber tool" calcext:value-type="string">
            <text:p>Change to bottom-grabber tool</text:p>
          </table:table-cell>
          <table:table-cell table:formula="of:=[Sheet1.R3]" office:value-type="string" office:string-value="Take top-button-ring from top-tray" calcext:value-type="string">
            <text:p>Take top-button-ring from top-tray</text:p>
          </table:table-cell>
          <table:table-cell table:formula="of:=[Sheet1.S3]" office:value-type="string" office:string-value="Take bottom" calcext:value-type="string">
            <text:p>Take bottom</text:p>
          </table:table-cell>
          <table:table-cell table:formula="of:=[Sheet1.T3]" office:value-type="string" office:string-value="Put bottom in fixture" calcext:value-type="string">
            <text:p>Put bottom in fixture</text:p>
          </table:table-cell>
          <table:table-cell table:formula="of:=[Sheet1.U3]" office:value-type="string" office:string-value="Take switch" calcext:value-type="string">
            <text:p>Take switch</text:p>
          </table:table-cell>
          <table:table-cell table:formula="of:=[Sheet1.V3]" office:value-type="string" office:string-value="Mount switch in bottom" calcext:value-type="string">
            <text:p>Mount switch in bottom</text:p>
          </table:table-cell>
          <table:table-cell table:formula="of:=[Sheet1.W3]" office:value-type="string" office:string-value="Take bottom-switch" calcext:value-type="string">
            <text:p>Take bottom-switch</text:p>
          </table:table-cell>
          <table:table-cell table:formula="of:=[Sheet1.X3]" office:value-type="string" office:string-value="Put bottom-switch on table" calcext:value-type="string">
            <text:p>Put bottom-switch on table</text:p>
          </table:table-cell>
          <table:table-cell table:formula="of:=[Sheet1.Y3]" office:value-type="string" office:string-value="Mount top-button-ring on bottom-switch" calcext:value-type="string">
            <text:p>Mount top-button-ring on bottom-switch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4];&quot;#&quot;);&quot;&quot;&quot; time=&quot;&quot;&quot;;TEXT([Sheet1.C4];&quot;#&quot;);&quot;&quot;&quot;/&gt;&quot;)" office:value-type="string" office:string-value="&lt;MoveTime from=&quot;Start&quot; time=&quot;3&quot;/&gt;" calcext:value-type="string">
            <text:p>&lt;MoveTime from="Start" time="3"/&gt;</text:p>
          </table:table-cell>
          <table:table-cell table:formula="of:=CONCATENATE(&quot;&lt;MoveTime from=&quot;&quot;&quot;;TEXT([Sheet1.$B4];&quot;#&quot;);&quot;&quot;&quot; time=&quot;&quot;&quot;;TEXT([Sheet1.D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E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F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G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H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I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J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K4];&quot;#&quot;);&quot;&quot;&quot;/&gt;&quot;)" office:value-type="string" office:string-value="&lt;MoveTime from=&quot;Start&quot; time=&quot;&quot;/&gt;" calcext:value-type="string">
            <text:p>&lt;MoveTime from="Start" time=""/&gt;</text:p>
          </table:table-cell>
          <table:table-cell table:formula="of:=CONCATENATE(&quot;&lt;MoveTime from=&quot;&quot;&quot;;TEXT([Sheet1.$B4];&quot;#&quot;);&quot;&quot;&quot; time=&quot;&quot;&quot;;TEXT([Sheet1.L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M4];&quot;#&quot;);&quot;&quot;&quot;/&gt;&quot;)" office:value-type="string" office:string-value="&lt;MoveTime from=&quot;Start&quot; time=&quot;&quot;/&gt;" calcext:value-type="string">
            <text:p>&lt;MoveTime from="Start" time=""/&gt;</text:p>
          </table:table-cell>
          <table:table-cell table:formula="of:=CONCATENATE(&quot;&lt;MoveTime from=&quot;&quot;&quot;;TEXT([Sheet1.$B4];&quot;#&quot;);&quot;&quot;&quot; time=&quot;&quot;&quot;;TEXT([Sheet1.N4];&quot;#&quot;);&quot;&quot;&quot;/&gt;&quot;)" office:value-type="string" office:string-value="&lt;MoveTime from=&quot;Start&quot; time=&quot;&quot;/&gt;" calcext:value-type="string">
            <text:p>&lt;MoveTime from="Start" time=""/&gt;</text:p>
          </table:table-cell>
          <table:table-cell table:formula="of:=CONCATENATE(&quot;&lt;MoveTime from=&quot;&quot;&quot;;TEXT([Sheet1.$B4];&quot;#&quot;);&quot;&quot;&quot; time=&quot;&quot;&quot;;TEXT([Sheet1.O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P4];&quot;#&quot;);&quot;&quot;&quot;/&gt;&quot;)" office:value-type="string" office:string-value="&lt;MoveTime from=&quot;Start&quot; time=&quot;3&quot;/&gt;" calcext:value-type="string">
            <text:p>&lt;MoveTime from="Start" time="3"/&gt;</text:p>
          </table:table-cell>
          <table:table-cell table:formula="of:=CONCATENATE(&quot;&lt;MoveTime from=&quot;&quot;&quot;;TEXT([Sheet1.$B4];&quot;#&quot;);&quot;&quot;&quot; time=&quot;&quot;&quot;;TEXT([Sheet1.Q4];&quot;#&quot;);&quot;&quot;&quot;/&gt;&quot;)" office:value-type="string" office:string-value="&lt;MoveTime from=&quot;Start&quot; time=&quot;3&quot;/&gt;" calcext:value-type="string">
            <text:p>&lt;MoveTime from="Start" time="3"/&gt;</text:p>
          </table:table-cell>
          <table:table-cell table:formula="of:=CONCATENATE(&quot;&lt;MoveTime from=&quot;&quot;&quot;;TEXT([Sheet1.$B4];&quot;#&quot;);&quot;&quot;&quot; time=&quot;&quot;&quot;;TEXT([Sheet1.R4];&quot;#&quot;);&quot;&quot;&quot;/&gt;&quot;)" office:value-type="string" office:string-value="&lt;MoveTime from=&quot;Start&quot; time=&quot;3&quot;/&gt;" calcext:value-type="string">
            <text:p>&lt;MoveTime from="Start" time="3"/&gt;</text:p>
          </table:table-cell>
          <table:table-cell table:formula="of:=CONCATENATE(&quot;&lt;MoveTime from=&quot;&quot;&quot;;TEXT([Sheet1.$B4];&quot;#&quot;);&quot;&quot;&quot; time=&quot;&quot;&quot;;TEXT([Sheet1.S4];&quot;#&quot;);&quot;&quot;&quot;/&gt;&quot;)" office:value-type="string" office:string-value="&lt;MoveTime from=&quot;Start&quot; time=&quot;4&quot;/&gt;" calcext:value-type="string">
            <text:p>&lt;MoveTime from="Start" time="4"/&gt;</text:p>
          </table:table-cell>
          <table:table-cell table:formula="of:=CONCATENATE(&quot;&lt;MoveTime from=&quot;&quot;&quot;;TEXT([Sheet1.$B4];&quot;#&quot;);&quot;&quot;&quot; time=&quot;&quot;&quot;;TEXT([Sheet1.T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U4];&quot;#&quot;);&quot;&quot;&quot;/&gt;&quot;)" office:value-type="string" office:string-value="&lt;MoveTime from=&quot;Start&quot; time=&quot;6&quot;/&gt;" calcext:value-type="string">
            <text:p>&lt;MoveTime from="Start" time="6"/&gt;</text:p>
          </table:table-cell>
          <table:table-cell table:formula="of:=CONCATENATE(&quot;&lt;MoveTime from=&quot;&quot;&quot;;TEXT([Sheet1.$B4];&quot;#&quot;);&quot;&quot;&quot; time=&quot;&quot;&quot;;TEXT([Sheet1.V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W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X4];&quot;#&quot;);&quot;&quot;&quot;/&gt;&quot;)" office:value-type="string" office:string-value="&lt;MoveTime from=&quot;Start&quot; time=&quot;8&quot;/&gt;" calcext:value-type="string">
            <text:p>&lt;MoveTime from="Start" time="8"/&gt;</text:p>
          </table:table-cell>
          <table:table-cell table:formula="of:=CONCATENATE(&quot;&lt;MoveTime from=&quot;&quot;&quot;;TEXT([Sheet1.$B4];&quot;#&quot;);&quot;&quot;&quot; time=&quot;&quot;&quot;;TEXT([Sheet1.Y4];&quot;#&quot;);&quot;&quot;&quot;/&gt;&quot;)" office:value-type="string" office:string-value="&lt;MoveTime from=&quot;Start&quot; time=&quot;8&quot;/&gt;" calcext:value-type="string">
            <text:p>&lt;MoveTime from="Start" time="8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5];&quot;#&quot;);&quot;&quot;&quot; time=&quot;&quot;&quot;;TEXT([Sheet1.C5];&quot;#&quot;);&quot;&quot;&quot;/&gt;&quot;)" office:value-type="string" office:string-value="&lt;MoveTime from=&quot;Take top&quot; time=&quot;&quot;/&gt;" calcext:value-type="string">
            <text:p>&lt;MoveTime from="Take top" time=""/&gt;</text:p>
          </table:table-cell>
          <table:table-cell table:formula="of:=CONCATENATE(&quot;&lt;MoveTime from=&quot;&quot;&quot;;TEXT([Sheet1.$B5];&quot;#&quot;);&quot;&quot;&quot; time=&quot;&quot;&quot;;TEXT([Sheet1.D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E5];&quot;#&quot;);&quot;&quot;&quot;/&gt;&quot;)" office:value-type="string" office:string-value="&lt;MoveTime from=&quot;Take top&quot; time=&quot;7&quot;/&gt;" calcext:value-type="string">
            <text:p>&lt;MoveTime from="Take top" time="7"/&gt;</text:p>
          </table:table-cell>
          <table:table-cell table:formula="of:=CONCATENATE(&quot;&lt;MoveTime from=&quot;&quot;&quot;;TEXT([Sheet1.$B5];&quot;#&quot;);&quot;&quot;&quot; time=&quot;&quot;&quot;;TEXT([Sheet1.F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G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H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I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J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K5];&quot;#&quot;);&quot;&quot;&quot;/&gt;&quot;)" office:value-type="string" office:string-value="&lt;MoveTime from=&quot;Take top&quot; time=&quot;3&quot;/&gt;" calcext:value-type="string">
            <text:p>&lt;MoveTime from="Take top" time="3"/&gt;</text:p>
          </table:table-cell>
          <table:table-cell table:formula="of:=CONCATENATE(&quot;&lt;MoveTime from=&quot;&quot;&quot;;TEXT([Sheet1.$B5];&quot;#&quot;);&quot;&quot;&quot; time=&quot;&quot;&quot;;TEXT([Sheet1.L5];&quot;#&quot;);&quot;&quot;&quot;/&gt;&quot;)" office:value-type="string" office:string-value="&lt;MoveTime from=&quot;Take top&quot; time=&quot;10&quot;/&gt;" calcext:value-type="string">
            <text:p>&lt;MoveTime from="Take top" time="10"/&gt;</text:p>
          </table:table-cell>
          <table:table-cell table:formula="of:=CONCATENATE(&quot;&lt;MoveTime from=&quot;&quot;&quot;;TEXT([Sheet1.$B5];&quot;#&quot;);&quot;&quot;&quot; time=&quot;&quot;&quot;;TEXT([Sheet1.M5];&quot;#&quot;);&quot;&quot;&quot;/&gt;&quot;)" office:value-type="string" office:string-value="&lt;MoveTime from=&quot;Take top&quot; time=&quot;3&quot;/&gt;" calcext:value-type="string">
            <text:p>&lt;MoveTime from="Take top" time="3"/&gt;</text:p>
          </table:table-cell>
          <table:table-cell table:formula="of:=CONCATENATE(&quot;&lt;MoveTime from=&quot;&quot;&quot;;TEXT([Sheet1.$B5];&quot;#&quot;);&quot;&quot;&quot; time=&quot;&quot;&quot;;TEXT([Sheet1.N5];&quot;#&quot;);&quot;&quot;&quot;/&gt;&quot;)" office:value-type="string" office:string-value="&lt;MoveTime from=&quot;Take top&quot; time=&quot;3&quot;/&gt;" calcext:value-type="string">
            <text:p>&lt;MoveTime from="Take top" time="3"/&gt;</text:p>
          </table:table-cell>
          <table:table-cell table:formula="of:=CONCATENATE(&quot;&lt;MoveTime from=&quot;&quot;&quot;;TEXT([Sheet1.$B5];&quot;#&quot;);&quot;&quot;&quot; time=&quot;&quot;&quot;;TEXT([Sheet1.O5];&quot;#&quot;);&quot;&quot;&quot;/&gt;&quot;)" office:value-type="string" office:string-value="&lt;MoveTime from=&quot;Take top&quot; time=&quot;9&quot;/&gt;" calcext:value-type="string">
            <text:p>&lt;MoveTime from="Take top" time="9"/&gt;</text:p>
          </table:table-cell>
          <table:table-cell table:formula="of:=CONCATENATE(&quot;&lt;MoveTime from=&quot;&quot;&quot;;TEXT([Sheet1.$B5];&quot;#&quot;);&quot;&quot;&quot; time=&quot;&quot;&quot;;TEXT([Sheet1.P5];&quot;#&quot;);&quot;&quot;&quot;/&gt;&quot;)" office:value-type="string" office:string-value="&lt;MoveTime from=&quot;Take top&quot; time=&quot;&quot;/&gt;" calcext:value-type="string">
            <text:p>&lt;MoveTime from="Take top" time=""/&gt;</text:p>
          </table:table-cell>
          <table:table-cell table:formula="of:=CONCATENATE(&quot;&lt;MoveTime from=&quot;&quot;&quot;;TEXT([Sheet1.$B5];&quot;#&quot;);&quot;&quot;&quot; time=&quot;&quot;&quot;;TEXT([Sheet1.Q5];&quot;#&quot;);&quot;&quot;&quot;/&gt;&quot;)" office:value-type="string" office:string-value="&lt;MoveTime from=&quot;Take top&quot; time=&quot;5&quot;/&gt;" calcext:value-type="string">
            <text:p>&lt;MoveTime from="Take top" time="5"/&gt;</text:p>
          </table:table-cell>
          <table:table-cell table:formula="of:=CONCATENATE(&quot;&lt;MoveTime from=&quot;&quot;&quot;;TEXT([Sheet1.$B5];&quot;#&quot;);&quot;&quot;&quot; time=&quot;&quot;&quot;;TEXT([Sheet1.R5];&quot;#&quot;);&quot;&quot;&quot;/&gt;&quot;)" office:value-type="string" office:string-value="&lt;MoveTime from=&quot;Take top&quot; time=&quot;&quot;/&gt;" calcext:value-type="string">
            <text:p>&lt;MoveTime from="Take top" time=""/&gt;</text:p>
          </table:table-cell>
          <table:table-cell table:formula="of:=CONCATENATE(&quot;&lt;MoveTime from=&quot;&quot;&quot;;TEXT([Sheet1.$B5];&quot;#&quot;);&quot;&quot;&quot; time=&quot;&quot;&quot;;TEXT([Sheet1.S5];&quot;#&quot;);&quot;&quot;&quot;/&gt;&quot;)" office:value-type="string" office:string-value="&lt;MoveTime from=&quot;Take top&quot; time=&quot;7&quot;/&gt;" calcext:value-type="string">
            <text:p>&lt;MoveTime from="Take top" time="7"/&gt;</text:p>
          </table:table-cell>
          <table:table-cell table:formula="of:=CONCATENATE(&quot;&lt;MoveTime from=&quot;&quot;&quot;;TEXT([Sheet1.$B5];&quot;#&quot;);&quot;&quot;&quot; time=&quot;&quot;&quot;;TEXT([Sheet1.T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U5];&quot;#&quot;);&quot;&quot;&quot;/&gt;&quot;)" office:value-type="string" office:string-value="&lt;MoveTime from=&quot;Take top&quot; time=&quot;9&quot;/&gt;" calcext:value-type="string">
            <text:p>&lt;MoveTime from="Take top" time="9"/&gt;</text:p>
          </table:table-cell>
          <table:table-cell table:formula="of:=CONCATENATE(&quot;&lt;MoveTime from=&quot;&quot;&quot;;TEXT([Sheet1.$B5];&quot;#&quot;);&quot;&quot;&quot; time=&quot;&quot;&quot;;TEXT([Sheet1.V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W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X5];&quot;#&quot;);&quot;&quot;&quot;/&gt;&quot;)" office:value-type="string" office:string-value="&lt;MoveTime from=&quot;Take top&quot; time=&quot;9&quot;/&gt;" calcext:value-type="string">
            <text:p>&lt;MoveTime from="Take top" time="9"/&gt;</text:p>
          </table:table-cell>
          <table:table-cell table:formula="of:=CONCATENATE(&quot;&lt;MoveTime from=&quot;&quot;&quot;;TEXT([Sheet1.$B5];&quot;#&quot;);&quot;&quot;&quot; time=&quot;&quot;&quot;;TEXT([Sheet1.Y5];&quot;#&quot;);&quot;&quot;&quot;/&gt;&quot;)" office:value-type="string" office:string-value="&lt;MoveTime from=&quot;Take top&quot; time=&quot;9&quot;/&gt;" calcext:value-type="string">
            <text:p>&lt;MoveTime from="Take top" time="9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6];&quot;#&quot;);&quot;&quot;&quot; time=&quot;&quot;&quot;;TEXT([Sheet1.C6];&quot;#&quot;);&quot;&quot;&quot;/&gt;&quot;)" office:value-type="string" office:string-value="&lt;MoveTime from=&quot;Put top in fixture&quot; time=&quot;8&quot;/&gt;" calcext:value-type="string">
            <text:p>&lt;MoveTime from="Put top in fixture" time="8"/&gt;</text:p>
          </table:table-cell>
          <table:table-cell table:formula="of:=CONCATENATE(&quot;&lt;MoveTime from=&quot;&quot;&quot;;TEXT([Sheet1.$B6];&quot;#&quot;);&quot;&quot;&quot; time=&quot;&quot;&quot;;TEXT([Sheet1.D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E6];&quot;#&quot;);&quot;&quot;&quot;/&gt;&quot;)" office:value-type="string" office:string-value="&lt;MoveTime from=&quot;Put top in fixture&quot; time=&quot;3&quot;/&gt;" calcext:value-type="string">
            <text:p>&lt;MoveTime from="Put top in fixture" time="3"/&gt;</text:p>
          </table:table-cell>
          <table:table-cell table:formula="of:=CONCATENATE(&quot;&lt;MoveTime from=&quot;&quot;&quot;;TEXT([Sheet1.$B6];&quot;#&quot;);&quot;&quot;&quot; time=&quot;&quot;&quot;;TEXT([Sheet1.F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G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H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I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J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K6];&quot;#&quot;);&quot;&quot;&quot;/&gt;&quot;)" office:value-type="string" office:string-value="&lt;MoveTime from=&quot;Put top in fixture&quot; time=&quot;7&quot;/&gt;" calcext:value-type="string">
            <text:p>&lt;MoveTime from="Put top in fixture" time="7"/&gt;</text:p>
          </table:table-cell>
          <table:table-cell table:formula="of:=CONCATENATE(&quot;&lt;MoveTime from=&quot;&quot;&quot;;TEXT([Sheet1.$B6];&quot;#&quot;);&quot;&quot;&quot; time=&quot;&quot;&quot;;TEXT([Sheet1.L6];&quot;#&quot;);&quot;&quot;&quot;/&gt;&quot;)" office:value-type="string" office:string-value="&lt;MoveTime from=&quot;Put top in fixture&quot; time=&quot;9&quot;/&gt;" calcext:value-type="string">
            <text:p>&lt;MoveTime from="Put top in fixture" time="9"/&gt;</text:p>
          </table:table-cell>
          <table:table-cell table:formula="of:=CONCATENATE(&quot;&lt;MoveTime from=&quot;&quot;&quot;;TEXT([Sheet1.$B6];&quot;#&quot;);&quot;&quot;&quot; time=&quot;&quot;&quot;;TEXT([Sheet1.M6];&quot;#&quot;);&quot;&quot;&quot;/&gt;&quot;)" office:value-type="string" office:string-value="&lt;MoveTime from=&quot;Put top in fixture&quot; time=&quot;7&quot;/&gt;" calcext:value-type="string">
            <text:p>&lt;MoveTime from="Put top in fixture" time="7"/&gt;</text:p>
          </table:table-cell>
          <table:table-cell table:formula="of:=CONCATENATE(&quot;&lt;MoveTime from=&quot;&quot;&quot;;TEXT([Sheet1.$B6];&quot;#&quot;);&quot;&quot;&quot; time=&quot;&quot;&quot;;TEXT([Sheet1.N6];&quot;#&quot;);&quot;&quot;&quot;/&gt;&quot;)" office:value-type="string" office:string-value="&lt;MoveTime from=&quot;Put top in fixture&quot; time=&quot;7&quot;/&gt;" calcext:value-type="string">
            <text:p>&lt;MoveTime from="Put top in fixture" time="7"/&gt;</text:p>
          </table:table-cell>
          <table:table-cell table:formula="of:=CONCATENATE(&quot;&lt;MoveTime from=&quot;&quot;&quot;;TEXT([Sheet1.$B6];&quot;#&quot;);&quot;&quot;&quot; time=&quot;&quot;&quot;;TEXT([Sheet1.O6];&quot;#&quot;);&quot;&quot;&quot;/&gt;&quot;)" office:value-type="string" office:string-value="&lt;MoveTime from=&quot;Put top in fixture&quot; time=&quot;1&quot;/&gt;" calcext:value-type="string">
            <text:p>&lt;MoveTime from="Put top in fixture" time="1"/&gt;</text:p>
          </table:table-cell>
          <table:table-cell table:formula="of:=CONCATENATE(&quot;&lt;MoveTime from=&quot;&quot;&quot;;TEXT([Sheet1.$B6];&quot;#&quot;);&quot;&quot;&quot; time=&quot;&quot;&quot;;TEXT([Sheet1.P6];&quot;#&quot;);&quot;&quot;&quot;/&gt;&quot;)" office:value-type="string" office:string-value="&lt;MoveTime from=&quot;Put top in fixture&quot; time=&quot;8&quot;/&gt;" calcext:value-type="string">
            <text:p>&lt;MoveTime from="Put top in fixture" time="8"/&gt;</text:p>
          </table:table-cell>
          <table:table-cell table:formula="of:=CONCATENATE(&quot;&lt;MoveTime from=&quot;&quot;&quot;;TEXT([Sheet1.$B6];&quot;#&quot;);&quot;&quot;&quot; time=&quot;&quot;&quot;;TEXT([Sheet1.Q6];&quot;#&quot;);&quot;&quot;&quot;/&gt;&quot;)" office:value-type="string" office:string-value="&lt;MoveTime from=&quot;Put top in fixture&quot; time=&quot;10&quot;/&gt;" calcext:value-type="string">
            <text:p>&lt;MoveTime from="Put top in fixture" time="10"/&gt;</text:p>
          </table:table-cell>
          <table:table-cell table:formula="of:=CONCATENATE(&quot;&lt;MoveTime from=&quot;&quot;&quot;;TEXT([Sheet1.$B6];&quot;#&quot;);&quot;&quot;&quot; time=&quot;&quot;&quot;;TEXT([Sheet1.R6];&quot;#&quot;);&quot;&quot;&quot;/&gt;&quot;)" office:value-type="string" office:string-value="&lt;MoveTime from=&quot;Put top in fixture&quot; time=&quot;8&quot;/&gt;" calcext:value-type="string">
            <text:p>&lt;MoveTime from="Put top in fixture" time="8"/&gt;</text:p>
          </table:table-cell>
          <table:table-cell table:formula="of:=CONCATENATE(&quot;&lt;MoveTime from=&quot;&quot;&quot;;TEXT([Sheet1.$B6];&quot;#&quot;);&quot;&quot;&quot; time=&quot;&quot;&quot;;TEXT([Sheet1.S6];&quot;#&quot;);&quot;&quot;&quot;/&gt;&quot;)" office:value-type="string" office:string-value="&lt;MoveTime from=&quot;Put top in fixture&quot; time=&quot;8&quot;/&gt;" calcext:value-type="string">
            <text:p>&lt;MoveTime from="Put top in fixture" time="8"/&gt;</text:p>
          </table:table-cell>
          <table:table-cell table:formula="of:=CONCATENATE(&quot;&lt;MoveTime from=&quot;&quot;&quot;;TEXT([Sheet1.$B6];&quot;#&quot;);&quot;&quot;&quot; time=&quot;&quot;&quot;;TEXT([Sheet1.T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U6];&quot;#&quot;);&quot;&quot;&quot;/&gt;&quot;)" office:value-type="string" office:string-value="&lt;MoveTime from=&quot;Put top in fixture&quot; time=&quot;5&quot;/&gt;" calcext:value-type="string">
            <text:p>&lt;MoveTime from="Put top in fixture" time="5"/&gt;</text:p>
          </table:table-cell>
          <table:table-cell table:formula="of:=CONCATENATE(&quot;&lt;MoveTime from=&quot;&quot;&quot;;TEXT([Sheet1.$B6];&quot;#&quot;);&quot;&quot;&quot; time=&quot;&quot;&quot;;TEXT([Sheet1.V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W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X6];&quot;#&quot;);&quot;&quot;&quot;/&gt;&quot;)" office:value-type="string" office:string-value="&lt;MoveTime from=&quot;Put top in fixture&quot; time=&quot;2&quot;/&gt;" calcext:value-type="string">
            <text:p>&lt;MoveTime from="Put top in fixture" time="2"/&gt;</text:p>
          </table:table-cell>
          <table:table-cell table:formula="of:=CONCATENATE(&quot;&lt;MoveTime from=&quot;&quot;&quot;;TEXT([Sheet1.$B6];&quot;#&quot;);&quot;&quot;&quot; time=&quot;&quot;&quot;;TEXT([Sheet1.Y6];&quot;#&quot;);&quot;&quot;&quot;/&gt;&quot;)" office:value-type="string" office:string-value="&lt;MoveTime from=&quot;Put top in fixture&quot; time=&quot;2&quot;/&gt;" calcext:value-type="string">
            <text:p>&lt;MoveTime from="Put top in fixture" time="2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7];&quot;#&quot;);&quot;&quot;&quot; time=&quot;&quot;&quot;;TEXT([Sheet1.C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D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E7];&quot;#&quot;);&quot;&quot;&quot;/&gt;&quot;)" office:value-type="string" office:string-value="&lt;MoveTime from=&quot;Take button&quot; time=&quot;&quot;/&gt;" calcext:value-type="string">
            <text:p>&lt;MoveTime from="Take button" time=""/&gt;</text:p>
          </table:table-cell>
          <table:table-cell table:formula="of:=CONCATENATE(&quot;&lt;MoveTime from=&quot;&quot;&quot;;TEXT([Sheet1.$B7];&quot;#&quot;);&quot;&quot;&quot; time=&quot;&quot;&quot;;TEXT([Sheet1.F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G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H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I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J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K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L7];&quot;#&quot;);&quot;&quot;&quot;/&gt;&quot;)" office:value-type="string" office:string-value="&lt;MoveTime from=&quot;Take button&quot; time=&quot;11&quot;/&gt;" calcext:value-type="string">
            <text:p>&lt;MoveTime from="Take button" time="11"/&gt;</text:p>
          </table:table-cell>
          <table:table-cell table:formula="of:=CONCATENATE(&quot;&lt;MoveTime from=&quot;&quot;&quot;;TEXT([Sheet1.$B7];&quot;#&quot;);&quot;&quot;&quot; time=&quot;&quot;&quot;;TEXT([Sheet1.M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N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O7];&quot;#&quot;);&quot;&quot;&quot;/&gt;&quot;)" office:value-type="string" office:string-value="&lt;MoveTime from=&quot;Take button&quot; time=&quot;4&quot;/&gt;" calcext:value-type="string">
            <text:p>&lt;MoveTime from="Take button" time="4"/&gt;</text:p>
          </table:table-cell>
          <table:table-cell table:formula="of:=CONCATENATE(&quot;&lt;MoveTime from=&quot;&quot;&quot;;TEXT([Sheet1.$B7];&quot;#&quot;);&quot;&quot;&quot; time=&quot;&quot;&quot;;TEXT([Sheet1.P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Q7];&quot;#&quot;);&quot;&quot;&quot;/&gt;&quot;)" office:value-type="string" office:string-value="&lt;MoveTime from=&quot;Take button&quot; time=&quot;10&quot;/&gt;" calcext:value-type="string">
            <text:p>&lt;MoveTime from="Take button" time="10"/&gt;</text:p>
          </table:table-cell>
          <table:table-cell table:formula="of:=CONCATENATE(&quot;&lt;MoveTime from=&quot;&quot;&quot;;TEXT([Sheet1.$B7];&quot;#&quot;);&quot;&quot;&quot; time=&quot;&quot;&quot;;TEXT([Sheet1.R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S7];&quot;#&quot;);&quot;&quot;&quot;/&gt;&quot;)" office:value-type="string" office:string-value="&lt;MoveTime from=&quot;Take button&quot; time=&quot;9&quot;/&gt;" calcext:value-type="string">
            <text:p>&lt;MoveTime from="Take button" time="9"/&gt;</text:p>
          </table:table-cell>
          <table:table-cell table:formula="of:=CONCATENATE(&quot;&lt;MoveTime from=&quot;&quot;&quot;;TEXT([Sheet1.$B7];&quot;#&quot;);&quot;&quot;&quot; time=&quot;&quot;&quot;;TEXT([Sheet1.T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U7];&quot;#&quot;);&quot;&quot;&quot;/&gt;&quot;)" office:value-type="string" office:string-value="&lt;MoveTime from=&quot;Take button&quot; time=&quot;8&quot;/&gt;" calcext:value-type="string">
            <text:p>&lt;MoveTime from="Take button" time="8"/&gt;</text:p>
          </table:table-cell>
          <table:table-cell table:formula="of:=CONCATENATE(&quot;&lt;MoveTime from=&quot;&quot;&quot;;TEXT([Sheet1.$B7];&quot;#&quot;);&quot;&quot;&quot; time=&quot;&quot;&quot;;TEXT([Sheet1.V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W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X7];&quot;#&quot;);&quot;&quot;&quot;/&gt;&quot;)" office:value-type="string" office:string-value="&lt;MoveTime from=&quot;Take button&quot; time=&quot;5&quot;/&gt;" calcext:value-type="string">
            <text:p>&lt;MoveTime from="Take button" time="5"/&gt;</text:p>
          </table:table-cell>
          <table:table-cell table:formula="of:=CONCATENATE(&quot;&lt;MoveTime from=&quot;&quot;&quot;;TEXT([Sheet1.$B7];&quot;#&quot;);&quot;&quot;&quot; time=&quot;&quot;&quot;;TEXT([Sheet1.Y7];&quot;#&quot;);&quot;&quot;&quot;/&gt;&quot;)" office:value-type="string" office:string-value="&lt;MoveTime from=&quot;Take button&quot; time=&quot;5&quot;/&gt;" calcext:value-type="string">
            <text:p>&lt;MoveTime from="Take button" time="5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8];&quot;#&quot;);&quot;&quot;&quot; time=&quot;&quot;&quot;;TEXT([Sheet1.C8];&quot;#&quot;);&quot;&quot;&quot;/&gt;&quot;)" office:value-type="string" office:string-value="&lt;MoveTime from=&quot;Mount button on top&quot; time=&quot;8&quot;/&gt;" calcext:value-type="string">
            <text:p>&lt;MoveTime from="Mount button on top" time="8"/&gt;</text:p>
          </table:table-cell>
          <table:table-cell table:formula="of:=CONCATENATE(&quot;&lt;MoveTime from=&quot;&quot;&quot;;TEXT([Sheet1.$B8];&quot;#&quot;);&quot;&quot;&quot; time=&quot;&quot;&quot;;TEXT([Sheet1.D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E8];&quot;#&quot;);&quot;&quot;&quot;/&gt;&quot;)" office:value-type="string" office:string-value="&lt;MoveTime from=&quot;Mount button on top&quot; time=&quot;3&quot;/&gt;" calcext:value-type="string">
            <text:p>&lt;MoveTime from="Mount button on top" time="3"/&gt;</text:p>
          </table:table-cell>
          <table:table-cell table:formula="of:=CONCATENATE(&quot;&lt;MoveTime from=&quot;&quot;&quot;;TEXT([Sheet1.$B8];&quot;#&quot;);&quot;&quot;&quot; time=&quot;&quot;&quot;;TEXT([Sheet1.F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G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H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I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J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K8];&quot;#&quot;);&quot;&quot;&quot;/&gt;&quot;)" office:value-type="string" office:string-value="&lt;MoveTime from=&quot;Mount button on top&quot; time=&quot;7&quot;/&gt;" calcext:value-type="string">
            <text:p>&lt;MoveTime from="Mount button on top" time="7"/&gt;</text:p>
          </table:table-cell>
          <table:table-cell table:formula="of:=CONCATENATE(&quot;&lt;MoveTime from=&quot;&quot;&quot;;TEXT([Sheet1.$B8];&quot;#&quot;);&quot;&quot;&quot; time=&quot;&quot;&quot;;TEXT([Sheet1.L8];&quot;#&quot;);&quot;&quot;&quot;/&gt;&quot;)" office:value-type="string" office:string-value="&lt;MoveTime from=&quot;Mount button on top&quot; time=&quot;9&quot;/&gt;" calcext:value-type="string">
            <text:p>&lt;MoveTime from="Mount button on top" time="9"/&gt;</text:p>
          </table:table-cell>
          <table:table-cell table:formula="of:=CONCATENATE(&quot;&lt;MoveTime from=&quot;&quot;&quot;;TEXT([Sheet1.$B8];&quot;#&quot;);&quot;&quot;&quot; time=&quot;&quot;&quot;;TEXT([Sheet1.M8];&quot;#&quot;);&quot;&quot;&quot;/&gt;&quot;)" office:value-type="string" office:string-value="&lt;MoveTime from=&quot;Mount button on top&quot; time=&quot;7&quot;/&gt;" calcext:value-type="string">
            <text:p>&lt;MoveTime from="Mount button on top" time="7"/&gt;</text:p>
          </table:table-cell>
          <table:table-cell table:formula="of:=CONCATENATE(&quot;&lt;MoveTime from=&quot;&quot;&quot;;TEXT([Sheet1.$B8];&quot;#&quot;);&quot;&quot;&quot; time=&quot;&quot;&quot;;TEXT([Sheet1.N8];&quot;#&quot;);&quot;&quot;&quot;/&gt;&quot;)" office:value-type="string" office:string-value="&lt;MoveTime from=&quot;Mount button on top&quot; time=&quot;7&quot;/&gt;" calcext:value-type="string">
            <text:p>&lt;MoveTime from="Mount button on top" time="7"/&gt;</text:p>
          </table:table-cell>
          <table:table-cell table:formula="of:=CONCATENATE(&quot;&lt;MoveTime from=&quot;&quot;&quot;;TEXT([Sheet1.$B8];&quot;#&quot;);&quot;&quot;&quot; time=&quot;&quot;&quot;;TEXT([Sheet1.O8];&quot;#&quot;);&quot;&quot;&quot;/&gt;&quot;)" office:value-type="string" office:string-value="&lt;MoveTime from=&quot;Mount button on top&quot; time=&quot;1&quot;/&gt;" calcext:value-type="string">
            <text:p>&lt;MoveTime from="Mount button on top" time="1"/&gt;</text:p>
          </table:table-cell>
          <table:table-cell table:formula="of:=CONCATENATE(&quot;&lt;MoveTime from=&quot;&quot;&quot;;TEXT([Sheet1.$B8];&quot;#&quot;);&quot;&quot;&quot; time=&quot;&quot;&quot;;TEXT([Sheet1.P8];&quot;#&quot;);&quot;&quot;&quot;/&gt;&quot;)" office:value-type="string" office:string-value="&lt;MoveTime from=&quot;Mount button on top&quot; time=&quot;8&quot;/&gt;" calcext:value-type="string">
            <text:p>&lt;MoveTime from="Mount button on top" time="8"/&gt;</text:p>
          </table:table-cell>
          <table:table-cell table:formula="of:=CONCATENATE(&quot;&lt;MoveTime from=&quot;&quot;&quot;;TEXT([Sheet1.$B8];&quot;#&quot;);&quot;&quot;&quot; time=&quot;&quot;&quot;;TEXT([Sheet1.Q8];&quot;#&quot;);&quot;&quot;&quot;/&gt;&quot;)" office:value-type="string" office:string-value="&lt;MoveTime from=&quot;Mount button on top&quot; time=&quot;10&quot;/&gt;" calcext:value-type="string">
            <text:p>&lt;MoveTime from="Mount button on top" time="10"/&gt;</text:p>
          </table:table-cell>
          <table:table-cell table:formula="of:=CONCATENATE(&quot;&lt;MoveTime from=&quot;&quot;&quot;;TEXT([Sheet1.$B8];&quot;#&quot;);&quot;&quot;&quot; time=&quot;&quot;&quot;;TEXT([Sheet1.R8];&quot;#&quot;);&quot;&quot;&quot;/&gt;&quot;)" office:value-type="string" office:string-value="&lt;MoveTime from=&quot;Mount button on top&quot; time=&quot;8&quot;/&gt;" calcext:value-type="string">
            <text:p>&lt;MoveTime from="Mount button on top" time="8"/&gt;</text:p>
          </table:table-cell>
          <table:table-cell table:formula="of:=CONCATENATE(&quot;&lt;MoveTime from=&quot;&quot;&quot;;TEXT([Sheet1.$B8];&quot;#&quot;);&quot;&quot;&quot; time=&quot;&quot;&quot;;TEXT([Sheet1.S8];&quot;#&quot;);&quot;&quot;&quot;/&gt;&quot;)" office:value-type="string" office:string-value="&lt;MoveTime from=&quot;Mount button on top&quot; time=&quot;8&quot;/&gt;" calcext:value-type="string">
            <text:p>&lt;MoveTime from="Mount button on top" time="8"/&gt;</text:p>
          </table:table-cell>
          <table:table-cell table:formula="of:=CONCATENATE(&quot;&lt;MoveTime from=&quot;&quot;&quot;;TEXT([Sheet1.$B8];&quot;#&quot;);&quot;&quot;&quot; time=&quot;&quot;&quot;;TEXT([Sheet1.T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U8];&quot;#&quot;);&quot;&quot;&quot;/&gt;&quot;)" office:value-type="string" office:string-value="&lt;MoveTime from=&quot;Mount button on top&quot; time=&quot;5&quot;/&gt;" calcext:value-type="string">
            <text:p>&lt;MoveTime from="Mount button on top" time="5"/&gt;</text:p>
          </table:table-cell>
          <table:table-cell table:formula="of:=CONCATENATE(&quot;&lt;MoveTime from=&quot;&quot;&quot;;TEXT([Sheet1.$B8];&quot;#&quot;);&quot;&quot;&quot; time=&quot;&quot;&quot;;TEXT([Sheet1.V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W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X8];&quot;#&quot;);&quot;&quot;&quot;/&gt;&quot;)" office:value-type="string" office:string-value="&lt;MoveTime from=&quot;Mount button on top&quot; time=&quot;2&quot;/&gt;" calcext:value-type="string">
            <text:p>&lt;MoveTime from="Mount button on top" time="2"/&gt;</text:p>
          </table:table-cell>
          <table:table-cell table:formula="of:=CONCATENATE(&quot;&lt;MoveTime from=&quot;&quot;&quot;;TEXT([Sheet1.$B8];&quot;#&quot;);&quot;&quot;&quot; time=&quot;&quot;&quot;;TEXT([Sheet1.Y8];&quot;#&quot;);&quot;&quot;&quot;/&gt;&quot;)" office:value-type="string" office:string-value="&lt;MoveTime from=&quot;Mount button on top&quot; time=&quot;2&quot;/&gt;" calcext:value-type="string">
            <text:p>&lt;MoveTime from="Mount button on top" time="2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9];&quot;#&quot;);&quot;&quot;&quot; time=&quot;&quot;&quot;;TEXT([Sheet1.C9];&quot;#&quot;);&quot;&quot;&quot;/&gt;&quot;)" office:value-type="string" office:string-value="&lt;MoveTime from=&quot;Take top-button from fixture&quot; time=&quot;8&quot;/&gt;" calcext:value-type="string">
            <text:p>&lt;MoveTime from="Take top-button from fixture" time="8"/&gt;</text:p>
          </table:table-cell>
          <table:table-cell table:formula="of:=CONCATENATE(&quot;&lt;MoveTime from=&quot;&quot;&quot;;TEXT([Sheet1.$B9];&quot;#&quot;);&quot;&quot;&quot; time=&quot;&quot;&quot;;TEXT([Sheet1.D9];&quot;#&quot;);&quot;&quot;&quot;/&gt;&quot;)" office:value-type="string" office:string-value="&lt;MoveTime from=&quot;Take top-button from fixture&quot; time=&quot;&quot;/&gt;" calcext:value-type="string">
            <text:p>&lt;MoveTime from="Take top-button from fixture" time=""/&gt;</text:p>
          </table:table-cell>
          <table:table-cell table:formula="of:=CONCATENATE(&quot;&lt;MoveTime from=&quot;&quot;&quot;;TEXT([Sheet1.$B9];&quot;#&quot;);&quot;&quot;&quot; time=&quot;&quot;&quot;;TEXT([Sheet1.E9];&quot;#&quot;);&quot;&quot;&quot;/&gt;&quot;)" office:value-type="string" office:string-value="&lt;MoveTime from=&quot;Take top-button from fixture&quot; time=&quot;3&quot;/&gt;" calcext:value-type="string">
            <text:p>&lt;MoveTime from="Take top-button from fixture" time="3"/&gt;</text:p>
          </table:table-cell>
          <table:table-cell table:formula="of:=CONCATENATE(&quot;&lt;MoveTime from=&quot;&quot;&quot;;TEXT([Sheet1.$B9];&quot;#&quot;);&quot;&quot;&quot; time=&quot;&quot;&quot;;TEXT([Sheet1.F9];&quot;#&quot;);&quot;&quot;&quot;/&gt;&quot;)" office:value-type="string" office:string-value="&lt;MoveTime from=&quot;Take top-button from fixture&quot; time=&quot;&quot;/&gt;" calcext:value-type="string">
            <text:p>&lt;MoveTime from="Take top-button from fixture" time=""/&gt;</text:p>
          </table:table-cell>
          <table:table-cell table:formula="of:=CONCATENATE(&quot;&lt;MoveTime from=&quot;&quot;&quot;;TEXT([Sheet1.$B9];&quot;#&quot;);&quot;&quot;&quot; time=&quot;&quot;&quot;;TEXT([Sheet1.G9];&quot;#&quot;);&quot;&quot;&quot;/&gt;&quot;)" office:value-type="string" office:string-value="&lt;MoveTime from=&quot;Take top-button from fixture&quot; time=&quot;&quot;/&gt;" calcext:value-type="string">
            <text:p>&lt;MoveTime from="Take top-button from fixture" time=""/&gt;</text:p>
          </table:table-cell>
          <table:table-cell table:formula="of:=CONCATENATE(&quot;&lt;MoveTime from=&quot;&quot;&quot;;TEXT([Sheet1.$B9];&quot;#&quot;);&quot;&quot;&quot; time=&quot;&quot;&quot;;TEXT([Sheet1.H9];&quot;#&quot;);&quot;&quot;&quot;/&gt;&quot;)" office:value-type="string" office:string-value="&lt;MoveTime from=&quot;Take top-button from fixture&quot; time=&quot;&quot;/&gt;" calcext:value-type="string">
            <text:p>&lt;MoveTime from="Take top-button from fixture" time=""/&gt;</text:p>
          </table:table-cell>
          <table:table-cell table:formula="of:=CONCATENATE(&quot;&lt;MoveTime from=&quot;&quot;&quot;;TEXT([Sheet1.$B9];&quot;#&quot;);&quot;&quot;&quot; time=&quot;&quot;&quot;;TEXT([Sheet1.I9];&quot;#&quot;);&quot;&quot;&quot;/&gt;&quot;)" office:value-type="string" office:string-value="&lt;MoveTime from=&quot;Take top-button from fixture&quot; time=&quot;&quot;/&gt;" calcext:value-type="string">
            <text:p>&lt;MoveTime from="Take top-button from fixture" time=""/&gt;</text:p>
          </table:table-cell>
          <table:table-cell table:formula="of:=CONCATENATE(&quot;&lt;MoveTime from=&quot;&quot;&quot;;TEXT([Sheet1.$B9];&quot;#&quot;);&quot;&quot;&quot; time=&quot;&quot;&quot;;TEXT([Sheet1.J9];&quot;#&quot;);&quot;&quot;&quot;/&gt;&quot;)" office:value-type="string" office:string-value="&lt;MoveTime from=&quot;Take top-button from fixture&quot; time=&quot;&quot;/&gt;" calcext:value-type="string">
            <text:p>&lt;MoveTime from="Take top-button from fixture" time=""/&gt;</text:p>
          </table:table-cell>
          <table:table-cell table:formula="of:=CONCATENATE(&quot;&lt;MoveTime from=&quot;&quot;&quot;;TEXT([Sheet1.$B9];&quot;#&quot;);&quot;&quot;&quot; time=&quot;&quot;&quot;;TEXT([Sheet1.K9];&quot;#&quot;);&quot;&quot;&quot;/&gt;&quot;)" office:value-type="string" office:string-value="&lt;MoveTime from=&quot;Take top-button from fixture&quot; time=&quot;7&quot;/&gt;" calcext:value-type="string">
            <text:p>&lt;MoveTime from="Take top-button from fixture" time="7"/&gt;</text:p>
          </table:table-cell>
          <table:table-cell table:formula="of:=CONCATENATE(&quot;&lt;MoveTime from=&quot;&quot;&quot;;TEXT([Sheet1.$B9];&quot;#&quot;);&quot;&quot;&quot; time=&quot;&quot;&quot;;TEXT([Sheet1.L9];&quot;#&quot;);&quot;&quot;&quot;/&gt;&quot;)" office:value-type="string" office:string-value="&lt;MoveTime from=&quot;Take top-button from fixture&quot; time=&quot;9&quot;/&gt;" calcext:value-type="string">
            <text:p>&lt;MoveTime from="Take top-button from fixture" time="9"/&gt;</text:p>
          </table:table-cell>
          <table:table-cell table:formula="of:=CONCATENATE(&quot;&lt;MoveTime from=&quot;&quot;&quot;;TEXT([Sheet1.$B9];&quot;#&quot;);&quot;&quot;&quot; time=&quot;&quot;&quot;;TEXT([Sheet1.M9];&quot;#&quot;);&quot;&quot;&quot;/&gt;&quot;)" office:value-type="string" office:string-value="&lt;MoveTime from=&quot;Take top-button from fixture&quot; time=&quot;7&quot;/&gt;" calcext:value-type="string">
            <text:p>&lt;MoveTime from="Take top-button from fixture" time="7"/&gt;</text:p>
          </table:table-cell>
          <table:table-cell table:formula="of:=CONCATENATE(&quot;&lt;MoveTime from=&quot;&quot;&quot;;TEXT([Sheet1.$B9];&quot;#&quot;);&quot;&quot;&quot; time=&quot;&quot;&quot;;TEXT([Sheet1.N9];&quot;#&quot;);&quot;&quot;&quot;/&gt;&quot;)" office:value-type="string" office:string-value="&lt;MoveTime from=&quot;Take top-button from fixture&quot; time=&quot;7&quot;/&gt;" calcext:value-type="string">
            <text:p>&lt;MoveTime from="Take top-button from fixture" time="7"/&gt;</text:p>
          </table:table-cell>
          <table:table-cell table:formula="of:=CONCATENATE(&quot;&lt;MoveTime from=&quot;&quot;&quot;;TEXT([Sheet1.$B9];&quot;#&quot;);&quot;&quot;&quot; time=&quot;&quot;&quot;;TEXT([Sheet1.O9];&quot;#&quot;);&quot;&quot;&quot;/&gt;&quot;)" office:value-type="string" office:string-value="&lt;MoveTime from=&quot;Take top-button from fixture&quot; time=&quot;1&quot;/&gt;" calcext:value-type="string">
            <text:p>&lt;MoveTime from="Take top-button from fixture" time="1"/&gt;</text:p>
          </table:table-cell>
          <table:table-cell table:formula="of:=CONCATENATE(&quot;&lt;MoveTime from=&quot;&quot;&quot;;TEXT([Sheet1.$B9];&quot;#&quot;);&quot;&quot;&quot; time=&quot;&quot;&quot;;TEXT([Sheet1.P9];&quot;#&quot;);&quot;&quot;&quot;/&gt;&quot;)" office:value-type="string" office:string-value="&lt;MoveTime from=&quot;Take top-button from fixture&quot; time=&quot;8&quot;/&gt;" calcext:value-type="string">
            <text:p>&lt;MoveTime from="Take top-button from fixture" time="8"/&gt;</text:p>
          </table:table-cell>
          <table:table-cell table:formula="of:=CONCATENATE(&quot;&lt;MoveTime from=&quot;&quot;&quot;;TEXT([Sheet1.$B9];&quot;#&quot;);&quot;&quot;&quot; time=&quot;&quot;&quot;;TEXT([Sheet1.Q9];&quot;#&quot;);&quot;&quot;&quot;/&gt;&quot;)" office:value-type="string" office:string-value="&lt;MoveTime from=&quot;Take top-button from fixture&quot; time=&quot;10&quot;/&gt;" calcext:value-type="string">
            <text:p>&lt;MoveTime from="Take top-button from fixture" time="10"/&gt;</text:p>
          </table:table-cell>
          <table:table-cell table:formula="of:=CONCATENATE(&quot;&lt;MoveTime from=&quot;&quot;&quot;;TEXT([Sheet1.$B9];&quot;#&quot;);&quot;&quot;&quot; time=&quot;&quot;&quot;;TEXT([Sheet1.R9];&quot;#&quot;);&quot;&quot;&quot;/&gt;&quot;)" office:value-type="string" office:string-value="&lt;MoveTime from=&quot;Take top-button from fixture&quot; time=&quot;8&quot;/&gt;" calcext:value-type="string">
            <text:p>&lt;MoveTime from="Take top-button from fixture" time="8"/&gt;</text:p>
          </table:table-cell>
          <table:table-cell table:formula="of:=CONCATENATE(&quot;&lt;MoveTime from=&quot;&quot;&quot;;TEXT([Sheet1.$B9];&quot;#&quot;);&quot;&quot;&quot; time=&quot;&quot;&quot;;TEXT([Sheet1.S9];&quot;#&quot;);&quot;&quot;&quot;/&gt;&quot;)" office:value-type="string" office:string-value="&lt;MoveTime from=&quot;Take top-button from fixture&quot; time=&quot;8&quot;/&gt;" calcext:value-type="string">
            <text:p>&lt;MoveTime from="Take top-button from fixture" time="8"/&gt;</text:p>
          </table:table-cell>
          <table:table-cell table:formula="of:=CONCATENATE(&quot;&lt;MoveTime from=&quot;&quot;&quot;;TEXT([Sheet1.$B9];&quot;#&quot;);&quot;&quot;&quot; time=&quot;&quot;&quot;;TEXT([Sheet1.T9];&quot;#&quot;);&quot;&quot;&quot;/&gt;&quot;)" office:value-type="string" office:string-value="&lt;MoveTime from=&quot;Take top-button from fixture&quot; time=&quot;&quot;/&gt;" calcext:value-type="string">
            <text:p>&lt;MoveTime from="Take top-button from fixture" time=""/&gt;</text:p>
          </table:table-cell>
          <table:table-cell table:formula="of:=CONCATENATE(&quot;&lt;MoveTime from=&quot;&quot;&quot;;TEXT([Sheet1.$B9];&quot;#&quot;);&quot;&quot;&quot; time=&quot;&quot;&quot;;TEXT([Sheet1.U9];&quot;#&quot;);&quot;&quot;&quot;/&gt;&quot;)" office:value-type="string" office:string-value="&lt;MoveTime from=&quot;Take top-button from fixture&quot; time=&quot;5&quot;/&gt;" calcext:value-type="string">
            <text:p>&lt;MoveTime from="Take top-button from fixture" time="5"/&gt;</text:p>
          </table:table-cell>
          <table:table-cell table:formula="of:=CONCATENATE(&quot;&lt;MoveTime from=&quot;&quot;&quot;;TEXT([Sheet1.$B9];&quot;#&quot;);&quot;&quot;&quot; time=&quot;&quot;&quot;;TEXT([Sheet1.V9];&quot;#&quot;);&quot;&quot;&quot;/&gt;&quot;)" office:value-type="string" office:string-value="&lt;MoveTime from=&quot;Take top-button from fixture&quot; time=&quot;&quot;/&gt;" calcext:value-type="string">
            <text:p>&lt;MoveTime from="Take top-button from fixture" time=""/&gt;</text:p>
          </table:table-cell>
          <table:table-cell table:formula="of:=CONCATENATE(&quot;&lt;MoveTime from=&quot;&quot;&quot;;TEXT([Sheet1.$B9];&quot;#&quot;);&quot;&quot;&quot; time=&quot;&quot;&quot;;TEXT([Sheet1.W9];&quot;#&quot;);&quot;&quot;&quot;/&gt;&quot;)" office:value-type="string" office:string-value="&lt;MoveTime from=&quot;Take top-button from fixture&quot; time=&quot;&quot;/&gt;" calcext:value-type="string">
            <text:p>&lt;MoveTime from="Take top-button from fixture" time=""/&gt;</text:p>
          </table:table-cell>
          <table:table-cell table:formula="of:=CONCATENATE(&quot;&lt;MoveTime from=&quot;&quot;&quot;;TEXT([Sheet1.$B9];&quot;#&quot;);&quot;&quot;&quot; time=&quot;&quot;&quot;;TEXT([Sheet1.X9];&quot;#&quot;);&quot;&quot;&quot;/&gt;&quot;)" office:value-type="string" office:string-value="&lt;MoveTime from=&quot;Take top-button from fixture&quot; time=&quot;2&quot;/&gt;" calcext:value-type="string">
            <text:p>&lt;MoveTime from="Take top-button from fixture" time="2"/&gt;</text:p>
          </table:table-cell>
          <table:table-cell table:formula="of:=CONCATENATE(&quot;&lt;MoveTime from=&quot;&quot;&quot;;TEXT([Sheet1.$B9];&quot;#&quot;);&quot;&quot;&quot; time=&quot;&quot;&quot;;TEXT([Sheet1.Y9];&quot;#&quot;);&quot;&quot;&quot;/&gt;&quot;)" office:value-type="string" office:string-value="&lt;MoveTime from=&quot;Take top-button from fixture&quot; time=&quot;2&quot;/&gt;" calcext:value-type="string">
            <text:p>&lt;MoveTime from="Take top-button from fixture" time="2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0];&quot;#&quot;);&quot;&quot;&quot; time=&quot;&quot;&quot;;TEXT([Sheet1.C10];&quot;#&quot;);&quot;&quot;&quot;/&gt;&quot;)" office:value-type="string" office:string-value="&lt;MoveTime from=&quot;Angle top-button&quot; time=&quot;8&quot;/&gt;" calcext:value-type="string">
            <text:p>&lt;MoveTime from="Angle top-button" time="8"/&gt;</text:p>
          </table:table-cell>
          <table:table-cell table:formula="of:=CONCATENATE(&quot;&lt;MoveTime from=&quot;&quot;&quot;;TEXT([Sheet1.$B10];&quot;#&quot;);&quot;&quot;&quot; time=&quot;&quot;&quot;;TEXT([Sheet1.D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E10];&quot;#&quot;);&quot;&quot;&quot;/&gt;&quot;)" office:value-type="string" office:string-value="&lt;MoveTime from=&quot;Angle top-button&quot; time=&quot;3&quot;/&gt;" calcext:value-type="string">
            <text:p>&lt;MoveTime from="Angle top-button" time="3"/&gt;</text:p>
          </table:table-cell>
          <table:table-cell table:formula="of:=CONCATENATE(&quot;&lt;MoveTime from=&quot;&quot;&quot;;TEXT([Sheet1.$B10];&quot;#&quot;);&quot;&quot;&quot; time=&quot;&quot;&quot;;TEXT([Sheet1.F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G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H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I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J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K10];&quot;#&quot;);&quot;&quot;&quot;/&gt;&quot;)" office:value-type="string" office:string-value="&lt;MoveTime from=&quot;Angle top-button&quot; time=&quot;7&quot;/&gt;" calcext:value-type="string">
            <text:p>&lt;MoveTime from="Angle top-button" time="7"/&gt;</text:p>
          </table:table-cell>
          <table:table-cell table:formula="of:=CONCATENATE(&quot;&lt;MoveTime from=&quot;&quot;&quot;;TEXT([Sheet1.$B10];&quot;#&quot;);&quot;&quot;&quot; time=&quot;&quot;&quot;;TEXT([Sheet1.L10];&quot;#&quot;);&quot;&quot;&quot;/&gt;&quot;)" office:value-type="string" office:string-value="&lt;MoveTime from=&quot;Angle top-button&quot; time=&quot;9&quot;/&gt;" calcext:value-type="string">
            <text:p>&lt;MoveTime from="Angle top-button" time="9"/&gt;</text:p>
          </table:table-cell>
          <table:table-cell table:formula="of:=CONCATENATE(&quot;&lt;MoveTime from=&quot;&quot;&quot;;TEXT([Sheet1.$B10];&quot;#&quot;);&quot;&quot;&quot; time=&quot;&quot;&quot;;TEXT([Sheet1.M10];&quot;#&quot;);&quot;&quot;&quot;/&gt;&quot;)" office:value-type="string" office:string-value="&lt;MoveTime from=&quot;Angle top-button&quot; time=&quot;7&quot;/&gt;" calcext:value-type="string">
            <text:p>&lt;MoveTime from="Angle top-button" time="7"/&gt;</text:p>
          </table:table-cell>
          <table:table-cell table:formula="of:=CONCATENATE(&quot;&lt;MoveTime from=&quot;&quot;&quot;;TEXT([Sheet1.$B10];&quot;#&quot;);&quot;&quot;&quot; time=&quot;&quot;&quot;;TEXT([Sheet1.N10];&quot;#&quot;);&quot;&quot;&quot;/&gt;&quot;)" office:value-type="string" office:string-value="&lt;MoveTime from=&quot;Angle top-button&quot; time=&quot;7&quot;/&gt;" calcext:value-type="string">
            <text:p>&lt;MoveTime from="Angle top-button" time="7"/&gt;</text:p>
          </table:table-cell>
          <table:table-cell table:formula="of:=CONCATENATE(&quot;&lt;MoveTime from=&quot;&quot;&quot;;TEXT([Sheet1.$B10];&quot;#&quot;);&quot;&quot;&quot; time=&quot;&quot;&quot;;TEXT([Sheet1.O10];&quot;#&quot;);&quot;&quot;&quot;/&gt;&quot;)" office:value-type="string" office:string-value="&lt;MoveTime from=&quot;Angle top-button&quot; time=&quot;1&quot;/&gt;" calcext:value-type="string">
            <text:p>&lt;MoveTime from="Angle top-button" time="1"/&gt;</text:p>
          </table:table-cell>
          <table:table-cell table:formula="of:=CONCATENATE(&quot;&lt;MoveTime from=&quot;&quot;&quot;;TEXT([Sheet1.$B10];&quot;#&quot;);&quot;&quot;&quot; time=&quot;&quot;&quot;;TEXT([Sheet1.P10];&quot;#&quot;);&quot;&quot;&quot;/&gt;&quot;)" office:value-type="string" office:string-value="&lt;MoveTime from=&quot;Angle top-button&quot; time=&quot;8&quot;/&gt;" calcext:value-type="string">
            <text:p>&lt;MoveTime from="Angle top-button" time="8"/&gt;</text:p>
          </table:table-cell>
          <table:table-cell table:formula="of:=CONCATENATE(&quot;&lt;MoveTime from=&quot;&quot;&quot;;TEXT([Sheet1.$B10];&quot;#&quot;);&quot;&quot;&quot; time=&quot;&quot;&quot;;TEXT([Sheet1.Q10];&quot;#&quot;);&quot;&quot;&quot;/&gt;&quot;)" office:value-type="string" office:string-value="&lt;MoveTime from=&quot;Angle top-button&quot; time=&quot;10&quot;/&gt;" calcext:value-type="string">
            <text:p>&lt;MoveTime from="Angle top-button" time="10"/&gt;</text:p>
          </table:table-cell>
          <table:table-cell table:formula="of:=CONCATENATE(&quot;&lt;MoveTime from=&quot;&quot;&quot;;TEXT([Sheet1.$B10];&quot;#&quot;);&quot;&quot;&quot; time=&quot;&quot;&quot;;TEXT([Sheet1.R10];&quot;#&quot;);&quot;&quot;&quot;/&gt;&quot;)" office:value-type="string" office:string-value="&lt;MoveTime from=&quot;Angle top-button&quot; time=&quot;8&quot;/&gt;" calcext:value-type="string">
            <text:p>&lt;MoveTime from="Angle top-button" time="8"/&gt;</text:p>
          </table:table-cell>
          <table:table-cell table:formula="of:=CONCATENATE(&quot;&lt;MoveTime from=&quot;&quot;&quot;;TEXT([Sheet1.$B10];&quot;#&quot;);&quot;&quot;&quot; time=&quot;&quot;&quot;;TEXT([Sheet1.S10];&quot;#&quot;);&quot;&quot;&quot;/&gt;&quot;)" office:value-type="string" office:string-value="&lt;MoveTime from=&quot;Angle top-button&quot; time=&quot;8&quot;/&gt;" calcext:value-type="string">
            <text:p>&lt;MoveTime from="Angle top-button" time="8"/&gt;</text:p>
          </table:table-cell>
          <table:table-cell table:formula="of:=CONCATENATE(&quot;&lt;MoveTime from=&quot;&quot;&quot;;TEXT([Sheet1.$B10];&quot;#&quot;);&quot;&quot;&quot; time=&quot;&quot;&quot;;TEXT([Sheet1.T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U10];&quot;#&quot;);&quot;&quot;&quot;/&gt;&quot;)" office:value-type="string" office:string-value="&lt;MoveTime from=&quot;Angle top-button&quot; time=&quot;5&quot;/&gt;" calcext:value-type="string">
            <text:p>&lt;MoveTime from="Angle top-button" time="5"/&gt;</text:p>
          </table:table-cell>
          <table:table-cell table:formula="of:=CONCATENATE(&quot;&lt;MoveTime from=&quot;&quot;&quot;;TEXT([Sheet1.$B10];&quot;#&quot;);&quot;&quot;&quot; time=&quot;&quot;&quot;;TEXT([Sheet1.V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W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X10];&quot;#&quot;);&quot;&quot;&quot;/&gt;&quot;)" office:value-type="string" office:string-value="&lt;MoveTime from=&quot;Angle top-button&quot; time=&quot;2&quot;/&gt;" calcext:value-type="string">
            <text:p>&lt;MoveTime from="Angle top-button" time="2"/&gt;</text:p>
          </table:table-cell>
          <table:table-cell table:formula="of:=CONCATENATE(&quot;&lt;MoveTime from=&quot;&quot;&quot;;TEXT([Sheet1.$B10];&quot;#&quot;);&quot;&quot;&quot; time=&quot;&quot;&quot;;TEXT([Sheet1.Y10];&quot;#&quot;);&quot;&quot;&quot;/&gt;&quot;)" office:value-type="string" office:string-value="&lt;MoveTime from=&quot;Angle top-button&quot; time=&quot;2&quot;/&gt;" calcext:value-type="string">
            <text:p>&lt;MoveTime from="Angle top-button" time="2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1];&quot;#&quot;);&quot;&quot;&quot; time=&quot;&quot;&quot;;TEXT([Sheet1.C11];&quot;#&quot;);&quot;&quot;&quot;/&gt;&quot;)" office:value-type="string" office:string-value="&lt;MoveTime from=&quot;Lift top-button, hold top-button&quot; time=&quot;3&quot;/&gt;" calcext:value-type="string">
            <text:p>&lt;MoveTime from="Lift top-button, hold top-button" time="3"/&gt;</text:p>
          </table:table-cell>
          <table:table-cell table:formula="of:=CONCATENATE(&quot;&lt;MoveTime from=&quot;&quot;&quot;;TEXT([Sheet1.$B11];&quot;#&quot;);&quot;&quot;&quot; time=&quot;&quot;&quot;;TEXT([Sheet1.D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E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F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G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H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I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J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K11];&quot;#&quot;);&quot;&quot;&quot;/&gt;&quot;)" office:value-type="string" office:string-value="&lt;MoveTime from=&quot;Lift top-button, hold top-button&quot; time=&quot;&quot;/&gt;" calcext:value-type="string">
            <text:p>&lt;MoveTime from="Lift top-button, hold top-button" time=""/&gt;</text:p>
          </table:table-cell>
          <table:table-cell table:formula="of:=CONCATENATE(&quot;&lt;MoveTime from=&quot;&quot;&quot;;TEXT([Sheet1.$B11];&quot;#&quot;);&quot;&quot;&quot; time=&quot;&quot;&quot;;TEXT([Sheet1.L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M11];&quot;#&quot;);&quot;&quot;&quot;/&gt;&quot;)" office:value-type="string" office:string-value="&lt;MoveTime from=&quot;Lift top-button, hold top-button&quot; time=&quot;&quot;/&gt;" calcext:value-type="string">
            <text:p>&lt;MoveTime from="Lift top-button, hold top-button" time=""/&gt;</text:p>
          </table:table-cell>
          <table:table-cell table:formula="of:=CONCATENATE(&quot;&lt;MoveTime from=&quot;&quot;&quot;;TEXT([Sheet1.$B11];&quot;#&quot;);&quot;&quot;&quot; time=&quot;&quot;&quot;;TEXT([Sheet1.N11];&quot;#&quot;);&quot;&quot;&quot;/&gt;&quot;)" office:value-type="string" office:string-value="&lt;MoveTime from=&quot;Lift top-button, hold top-button&quot; time=&quot;&quot;/&gt;" calcext:value-type="string">
            <text:p>&lt;MoveTime from="Lift top-button, hold top-button" time=""/&gt;</text:p>
          </table:table-cell>
          <table:table-cell table:formula="of:=CONCATENATE(&quot;&lt;MoveTime from=&quot;&quot;&quot;;TEXT([Sheet1.$B11];&quot;#&quot;);&quot;&quot;&quot; time=&quot;&quot;&quot;;TEXT([Sheet1.O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P11];&quot;#&quot;);&quot;&quot;&quot;/&gt;&quot;)" office:value-type="string" office:string-value="&lt;MoveTime from=&quot;Lift top-button, hold top-button&quot; time=&quot;3&quot;/&gt;" calcext:value-type="string">
            <text:p>&lt;MoveTime from="Lift top-button, hold top-button" time="3"/&gt;</text:p>
          </table:table-cell>
          <table:table-cell table:formula="of:=CONCATENATE(&quot;&lt;MoveTime from=&quot;&quot;&quot;;TEXT([Sheet1.$B11];&quot;#&quot;);&quot;&quot;&quot; time=&quot;&quot;&quot;;TEXT([Sheet1.Q11];&quot;#&quot;);&quot;&quot;&quot;/&gt;&quot;)" office:value-type="string" office:string-value="&lt;MoveTime from=&quot;Lift top-button, hold top-button&quot; time=&quot;3&quot;/&gt;" calcext:value-type="string">
            <text:p>&lt;MoveTime from="Lift top-button, hold top-button" time="3"/&gt;</text:p>
          </table:table-cell>
          <table:table-cell table:formula="of:=CONCATENATE(&quot;&lt;MoveTime from=&quot;&quot;&quot;;TEXT([Sheet1.$B11];&quot;#&quot;);&quot;&quot;&quot; time=&quot;&quot;&quot;;TEXT([Sheet1.R11];&quot;#&quot;);&quot;&quot;&quot;/&gt;&quot;)" office:value-type="string" office:string-value="&lt;MoveTime from=&quot;Lift top-button, hold top-button&quot; time=&quot;3&quot;/&gt;" calcext:value-type="string">
            <text:p>&lt;MoveTime from="Lift top-button, hold top-button" time="3"/&gt;</text:p>
          </table:table-cell>
          <table:table-cell table:formula="of:=CONCATENATE(&quot;&lt;MoveTime from=&quot;&quot;&quot;;TEXT([Sheet1.$B11];&quot;#&quot;);&quot;&quot;&quot; time=&quot;&quot;&quot;;TEXT([Sheet1.S11];&quot;#&quot;);&quot;&quot;&quot;/&gt;&quot;)" office:value-type="string" office:string-value="&lt;MoveTime from=&quot;Lift top-button, hold top-button&quot; time=&quot;4&quot;/&gt;" calcext:value-type="string">
            <text:p>&lt;MoveTime from="Lift top-button, hold top-button" time="4"/&gt;</text:p>
          </table:table-cell>
          <table:table-cell table:formula="of:=CONCATENATE(&quot;&lt;MoveTime from=&quot;&quot;&quot;;TEXT([Sheet1.$B11];&quot;#&quot;);&quot;&quot;&quot; time=&quot;&quot;&quot;;TEXT([Sheet1.T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U11];&quot;#&quot;);&quot;&quot;&quot;/&gt;&quot;)" office:value-type="string" office:string-value="&lt;MoveTime from=&quot;Lift top-button, hold top-button&quot; time=&quot;6&quot;/&gt;" calcext:value-type="string">
            <text:p>&lt;MoveTime from="Lift top-button, hold top-button" time="6"/&gt;</text:p>
          </table:table-cell>
          <table:table-cell table:formula="of:=CONCATENATE(&quot;&lt;MoveTime from=&quot;&quot;&quot;;TEXT([Sheet1.$B11];&quot;#&quot;);&quot;&quot;&quot; time=&quot;&quot;&quot;;TEXT([Sheet1.V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W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X11];&quot;#&quot;);&quot;&quot;&quot;/&gt;&quot;)" office:value-type="string" office:string-value="&lt;MoveTime from=&quot;Lift top-button, hold top-button&quot; time=&quot;8&quot;/&gt;" calcext:value-type="string">
            <text:p>&lt;MoveTime from="Lift top-button, hold top-button" time="8"/&gt;</text:p>
          </table:table-cell>
          <table:table-cell table:formula="of:=CONCATENATE(&quot;&lt;MoveTime from=&quot;&quot;&quot;;TEXT([Sheet1.$B11];&quot;#&quot;);&quot;&quot;&quot; time=&quot;&quot;&quot;;TEXT([Sheet1.Y11];&quot;#&quot;);&quot;&quot;&quot;/&gt;&quot;)" office:value-type="string" office:string-value="&lt;MoveTime from=&quot;Lift top-button, hold top-button&quot; time=&quot;8&quot;/&gt;" calcext:value-type="string">
            <text:p>&lt;MoveTime from="Lift top-button, hold top-button" time="8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2];&quot;#&quot;);&quot;&quot;&quot; time=&quot;&quot;&quot;;TEXT([Sheet1.C12];&quot;#&quot;);&quot;&quot;&quot;/&gt;&quot;)" office:value-type="string" office:string-value="&lt;MoveTime from=&quot;Lift top-button, support&quot; time=&quot;3&quot;/&gt;" calcext:value-type="string">
            <text:p>&lt;MoveTime from="Lift top-button, support" time="3"/&gt;</text:p>
          </table:table-cell>
          <table:table-cell table:formula="of:=CONCATENATE(&quot;&lt;MoveTime from=&quot;&quot;&quot;;TEXT([Sheet1.$B12];&quot;#&quot;);&quot;&quot;&quot; time=&quot;&quot;&quot;;TEXT([Sheet1.D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E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F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G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H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I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J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K12];&quot;#&quot;);&quot;&quot;&quot;/&gt;&quot;)" office:value-type="string" office:string-value="&lt;MoveTime from=&quot;Lift top-button, support&quot; time=&quot;&quot;/&gt;" calcext:value-type="string">
            <text:p>&lt;MoveTime from="Lift top-button, support" time=""/&gt;</text:p>
          </table:table-cell>
          <table:table-cell table:formula="of:=CONCATENATE(&quot;&lt;MoveTime from=&quot;&quot;&quot;;TEXT([Sheet1.$B12];&quot;#&quot;);&quot;&quot;&quot; time=&quot;&quot;&quot;;TEXT([Sheet1.L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M12];&quot;#&quot;);&quot;&quot;&quot;/&gt;&quot;)" office:value-type="string" office:string-value="&lt;MoveTime from=&quot;Lift top-button, support&quot; time=&quot;&quot;/&gt;" calcext:value-type="string">
            <text:p>&lt;MoveTime from="Lift top-button, support" time=""/&gt;</text:p>
          </table:table-cell>
          <table:table-cell table:formula="of:=CONCATENATE(&quot;&lt;MoveTime from=&quot;&quot;&quot;;TEXT([Sheet1.$B12];&quot;#&quot;);&quot;&quot;&quot; time=&quot;&quot;&quot;;TEXT([Sheet1.N12];&quot;#&quot;);&quot;&quot;&quot;/&gt;&quot;)" office:value-type="string" office:string-value="&lt;MoveTime from=&quot;Lift top-button, support&quot; time=&quot;&quot;/&gt;" calcext:value-type="string">
            <text:p>&lt;MoveTime from="Lift top-button, support" time=""/&gt;</text:p>
          </table:table-cell>
          <table:table-cell table:formula="of:=CONCATENATE(&quot;&lt;MoveTime from=&quot;&quot;&quot;;TEXT([Sheet1.$B12];&quot;#&quot;);&quot;&quot;&quot; time=&quot;&quot;&quot;;TEXT([Sheet1.O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P12];&quot;#&quot;);&quot;&quot;&quot;/&gt;&quot;)" office:value-type="string" office:string-value="&lt;MoveTime from=&quot;Lift top-button, support&quot; time=&quot;3&quot;/&gt;" calcext:value-type="string">
            <text:p>&lt;MoveTime from="Lift top-button, support" time="3"/&gt;</text:p>
          </table:table-cell>
          <table:table-cell table:formula="of:=CONCATENATE(&quot;&lt;MoveTime from=&quot;&quot;&quot;;TEXT([Sheet1.$B12];&quot;#&quot;);&quot;&quot;&quot; time=&quot;&quot;&quot;;TEXT([Sheet1.Q12];&quot;#&quot;);&quot;&quot;&quot;/&gt;&quot;)" office:value-type="string" office:string-value="&lt;MoveTime from=&quot;Lift top-button, support&quot; time=&quot;3&quot;/&gt;" calcext:value-type="string">
            <text:p>&lt;MoveTime from="Lift top-button, support" time="3"/&gt;</text:p>
          </table:table-cell>
          <table:table-cell table:formula="of:=CONCATENATE(&quot;&lt;MoveTime from=&quot;&quot;&quot;;TEXT([Sheet1.$B12];&quot;#&quot;);&quot;&quot;&quot; time=&quot;&quot;&quot;;TEXT([Sheet1.R12];&quot;#&quot;);&quot;&quot;&quot;/&gt;&quot;)" office:value-type="string" office:string-value="&lt;MoveTime from=&quot;Lift top-button, support&quot; time=&quot;3&quot;/&gt;" calcext:value-type="string">
            <text:p>&lt;MoveTime from="Lift top-button, support" time="3"/&gt;</text:p>
          </table:table-cell>
          <table:table-cell table:formula="of:=CONCATENATE(&quot;&lt;MoveTime from=&quot;&quot;&quot;;TEXT([Sheet1.$B12];&quot;#&quot;);&quot;&quot;&quot; time=&quot;&quot;&quot;;TEXT([Sheet1.S12];&quot;#&quot;);&quot;&quot;&quot;/&gt;&quot;)" office:value-type="string" office:string-value="&lt;MoveTime from=&quot;Lift top-button, support&quot; time=&quot;4&quot;/&gt;" calcext:value-type="string">
            <text:p>&lt;MoveTime from="Lift top-button, support" time="4"/&gt;</text:p>
          </table:table-cell>
          <table:table-cell table:formula="of:=CONCATENATE(&quot;&lt;MoveTime from=&quot;&quot;&quot;;TEXT([Sheet1.$B12];&quot;#&quot;);&quot;&quot;&quot; time=&quot;&quot;&quot;;TEXT([Sheet1.T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U12];&quot;#&quot;);&quot;&quot;&quot;/&gt;&quot;)" office:value-type="string" office:string-value="&lt;MoveTime from=&quot;Lift top-button, support&quot; time=&quot;6&quot;/&gt;" calcext:value-type="string">
            <text:p>&lt;MoveTime from="Lift top-button, support" time="6"/&gt;</text:p>
          </table:table-cell>
          <table:table-cell table:formula="of:=CONCATENATE(&quot;&lt;MoveTime from=&quot;&quot;&quot;;TEXT([Sheet1.$B12];&quot;#&quot;);&quot;&quot;&quot; time=&quot;&quot;&quot;;TEXT([Sheet1.V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W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X12];&quot;#&quot;);&quot;&quot;&quot;/&gt;&quot;)" office:value-type="string" office:string-value="&lt;MoveTime from=&quot;Lift top-button, support&quot; time=&quot;8&quot;/&gt;" calcext:value-type="string">
            <text:p>&lt;MoveTime from="Lift top-button, support" time="8"/&gt;</text:p>
          </table:table-cell>
          <table:table-cell table:formula="of:=CONCATENATE(&quot;&lt;MoveTime from=&quot;&quot;&quot;;TEXT([Sheet1.$B12];&quot;#&quot;);&quot;&quot;&quot; time=&quot;&quot;&quot;;TEXT([Sheet1.Y12];&quot;#&quot;);&quot;&quot;&quot;/&gt;&quot;)" office:value-type="string" office:string-value="&lt;MoveTime from=&quot;Lift top-button, support&quot; time=&quot;8&quot;/&gt;" calcext:value-type="string">
            <text:p>&lt;MoveTime from="Lift top-button, support" time="8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3];&quot;#&quot;);&quot;&quot;&quot; time=&quot;&quot;&quot;;TEXT([Sheet1.C13];&quot;#&quot;);&quot;&quot;&quot;/&gt;&quot;)" office:value-type="string" office:string-value="&lt;MoveTime from=&quot;Turn top-button&quot; time=&quot;3&quot;/&gt;" calcext:value-type="string">
            <text:p>&lt;MoveTime from="Turn top-button" time="3"/&gt;</text:p>
          </table:table-cell>
          <table:table-cell table:formula="of:=CONCATENATE(&quot;&lt;MoveTime from=&quot;&quot;&quot;;TEXT([Sheet1.$B13];&quot;#&quot;);&quot;&quot;&quot; time=&quot;&quot;&quot;;TEXT([Sheet1.D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E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F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G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H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I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J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K13];&quot;#&quot;);&quot;&quot;&quot;/&gt;&quot;)" office:value-type="string" office:string-value="&lt;MoveTime from=&quot;Turn top-button&quot; time=&quot;&quot;/&gt;" calcext:value-type="string">
            <text:p>&lt;MoveTime from="Turn top-button" time=""/&gt;</text:p>
          </table:table-cell>
          <table:table-cell table:formula="of:=CONCATENATE(&quot;&lt;MoveTime from=&quot;&quot;&quot;;TEXT([Sheet1.$B13];&quot;#&quot;);&quot;&quot;&quot; time=&quot;&quot;&quot;;TEXT([Sheet1.L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M13];&quot;#&quot;);&quot;&quot;&quot;/&gt;&quot;)" office:value-type="string" office:string-value="&lt;MoveTime from=&quot;Turn top-button&quot; time=&quot;&quot;/&gt;" calcext:value-type="string">
            <text:p>&lt;MoveTime from="Turn top-button" time=""/&gt;</text:p>
          </table:table-cell>
          <table:table-cell table:formula="of:=CONCATENATE(&quot;&lt;MoveTime from=&quot;&quot;&quot;;TEXT([Sheet1.$B13];&quot;#&quot;);&quot;&quot;&quot; time=&quot;&quot;&quot;;TEXT([Sheet1.N13];&quot;#&quot;);&quot;&quot;&quot;/&gt;&quot;)" office:value-type="string" office:string-value="&lt;MoveTime from=&quot;Turn top-button&quot; time=&quot;&quot;/&gt;" calcext:value-type="string">
            <text:p>&lt;MoveTime from="Turn top-button" time=""/&gt;</text:p>
          </table:table-cell>
          <table:table-cell table:formula="of:=CONCATENATE(&quot;&lt;MoveTime from=&quot;&quot;&quot;;TEXT([Sheet1.$B13];&quot;#&quot;);&quot;&quot;&quot; time=&quot;&quot;&quot;;TEXT([Sheet1.O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P13];&quot;#&quot;);&quot;&quot;&quot;/&gt;&quot;)" office:value-type="string" office:string-value="&lt;MoveTime from=&quot;Turn top-button&quot; time=&quot;3&quot;/&gt;" calcext:value-type="string">
            <text:p>&lt;MoveTime from="Turn top-button" time="3"/&gt;</text:p>
          </table:table-cell>
          <table:table-cell table:formula="of:=CONCATENATE(&quot;&lt;MoveTime from=&quot;&quot;&quot;;TEXT([Sheet1.$B13];&quot;#&quot;);&quot;&quot;&quot; time=&quot;&quot;&quot;;TEXT([Sheet1.Q13];&quot;#&quot;);&quot;&quot;&quot;/&gt;&quot;)" office:value-type="string" office:string-value="&lt;MoveTime from=&quot;Turn top-button&quot; time=&quot;3&quot;/&gt;" calcext:value-type="string">
            <text:p>&lt;MoveTime from="Turn top-button" time="3"/&gt;</text:p>
          </table:table-cell>
          <table:table-cell table:formula="of:=CONCATENATE(&quot;&lt;MoveTime from=&quot;&quot;&quot;;TEXT([Sheet1.$B13];&quot;#&quot;);&quot;&quot;&quot; time=&quot;&quot;&quot;;TEXT([Sheet1.R13];&quot;#&quot;);&quot;&quot;&quot;/&gt;&quot;)" office:value-type="string" office:string-value="&lt;MoveTime from=&quot;Turn top-button&quot; time=&quot;3&quot;/&gt;" calcext:value-type="string">
            <text:p>&lt;MoveTime from="Turn top-button" time="3"/&gt;</text:p>
          </table:table-cell>
          <table:table-cell table:formula="of:=CONCATENATE(&quot;&lt;MoveTime from=&quot;&quot;&quot;;TEXT([Sheet1.$B13];&quot;#&quot;);&quot;&quot;&quot; time=&quot;&quot;&quot;;TEXT([Sheet1.S13];&quot;#&quot;);&quot;&quot;&quot;/&gt;&quot;)" office:value-type="string" office:string-value="&lt;MoveTime from=&quot;Turn top-button&quot; time=&quot;4&quot;/&gt;" calcext:value-type="string">
            <text:p>&lt;MoveTime from="Turn top-button" time="4"/&gt;</text:p>
          </table:table-cell>
          <table:table-cell table:formula="of:=CONCATENATE(&quot;&lt;MoveTime from=&quot;&quot;&quot;;TEXT([Sheet1.$B13];&quot;#&quot;);&quot;&quot;&quot; time=&quot;&quot;&quot;;TEXT([Sheet1.T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U13];&quot;#&quot;);&quot;&quot;&quot;/&gt;&quot;)" office:value-type="string" office:string-value="&lt;MoveTime from=&quot;Turn top-button&quot; time=&quot;6&quot;/&gt;" calcext:value-type="string">
            <text:p>&lt;MoveTime from="Turn top-button" time="6"/&gt;</text:p>
          </table:table-cell>
          <table:table-cell table:formula="of:=CONCATENATE(&quot;&lt;MoveTime from=&quot;&quot;&quot;;TEXT([Sheet1.$B13];&quot;#&quot;);&quot;&quot;&quot; time=&quot;&quot;&quot;;TEXT([Sheet1.V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W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X13];&quot;#&quot;);&quot;&quot;&quot;/&gt;&quot;)" office:value-type="string" office:string-value="&lt;MoveTime from=&quot;Turn top-button&quot; time=&quot;8&quot;/&gt;" calcext:value-type="string">
            <text:p>&lt;MoveTime from="Turn top-button" time="8"/&gt;</text:p>
          </table:table-cell>
          <table:table-cell table:formula="of:=CONCATENATE(&quot;&lt;MoveTime from=&quot;&quot;&quot;;TEXT([Sheet1.$B13];&quot;#&quot;);&quot;&quot;&quot; time=&quot;&quot;&quot;;TEXT([Sheet1.Y13];&quot;#&quot;);&quot;&quot;&quot;/&gt;&quot;)" office:value-type="string" office:string-value="&lt;MoveTime from=&quot;Turn top-button&quot; time=&quot;8&quot;/&gt;" calcext:value-type="string">
            <text:p>&lt;MoveTime from="Turn top-button" time="8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4];&quot;#&quot;);&quot;&quot;&quot; time=&quot;&quot;&quot;;TEXT([Sheet1.C14];&quot;#&quot;);&quot;&quot;&quot;/&gt;&quot;)" office:value-type="string" office:string-value="&lt;MoveTime from=&quot;Take ring&quot; time=&quot;10&quot;/&gt;" calcext:value-type="string">
            <text:p>&lt;MoveTime from="Take ring" time="10"/&gt;</text:p>
          </table:table-cell>
          <table:table-cell table:formula="of:=CONCATENATE(&quot;&lt;MoveTime from=&quot;&quot;&quot;;TEXT([Sheet1.$B14];&quot;#&quot;);&quot;&quot;&quot; time=&quot;&quot;&quot;;TEXT([Sheet1.D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E14];&quot;#&quot;);&quot;&quot;&quot;/&gt;&quot;)" office:value-type="string" office:string-value="&lt;MoveTime from=&quot;Take ring&quot; time=&quot;11&quot;/&gt;" calcext:value-type="string">
            <text:p>&lt;MoveTime from="Take ring" time="11"/&gt;</text:p>
          </table:table-cell>
          <table:table-cell table:formula="of:=CONCATENATE(&quot;&lt;MoveTime from=&quot;&quot;&quot;;TEXT([Sheet1.$B14];&quot;#&quot;);&quot;&quot;&quot; time=&quot;&quot;&quot;;TEXT([Sheet1.F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G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H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I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J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K14];&quot;#&quot;);&quot;&quot;&quot;/&gt;&quot;)" office:value-type="string" office:string-value="&lt;MoveTime from=&quot;Take ring&quot; time=&quot;7&quot;/&gt;" calcext:value-type="string">
            <text:p>&lt;MoveTime from="Take ring" time="7"/&gt;</text:p>
          </table:table-cell>
          <table:table-cell table:formula="of:=CONCATENATE(&quot;&lt;MoveTime from=&quot;&quot;&quot;;TEXT([Sheet1.$B14];&quot;#&quot;);&quot;&quot;&quot; time=&quot;&quot;&quot;;TEXT([Sheet1.L14];&quot;#&quot;);&quot;&quot;&quot;/&gt;&quot;)" office:value-type="string" office:string-value="&lt;MoveTime from=&quot;Take ring&quot; time=&quot;&quot;/&gt;" calcext:value-type="string">
            <text:p>&lt;MoveTime from="Take ring" time=""/&gt;</text:p>
          </table:table-cell>
          <table:table-cell table:formula="of:=CONCATENATE(&quot;&lt;MoveTime from=&quot;&quot;&quot;;TEXT([Sheet1.$B14];&quot;#&quot;);&quot;&quot;&quot; time=&quot;&quot;&quot;;TEXT([Sheet1.M14];&quot;#&quot;);&quot;&quot;&quot;/&gt;&quot;)" office:value-type="string" office:string-value="&lt;MoveTime from=&quot;Take ring&quot; time=&quot;7&quot;/&gt;" calcext:value-type="string">
            <text:p>&lt;MoveTime from="Take ring" time="7"/&gt;</text:p>
          </table:table-cell>
          <table:table-cell table:formula="of:=CONCATENATE(&quot;&lt;MoveTime from=&quot;&quot;&quot;;TEXT([Sheet1.$B14];&quot;#&quot;);&quot;&quot;&quot; time=&quot;&quot;&quot;;TEXT([Sheet1.N14];&quot;#&quot;);&quot;&quot;&quot;/&gt;&quot;)" office:value-type="string" office:string-value="&lt;MoveTime from=&quot;Take ring&quot; time=&quot;7&quot;/&gt;" calcext:value-type="string">
            <text:p>&lt;MoveTime from="Take ring" time="7"/&gt;</text:p>
          </table:table-cell>
          <table:table-cell table:formula="of:=CONCATENATE(&quot;&lt;MoveTime from=&quot;&quot;&quot;;TEXT([Sheet1.$B14];&quot;#&quot;);&quot;&quot;&quot; time=&quot;&quot;&quot;;TEXT([Sheet1.O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P14];&quot;#&quot;);&quot;&quot;&quot;/&gt;&quot;)" office:value-type="string" office:string-value="&lt;MoveTime from=&quot;Take ring&quot; time=&quot;10&quot;/&gt;" calcext:value-type="string">
            <text:p>&lt;MoveTime from="Take ring" time="10"/&gt;</text:p>
          </table:table-cell>
          <table:table-cell table:formula="of:=CONCATENATE(&quot;&lt;MoveTime from=&quot;&quot;&quot;;TEXT([Sheet1.$B14];&quot;#&quot;);&quot;&quot;&quot; time=&quot;&quot;&quot;;TEXT([Sheet1.Q14];&quot;#&quot;);&quot;&quot;&quot;/&gt;&quot;)" office:value-type="string" office:string-value="&lt;MoveTime from=&quot;Take ring&quot; time=&quot;7&quot;/&gt;" calcext:value-type="string">
            <text:p>&lt;MoveTime from="Take ring" time="7"/&gt;</text:p>
          </table:table-cell>
          <table:table-cell table:formula="of:=CONCATENATE(&quot;&lt;MoveTime from=&quot;&quot;&quot;;TEXT([Sheet1.$B14];&quot;#&quot;);&quot;&quot;&quot; time=&quot;&quot;&quot;;TEXT([Sheet1.R14];&quot;#&quot;);&quot;&quot;&quot;/&gt;&quot;)" office:value-type="string" office:string-value="&lt;MoveTime from=&quot;Take ring&quot; time=&quot;10&quot;/&gt;" calcext:value-type="string">
            <text:p>&lt;MoveTime from="Take ring" time="10"/&gt;</text:p>
          </table:table-cell>
          <table:table-cell table:formula="of:=CONCATENATE(&quot;&lt;MoveTime from=&quot;&quot;&quot;;TEXT([Sheet1.$B14];&quot;#&quot;);&quot;&quot;&quot; time=&quot;&quot;&quot;;TEXT([Sheet1.S14];&quot;#&quot;);&quot;&quot;&quot;/&gt;&quot;)" office:value-type="string" office:string-value="&lt;MoveTime from=&quot;Take ring&quot; time=&quot;3&quot;/&gt;" calcext:value-type="string">
            <text:p>&lt;MoveTime from="Take ring" time="3"/&gt;</text:p>
          </table:table-cell>
          <table:table-cell table:formula="of:=CONCATENATE(&quot;&lt;MoveTime from=&quot;&quot;&quot;;TEXT([Sheet1.$B14];&quot;#&quot;);&quot;&quot;&quot; time=&quot;&quot;&quot;;TEXT([Sheet1.T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U14];&quot;#&quot;);&quot;&quot;&quot;/&gt;&quot;)" office:value-type="string" office:string-value="&lt;MoveTime from=&quot;Take ring&quot; time=&quot;4&quot;/&gt;" calcext:value-type="string">
            <text:p>&lt;MoveTime from="Take ring" time="4"/&gt;</text:p>
          </table:table-cell>
          <table:table-cell table:formula="of:=CONCATENATE(&quot;&lt;MoveTime from=&quot;&quot;&quot;;TEXT([Sheet1.$B14];&quot;#&quot;);&quot;&quot;&quot; time=&quot;&quot;&quot;;TEXT([Sheet1.V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W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X14];&quot;#&quot;);&quot;&quot;&quot;/&gt;&quot;)" office:value-type="string" office:string-value="&lt;MoveTime from=&quot;Take ring&quot; time=&quot;8&quot;/&gt;" calcext:value-type="string">
            <text:p>&lt;MoveTime from="Take ring" time="8"/&gt;</text:p>
          </table:table-cell>
          <table:table-cell table:formula="of:=CONCATENATE(&quot;&lt;MoveTime from=&quot;&quot;&quot;;TEXT([Sheet1.$B14];&quot;#&quot;);&quot;&quot;&quot; time=&quot;&quot;&quot;;TEXT([Sheet1.Y14];&quot;#&quot;);&quot;&quot;&quot;/&gt;&quot;)" office:value-type="string" office:string-value="&lt;MoveTime from=&quot;Take ring&quot; time=&quot;8&quot;/&gt;" calcext:value-type="string">
            <text:p>&lt;MoveTime from="Take ring" time="8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5];&quot;#&quot;);&quot;&quot;&quot; time=&quot;&quot;&quot;;TEXT([Sheet1.C15];&quot;#&quot;);&quot;&quot;&quot;/&gt;&quot;)" office:value-type="string" office:string-value="&lt;MoveTime from=&quot;Mount ring on top-button, hold&quot; time=&quot;3&quot;/&gt;" calcext:value-type="string">
            <text:p>&lt;MoveTime from="Mount ring on top-button, hold" time="3"/&gt;</text:p>
          </table:table-cell>
          <table:table-cell table:formula="of:=CONCATENATE(&quot;&lt;MoveTime from=&quot;&quot;&quot;;TEXT([Sheet1.$B15];&quot;#&quot;);&quot;&quot;&quot; time=&quot;&quot;&quot;;TEXT([Sheet1.D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E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F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G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H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I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J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K15];&quot;#&quot;);&quot;&quot;&quot;/&gt;&quot;)" office:value-type="string" office:string-value="&lt;MoveTime from=&quot;Mount ring on top-button, hold&quot; time=&quot;&quot;/&gt;" calcext:value-type="string">
            <text:p>&lt;MoveTime from="Mount ring on top-button, hold" time=""/&gt;</text:p>
          </table:table-cell>
          <table:table-cell table:formula="of:=CONCATENATE(&quot;&lt;MoveTime from=&quot;&quot;&quot;;TEXT([Sheet1.$B15];&quot;#&quot;);&quot;&quot;&quot; time=&quot;&quot;&quot;;TEXT([Sheet1.L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M15];&quot;#&quot;);&quot;&quot;&quot;/&gt;&quot;)" office:value-type="string" office:string-value="&lt;MoveTime from=&quot;Mount ring on top-button, hold&quot; time=&quot;&quot;/&gt;" calcext:value-type="string">
            <text:p>&lt;MoveTime from="Mount ring on top-button, hold" time=""/&gt;</text:p>
          </table:table-cell>
          <table:table-cell table:formula="of:=CONCATENATE(&quot;&lt;MoveTime from=&quot;&quot;&quot;;TEXT([Sheet1.$B15];&quot;#&quot;);&quot;&quot;&quot; time=&quot;&quot;&quot;;TEXT([Sheet1.N15];&quot;#&quot;);&quot;&quot;&quot;/&gt;&quot;)" office:value-type="string" office:string-value="&lt;MoveTime from=&quot;Mount ring on top-button, hold&quot; time=&quot;&quot;/&gt;" calcext:value-type="string">
            <text:p>&lt;MoveTime from="Mount ring on top-button, hold" time=""/&gt;</text:p>
          </table:table-cell>
          <table:table-cell table:formula="of:=CONCATENATE(&quot;&lt;MoveTime from=&quot;&quot;&quot;;TEXT([Sheet1.$B15];&quot;#&quot;);&quot;&quot;&quot; time=&quot;&quot;&quot;;TEXT([Sheet1.O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P15];&quot;#&quot;);&quot;&quot;&quot;/&gt;&quot;)" office:value-type="string" office:string-value="&lt;MoveTime from=&quot;Mount ring on top-button, hold&quot; time=&quot;3&quot;/&gt;" calcext:value-type="string">
            <text:p>&lt;MoveTime from="Mount ring on top-button, hold" time="3"/&gt;</text:p>
          </table:table-cell>
          <table:table-cell table:formula="of:=CONCATENATE(&quot;&lt;MoveTime from=&quot;&quot;&quot;;TEXT([Sheet1.$B15];&quot;#&quot;);&quot;&quot;&quot; time=&quot;&quot;&quot;;TEXT([Sheet1.Q15];&quot;#&quot;);&quot;&quot;&quot;/&gt;&quot;)" office:value-type="string" office:string-value="&lt;MoveTime from=&quot;Mount ring on top-button, hold&quot; time=&quot;3&quot;/&gt;" calcext:value-type="string">
            <text:p>&lt;MoveTime from="Mount ring on top-button, hold" time="3"/&gt;</text:p>
          </table:table-cell>
          <table:table-cell table:formula="of:=CONCATENATE(&quot;&lt;MoveTime from=&quot;&quot;&quot;;TEXT([Sheet1.$B15];&quot;#&quot;);&quot;&quot;&quot; time=&quot;&quot;&quot;;TEXT([Sheet1.R15];&quot;#&quot;);&quot;&quot;&quot;/&gt;&quot;)" office:value-type="string" office:string-value="&lt;MoveTime from=&quot;Mount ring on top-button, hold&quot; time=&quot;3&quot;/&gt;" calcext:value-type="string">
            <text:p>&lt;MoveTime from="Mount ring on top-button, hold" time="3"/&gt;</text:p>
          </table:table-cell>
          <table:table-cell table:formula="of:=CONCATENATE(&quot;&lt;MoveTime from=&quot;&quot;&quot;;TEXT([Sheet1.$B15];&quot;#&quot;);&quot;&quot;&quot; time=&quot;&quot;&quot;;TEXT([Sheet1.S15];&quot;#&quot;);&quot;&quot;&quot;/&gt;&quot;)" office:value-type="string" office:string-value="&lt;MoveTime from=&quot;Mount ring on top-button, hold&quot; time=&quot;4&quot;/&gt;" calcext:value-type="string">
            <text:p>&lt;MoveTime from="Mount ring on top-button, hold" time="4"/&gt;</text:p>
          </table:table-cell>
          <table:table-cell table:formula="of:=CONCATENATE(&quot;&lt;MoveTime from=&quot;&quot;&quot;;TEXT([Sheet1.$B15];&quot;#&quot;);&quot;&quot;&quot; time=&quot;&quot;&quot;;TEXT([Sheet1.T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U15];&quot;#&quot;);&quot;&quot;&quot;/&gt;&quot;)" office:value-type="string" office:string-value="&lt;MoveTime from=&quot;Mount ring on top-button, hold&quot; time=&quot;6&quot;/&gt;" calcext:value-type="string">
            <text:p>&lt;MoveTime from="Mount ring on top-button, hold" time="6"/&gt;</text:p>
          </table:table-cell>
          <table:table-cell table:formula="of:=CONCATENATE(&quot;&lt;MoveTime from=&quot;&quot;&quot;;TEXT([Sheet1.$B15];&quot;#&quot;);&quot;&quot;&quot; time=&quot;&quot;&quot;;TEXT([Sheet1.V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W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X15];&quot;#&quot;);&quot;&quot;&quot;/&gt;&quot;)" office:value-type="string" office:string-value="&lt;MoveTime from=&quot;Mount ring on top-button, hold&quot; time=&quot;8&quot;/&gt;" calcext:value-type="string">
            <text:p>&lt;MoveTime from="Mount ring on top-button, hold" time="8"/&gt;</text:p>
          </table:table-cell>
          <table:table-cell table:formula="of:=CONCATENATE(&quot;&lt;MoveTime from=&quot;&quot;&quot;;TEXT([Sheet1.$B15];&quot;#&quot;);&quot;&quot;&quot; time=&quot;&quot;&quot;;TEXT([Sheet1.Y15];&quot;#&quot;);&quot;&quot;&quot;/&gt;&quot;)" office:value-type="string" office:string-value="&lt;MoveTime from=&quot;Mount ring on top-button, hold&quot; time=&quot;8&quot;/&gt;" calcext:value-type="string">
            <text:p>&lt;MoveTime from="Mount ring on top-button, hold" time="8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6];&quot;#&quot;);&quot;&quot;&quot; time=&quot;&quot;&quot;;TEXT([Sheet1.C16];&quot;#&quot;);&quot;&quot;&quot;/&gt;&quot;)" office:value-type="string" office:string-value="&lt;MoveTime from=&quot;Mount ring on top-button, mount&quot; time=&quot;3&quot;/&gt;" calcext:value-type="string">
            <text:p>&lt;MoveTime from="Mount ring on top-button, mount" time="3"/&gt;</text:p>
          </table:table-cell>
          <table:table-cell table:formula="of:=CONCATENATE(&quot;&lt;MoveTime from=&quot;&quot;&quot;;TEXT([Sheet1.$B16];&quot;#&quot;);&quot;&quot;&quot; time=&quot;&quot;&quot;;TEXT([Sheet1.D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E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F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G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H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I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J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K16];&quot;#&quot;);&quot;&quot;&quot;/&gt;&quot;)" office:value-type="string" office:string-value="&lt;MoveTime from=&quot;Mount ring on top-button, mount&quot; time=&quot;&quot;/&gt;" calcext:value-type="string">
            <text:p>&lt;MoveTime from="Mount ring on top-button, mount" time=""/&gt;</text:p>
          </table:table-cell>
          <table:table-cell table:formula="of:=CONCATENATE(&quot;&lt;MoveTime from=&quot;&quot;&quot;;TEXT([Sheet1.$B16];&quot;#&quot;);&quot;&quot;&quot; time=&quot;&quot;&quot;;TEXT([Sheet1.L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M16];&quot;#&quot;);&quot;&quot;&quot;/&gt;&quot;)" office:value-type="string" office:string-value="&lt;MoveTime from=&quot;Mount ring on top-button, mount&quot; time=&quot;&quot;/&gt;" calcext:value-type="string">
            <text:p>&lt;MoveTime from="Mount ring on top-button, mount" time=""/&gt;</text:p>
          </table:table-cell>
          <table:table-cell table:formula="of:=CONCATENATE(&quot;&lt;MoveTime from=&quot;&quot;&quot;;TEXT([Sheet1.$B16];&quot;#&quot;);&quot;&quot;&quot; time=&quot;&quot;&quot;;TEXT([Sheet1.N16];&quot;#&quot;);&quot;&quot;&quot;/&gt;&quot;)" office:value-type="string" office:string-value="&lt;MoveTime from=&quot;Mount ring on top-button, mount&quot; time=&quot;&quot;/&gt;" calcext:value-type="string">
            <text:p>&lt;MoveTime from="Mount ring on top-button, mount" time=""/&gt;</text:p>
          </table:table-cell>
          <table:table-cell table:formula="of:=CONCATENATE(&quot;&lt;MoveTime from=&quot;&quot;&quot;;TEXT([Sheet1.$B16];&quot;#&quot;);&quot;&quot;&quot; time=&quot;&quot;&quot;;TEXT([Sheet1.O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P16];&quot;#&quot;);&quot;&quot;&quot;/&gt;&quot;)" office:value-type="string" office:string-value="&lt;MoveTime from=&quot;Mount ring on top-button, mount&quot; time=&quot;3&quot;/&gt;" calcext:value-type="string">
            <text:p>&lt;MoveTime from="Mount ring on top-button, mount" time="3"/&gt;</text:p>
          </table:table-cell>
          <table:table-cell table:formula="of:=CONCATENATE(&quot;&lt;MoveTime from=&quot;&quot;&quot;;TEXT([Sheet1.$B16];&quot;#&quot;);&quot;&quot;&quot; time=&quot;&quot;&quot;;TEXT([Sheet1.Q16];&quot;#&quot;);&quot;&quot;&quot;/&gt;&quot;)" office:value-type="string" office:string-value="&lt;MoveTime from=&quot;Mount ring on top-button, mount&quot; time=&quot;3&quot;/&gt;" calcext:value-type="string">
            <text:p>&lt;MoveTime from="Mount ring on top-button, mount" time="3"/&gt;</text:p>
          </table:table-cell>
          <table:table-cell table:formula="of:=CONCATENATE(&quot;&lt;MoveTime from=&quot;&quot;&quot;;TEXT([Sheet1.$B16];&quot;#&quot;);&quot;&quot;&quot; time=&quot;&quot;&quot;;TEXT([Sheet1.R16];&quot;#&quot;);&quot;&quot;&quot;/&gt;&quot;)" office:value-type="string" office:string-value="&lt;MoveTime from=&quot;Mount ring on top-button, mount&quot; time=&quot;3&quot;/&gt;" calcext:value-type="string">
            <text:p>&lt;MoveTime from="Mount ring on top-button, mount" time="3"/&gt;</text:p>
          </table:table-cell>
          <table:table-cell table:formula="of:=CONCATENATE(&quot;&lt;MoveTime from=&quot;&quot;&quot;;TEXT([Sheet1.$B16];&quot;#&quot;);&quot;&quot;&quot; time=&quot;&quot;&quot;;TEXT([Sheet1.S16];&quot;#&quot;);&quot;&quot;&quot;/&gt;&quot;)" office:value-type="string" office:string-value="&lt;MoveTime from=&quot;Mount ring on top-button, mount&quot; time=&quot;4&quot;/&gt;" calcext:value-type="string">
            <text:p>&lt;MoveTime from="Mount ring on top-button, mount" time="4"/&gt;</text:p>
          </table:table-cell>
          <table:table-cell table:formula="of:=CONCATENATE(&quot;&lt;MoveTime from=&quot;&quot;&quot;;TEXT([Sheet1.$B16];&quot;#&quot;);&quot;&quot;&quot; time=&quot;&quot;&quot;;TEXT([Sheet1.T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U16];&quot;#&quot;);&quot;&quot;&quot;/&gt;&quot;)" office:value-type="string" office:string-value="&lt;MoveTime from=&quot;Mount ring on top-button, mount&quot; time=&quot;6&quot;/&gt;" calcext:value-type="string">
            <text:p>&lt;MoveTime from="Mount ring on top-button, mount" time="6"/&gt;</text:p>
          </table:table-cell>
          <table:table-cell table:formula="of:=CONCATENATE(&quot;&lt;MoveTime from=&quot;&quot;&quot;;TEXT([Sheet1.$B16];&quot;#&quot;);&quot;&quot;&quot; time=&quot;&quot;&quot;;TEXT([Sheet1.V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W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X16];&quot;#&quot;);&quot;&quot;&quot;/&gt;&quot;)" office:value-type="string" office:string-value="&lt;MoveTime from=&quot;Mount ring on top-button, mount&quot; time=&quot;8&quot;/&gt;" calcext:value-type="string">
            <text:p>&lt;MoveTime from="Mount ring on top-button, mount" time="8"/&gt;</text:p>
          </table:table-cell>
          <table:table-cell table:formula="of:=CONCATENATE(&quot;&lt;MoveTime from=&quot;&quot;&quot;;TEXT([Sheet1.$B16];&quot;#&quot;);&quot;&quot;&quot; time=&quot;&quot;&quot;;TEXT([Sheet1.Y16];&quot;#&quot;);&quot;&quot;&quot;/&gt;&quot;)" office:value-type="string" office:string-value="&lt;MoveTime from=&quot;Mount ring on top-button, mount&quot; time=&quot;8&quot;/&gt;" calcext:value-type="string">
            <text:p>&lt;MoveTime from="Mount ring on top-button, mount" time="8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7];&quot;#&quot;);&quot;&quot;&quot; time=&quot;&quot;&quot;;TEXT([Sheet1.C17];&quot;#&quot;);&quot;&quot;&quot;/&gt;&quot;)" office:value-type="string" office:string-value="&lt;MoveTime from=&quot;Fixate top-button-ring&quot; time=&quot;9&quot;/&gt;" calcext:value-type="string">
            <text:p>&lt;MoveTime from="Fixate top-button-ring" time="9"/&gt;</text:p>
          </table:table-cell>
          <table:table-cell table:formula="of:=CONCATENATE(&quot;&lt;MoveTime from=&quot;&quot;&quot;;TEXT([Sheet1.$B17];&quot;#&quot;);&quot;&quot;&quot; time=&quot;&quot;&quot;;TEXT([Sheet1.D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E17];&quot;#&quot;);&quot;&quot;&quot;/&gt;&quot;)" office:value-type="string" office:string-value="&lt;MoveTime from=&quot;Fixate top-button-ring&quot; time=&quot;4&quot;/&gt;" calcext:value-type="string">
            <text:p>&lt;MoveTime from="Fixate top-button-ring" time="4"/&gt;</text:p>
          </table:table-cell>
          <table:table-cell table:formula="of:=CONCATENATE(&quot;&lt;MoveTime from=&quot;&quot;&quot;;TEXT([Sheet1.$B17];&quot;#&quot;);&quot;&quot;&quot; time=&quot;&quot;&quot;;TEXT([Sheet1.F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G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H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I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J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K17];&quot;#&quot;);&quot;&quot;&quot;/&gt;&quot;)" office:value-type="string" office:string-value="&lt;MoveTime from=&quot;Fixate top-button-ring&quot; time=&quot;7&quot;/&gt;" calcext:value-type="string">
            <text:p>&lt;MoveTime from="Fixate top-button-ring" time="7"/&gt;</text:p>
          </table:table-cell>
          <table:table-cell table:formula="of:=CONCATENATE(&quot;&lt;MoveTime from=&quot;&quot;&quot;;TEXT([Sheet1.$B17];&quot;#&quot;);&quot;&quot;&quot; time=&quot;&quot;&quot;;TEXT([Sheet1.L17];&quot;#&quot;);&quot;&quot;&quot;/&gt;&quot;)" office:value-type="string" office:string-value="&lt;MoveTime from=&quot;Fixate top-button-ring&quot; time=&quot;9&quot;/&gt;" calcext:value-type="string">
            <text:p>&lt;MoveTime from="Fixate top-button-ring" time="9"/&gt;</text:p>
          </table:table-cell>
          <table:table-cell table:formula="of:=CONCATENATE(&quot;&lt;MoveTime from=&quot;&quot;&quot;;TEXT([Sheet1.$B17];&quot;#&quot;);&quot;&quot;&quot; time=&quot;&quot;&quot;;TEXT([Sheet1.M17];&quot;#&quot;);&quot;&quot;&quot;/&gt;&quot;)" office:value-type="string" office:string-value="&lt;MoveTime from=&quot;Fixate top-button-ring&quot; time=&quot;7&quot;/&gt;" calcext:value-type="string">
            <text:p>&lt;MoveTime from="Fixate top-button-ring" time="7"/&gt;</text:p>
          </table:table-cell>
          <table:table-cell table:formula="of:=CONCATENATE(&quot;&lt;MoveTime from=&quot;&quot;&quot;;TEXT([Sheet1.$B17];&quot;#&quot;);&quot;&quot;&quot; time=&quot;&quot;&quot;;TEXT([Sheet1.N17];&quot;#&quot;);&quot;&quot;&quot;/&gt;&quot;)" office:value-type="string" office:string-value="&lt;MoveTime from=&quot;Fixate top-button-ring&quot; time=&quot;7&quot;/&gt;" calcext:value-type="string">
            <text:p>&lt;MoveTime from="Fixate top-button-ring" time="7"/&gt;</text:p>
          </table:table-cell>
          <table:table-cell table:formula="of:=CONCATENATE(&quot;&lt;MoveTime from=&quot;&quot;&quot;;TEXT([Sheet1.$B17];&quot;#&quot;);&quot;&quot;&quot; time=&quot;&quot;&quot;;TEXT([Sheet1.O17];&quot;#&quot;);&quot;&quot;&quot;/&gt;&quot;)" office:value-type="string" office:string-value="&lt;MoveTime from=&quot;Fixate top-button-ring&quot; time=&quot;&quot;/&gt;" calcext:value-type="string">
            <text:p>&lt;MoveTime from="Fixate top-button-ring" time=""/&gt;</text:p>
          </table:table-cell>
          <table:table-cell table:formula="of:=CONCATENATE(&quot;&lt;MoveTime from=&quot;&quot;&quot;;TEXT([Sheet1.$B17];&quot;#&quot;);&quot;&quot;&quot; time=&quot;&quot;&quot;;TEXT([Sheet1.P17];&quot;#&quot;);&quot;&quot;&quot;/&gt;&quot;)" office:value-type="string" office:string-value="&lt;MoveTime from=&quot;Fixate top-button-ring&quot; time=&quot;9&quot;/&gt;" calcext:value-type="string">
            <text:p>&lt;MoveTime from="Fixate top-button-ring" time="9"/&gt;</text:p>
          </table:table-cell>
          <table:table-cell table:formula="of:=CONCATENATE(&quot;&lt;MoveTime from=&quot;&quot;&quot;;TEXT([Sheet1.$B17];&quot;#&quot;);&quot;&quot;&quot; time=&quot;&quot;&quot;;TEXT([Sheet1.Q17];&quot;#&quot;);&quot;&quot;&quot;/&gt;&quot;)" office:value-type="string" office:string-value="&lt;MoveTime from=&quot;Fixate top-button-ring&quot; time=&quot;10&quot;/&gt;" calcext:value-type="string">
            <text:p>&lt;MoveTime from="Fixate top-button-ring" time="10"/&gt;</text:p>
          </table:table-cell>
          <table:table-cell table:formula="of:=CONCATENATE(&quot;&lt;MoveTime from=&quot;&quot;&quot;;TEXT([Sheet1.$B17];&quot;#&quot;);&quot;&quot;&quot; time=&quot;&quot;&quot;;TEXT([Sheet1.R17];&quot;#&quot;);&quot;&quot;&quot;/&gt;&quot;)" office:value-type="string" office:string-value="&lt;MoveTime from=&quot;Fixate top-button-ring&quot; time=&quot;9&quot;/&gt;" calcext:value-type="string">
            <text:p>&lt;MoveTime from="Fixate top-button-ring" time="9"/&gt;</text:p>
          </table:table-cell>
          <table:table-cell table:formula="of:=CONCATENATE(&quot;&lt;MoveTime from=&quot;&quot;&quot;;TEXT([Sheet1.$B17];&quot;#&quot;);&quot;&quot;&quot; time=&quot;&quot;&quot;;TEXT([Sheet1.S17];&quot;#&quot;);&quot;&quot;&quot;/&gt;&quot;)" office:value-type="string" office:string-value="&lt;MoveTime from=&quot;Fixate top-button-ring&quot; time=&quot;7&quot;/&gt;" calcext:value-type="string">
            <text:p>&lt;MoveTime from="Fixate top-button-ring" time="7"/&gt;</text:p>
          </table:table-cell>
          <table:table-cell table:formula="of:=CONCATENATE(&quot;&lt;MoveTime from=&quot;&quot;&quot;;TEXT([Sheet1.$B17];&quot;#&quot;);&quot;&quot;&quot; time=&quot;&quot;&quot;;TEXT([Sheet1.T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U17];&quot;#&quot;);&quot;&quot;&quot;/&gt;&quot;)" office:value-type="string" office:string-value="&lt;MoveTime from=&quot;Fixate top-button-ring&quot; time=&quot;4&quot;/&gt;" calcext:value-type="string">
            <text:p>&lt;MoveTime from="Fixate top-button-ring" time="4"/&gt;</text:p>
          </table:table-cell>
          <table:table-cell table:formula="of:=CONCATENATE(&quot;&lt;MoveTime from=&quot;&quot;&quot;;TEXT([Sheet1.$B17];&quot;#&quot;);&quot;&quot;&quot; time=&quot;&quot;&quot;;TEXT([Sheet1.V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W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X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Y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8];&quot;#&quot;);&quot;&quot;&quot; time=&quot;&quot;&quot;;TEXT([Sheet1.C18];&quot;#&quot;);&quot;&quot;&quot;/&gt;&quot;)" office:value-type="string" office:string-value="&lt;MoveTime from=&quot;Put top-button-ring in top-tray&quot; time=&quot;&quot;/&gt;" calcext:value-type="string">
            <text:p>&lt;MoveTime from="Put top-button-ring in top-tray" time=""/&gt;</text:p>
          </table:table-cell>
          <table:table-cell table:formula="of:=CONCATENATE(&quot;&lt;MoveTime from=&quot;&quot;&quot;;TEXT([Sheet1.$B18];&quot;#&quot;);&quot;&quot;&quot; time=&quot;&quot;&quot;;TEXT([Sheet1.D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E18];&quot;#&quot;);&quot;&quot;&quot;/&gt;&quot;)" office:value-type="string" office:string-value="&lt;MoveTime from=&quot;Put top-button-ring in top-tray&quot; time=&quot;7&quot;/&gt;" calcext:value-type="string">
            <text:p>&lt;MoveTime from="Put top-button-ring in top-tray" time="7"/&gt;</text:p>
          </table:table-cell>
          <table:table-cell table:formula="of:=CONCATENATE(&quot;&lt;MoveTime from=&quot;&quot;&quot;;TEXT([Sheet1.$B18];&quot;#&quot;);&quot;&quot;&quot; time=&quot;&quot;&quot;;TEXT([Sheet1.F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G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H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I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J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K18];&quot;#&quot;);&quot;&quot;&quot;/&gt;&quot;)" office:value-type="string" office:string-value="&lt;MoveTime from=&quot;Put top-button-ring in top-tray&quot; time=&quot;3&quot;/&gt;" calcext:value-type="string">
            <text:p>&lt;MoveTime from="Put top-button-ring in top-tray" time="3"/&gt;</text:p>
          </table:table-cell>
          <table:table-cell table:formula="of:=CONCATENATE(&quot;&lt;MoveTime from=&quot;&quot;&quot;;TEXT([Sheet1.$B18];&quot;#&quot;);&quot;&quot;&quot; time=&quot;&quot;&quot;;TEXT([Sheet1.L18];&quot;#&quot;);&quot;&quot;&quot;/&gt;&quot;)" office:value-type="string" office:string-value="&lt;MoveTime from=&quot;Put top-button-ring in top-tray&quot; time=&quot;10&quot;/&gt;" calcext:value-type="string">
            <text:p>&lt;MoveTime from="Put top-button-ring in top-tray" time="10"/&gt;</text:p>
          </table:table-cell>
          <table:table-cell table:formula="of:=CONCATENATE(&quot;&lt;MoveTime from=&quot;&quot;&quot;;TEXT([Sheet1.$B18];&quot;#&quot;);&quot;&quot;&quot; time=&quot;&quot;&quot;;TEXT([Sheet1.M18];&quot;#&quot;);&quot;&quot;&quot;/&gt;&quot;)" office:value-type="string" office:string-value="&lt;MoveTime from=&quot;Put top-button-ring in top-tray&quot; time=&quot;3&quot;/&gt;" calcext:value-type="string">
            <text:p>&lt;MoveTime from="Put top-button-ring in top-tray" time="3"/&gt;</text:p>
          </table:table-cell>
          <table:table-cell table:formula="of:=CONCATENATE(&quot;&lt;MoveTime from=&quot;&quot;&quot;;TEXT([Sheet1.$B18];&quot;#&quot;);&quot;&quot;&quot; time=&quot;&quot;&quot;;TEXT([Sheet1.N18];&quot;#&quot;);&quot;&quot;&quot;/&gt;&quot;)" office:value-type="string" office:string-value="&lt;MoveTime from=&quot;Put top-button-ring in top-tray&quot; time=&quot;3&quot;/&gt;" calcext:value-type="string">
            <text:p>&lt;MoveTime from="Put top-button-ring in top-tray" time="3"/&gt;</text:p>
          </table:table-cell>
          <table:table-cell table:formula="of:=CONCATENATE(&quot;&lt;MoveTime from=&quot;&quot;&quot;;TEXT([Sheet1.$B18];&quot;#&quot;);&quot;&quot;&quot; time=&quot;&quot;&quot;;TEXT([Sheet1.O18];&quot;#&quot;);&quot;&quot;&quot;/&gt;&quot;)" office:value-type="string" office:string-value="&lt;MoveTime from=&quot;Put top-button-ring in top-tray&quot; time=&quot;9&quot;/&gt;" calcext:value-type="string">
            <text:p>&lt;MoveTime from="Put top-button-ring in top-tray" time="9"/&gt;</text:p>
          </table:table-cell>
          <table:table-cell table:formula="of:=CONCATENATE(&quot;&lt;MoveTime from=&quot;&quot;&quot;;TEXT([Sheet1.$B18];&quot;#&quot;);&quot;&quot;&quot; time=&quot;&quot;&quot;;TEXT([Sheet1.P18];&quot;#&quot;);&quot;&quot;&quot;/&gt;&quot;)" office:value-type="string" office:string-value="&lt;MoveTime from=&quot;Put top-button-ring in top-tray&quot; time=&quot;&quot;/&gt;" calcext:value-type="string">
            <text:p>&lt;MoveTime from="Put top-button-ring in top-tray" time=""/&gt;</text:p>
          </table:table-cell>
          <table:table-cell table:formula="of:=CONCATENATE(&quot;&lt;MoveTime from=&quot;&quot;&quot;;TEXT([Sheet1.$B18];&quot;#&quot;);&quot;&quot;&quot; time=&quot;&quot;&quot;;TEXT([Sheet1.Q18];&quot;#&quot;);&quot;&quot;&quot;/&gt;&quot;)" office:value-type="string" office:string-value="&lt;MoveTime from=&quot;Put top-button-ring in top-tray&quot; time=&quot;5&quot;/&gt;" calcext:value-type="string">
            <text:p>&lt;MoveTime from="Put top-button-ring in top-tray" time="5"/&gt;</text:p>
          </table:table-cell>
          <table:table-cell table:formula="of:=CONCATENATE(&quot;&lt;MoveTime from=&quot;&quot;&quot;;TEXT([Sheet1.$B18];&quot;#&quot;);&quot;&quot;&quot; time=&quot;&quot;&quot;;TEXT([Sheet1.R18];&quot;#&quot;);&quot;&quot;&quot;/&gt;&quot;)" office:value-type="string" office:string-value="&lt;MoveTime from=&quot;Put top-button-ring in top-tray&quot; time=&quot;&quot;/&gt;" calcext:value-type="string">
            <text:p>&lt;MoveTime from="Put top-button-ring in top-tray" time=""/&gt;</text:p>
          </table:table-cell>
          <table:table-cell table:formula="of:=CONCATENATE(&quot;&lt;MoveTime from=&quot;&quot;&quot;;TEXT([Sheet1.$B18];&quot;#&quot;);&quot;&quot;&quot; time=&quot;&quot;&quot;;TEXT([Sheet1.S18];&quot;#&quot;);&quot;&quot;&quot;/&gt;&quot;)" office:value-type="string" office:string-value="&lt;MoveTime from=&quot;Put top-button-ring in top-tray&quot; time=&quot;7&quot;/&gt;" calcext:value-type="string">
            <text:p>&lt;MoveTime from="Put top-button-ring in top-tray" time="7"/&gt;</text:p>
          </table:table-cell>
          <table:table-cell table:formula="of:=CONCATENATE(&quot;&lt;MoveTime from=&quot;&quot;&quot;;TEXT([Sheet1.$B18];&quot;#&quot;);&quot;&quot;&quot; time=&quot;&quot;&quot;;TEXT([Sheet1.T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U18];&quot;#&quot;);&quot;&quot;&quot;/&gt;&quot;)" office:value-type="string" office:string-value="&lt;MoveTime from=&quot;Put top-button-ring in top-tray&quot; time=&quot;9&quot;/&gt;" calcext:value-type="string">
            <text:p>&lt;MoveTime from="Put top-button-ring in top-tray" time="9"/&gt;</text:p>
          </table:table-cell>
          <table:table-cell table:formula="of:=CONCATENATE(&quot;&lt;MoveTime from=&quot;&quot;&quot;;TEXT([Sheet1.$B18];&quot;#&quot;);&quot;&quot;&quot; time=&quot;&quot;&quot;;TEXT([Sheet1.V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W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X18];&quot;#&quot;);&quot;&quot;&quot;/&gt;&quot;)" office:value-type="string" office:string-value="&lt;MoveTime from=&quot;Put top-button-ring in top-tray&quot; time=&quot;9&quot;/&gt;" calcext:value-type="string">
            <text:p>&lt;MoveTime from="Put top-button-ring in top-tray" time="9"/&gt;</text:p>
          </table:table-cell>
          <table:table-cell table:formula="of:=CONCATENATE(&quot;&lt;MoveTime from=&quot;&quot;&quot;;TEXT([Sheet1.$B18];&quot;#&quot;);&quot;&quot;&quot; time=&quot;&quot;&quot;;TEXT([Sheet1.Y18];&quot;#&quot;);&quot;&quot;&quot;/&gt;&quot;)" office:value-type="string" office:string-value="&lt;MoveTime from=&quot;Put top-button-ring in top-tray&quot; time=&quot;9&quot;/&gt;" calcext:value-type="string">
            <text:p>&lt;MoveTime from="Put top-button-ring in top-tray" time="9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19];&quot;#&quot;);&quot;&quot;&quot; time=&quot;&quot;&quot;;TEXT([Sheet1.C19];&quot;#&quot;);&quot;&quot;&quot;/&gt;&quot;)" office:value-type="string" office:string-value="&lt;MoveTime from=&quot;Change to bottom-grabber tool&quot; time=&quot;5&quot;/&gt;" calcext:value-type="string">
            <text:p>&lt;MoveTime from="Change to bottom-grabber tool" time="5"/&gt;</text:p>
          </table:table-cell>
          <table:table-cell table:formula="of:=CONCATENATE(&quot;&lt;MoveTime from=&quot;&quot;&quot;;TEXT([Sheet1.$B19];&quot;#&quot;);&quot;&quot;&quot; time=&quot;&quot;&quot;;TEXT([Sheet1.D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E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F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G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H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I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J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K19];&quot;#&quot;);&quot;&quot;&quot;/&gt;&quot;)" office:value-type="string" office:string-value="&lt;MoveTime from=&quot;Change to bottom-grabber tool&quot; time=&quot;3&quot;/&gt;" calcext:value-type="string">
            <text:p>&lt;MoveTime from="Change to bottom-grabber tool" time="3"/&gt;</text:p>
          </table:table-cell>
          <table:table-cell table:formula="of:=CONCATENATE(&quot;&lt;MoveTime from=&quot;&quot;&quot;;TEXT([Sheet1.$B19];&quot;#&quot;);&quot;&quot;&quot; time=&quot;&quot;&quot;;TEXT([Sheet1.L19];&quot;#&quot;);&quot;&quot;&quot;/&gt;&quot;)" office:value-type="string" office:string-value="&lt;MoveTime from=&quot;Change to bottom-grabber tool&quot; time=&quot;7&quot;/&gt;" calcext:value-type="string">
            <text:p>&lt;MoveTime from="Change to bottom-grabber tool" time="7"/&gt;</text:p>
          </table:table-cell>
          <table:table-cell table:formula="of:=CONCATENATE(&quot;&lt;MoveTime from=&quot;&quot;&quot;;TEXT([Sheet1.$B19];&quot;#&quot;);&quot;&quot;&quot; time=&quot;&quot;&quot;;TEXT([Sheet1.M19];&quot;#&quot;);&quot;&quot;&quot;/&gt;&quot;)" office:value-type="string" office:string-value="&lt;MoveTime from=&quot;Change to bottom-grabber tool&quot; time=&quot;3&quot;/&gt;" calcext:value-type="string">
            <text:p>&lt;MoveTime from="Change to bottom-grabber tool" time="3"/&gt;</text:p>
          </table:table-cell>
          <table:table-cell table:formula="of:=CONCATENATE(&quot;&lt;MoveTime from=&quot;&quot;&quot;;TEXT([Sheet1.$B19];&quot;#&quot;);&quot;&quot;&quot; time=&quot;&quot;&quot;;TEXT([Sheet1.N19];&quot;#&quot;);&quot;&quot;&quot;/&gt;&quot;)" office:value-type="string" office:string-value="&lt;MoveTime from=&quot;Change to bottom-grabber tool&quot; time=&quot;3&quot;/&gt;" calcext:value-type="string">
            <text:p>&lt;MoveTime from="Change to bottom-grabber tool" time="3"/&gt;</text:p>
          </table:table-cell>
          <table:table-cell table:formula="of:=CONCATENATE(&quot;&lt;MoveTime from=&quot;&quot;&quot;;TEXT([Sheet1.$B19];&quot;#&quot;);&quot;&quot;&quot; time=&quot;&quot;&quot;;TEXT([Sheet1.O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P19];&quot;#&quot;);&quot;&quot;&quot;/&gt;&quot;)" office:value-type="string" office:string-value="&lt;MoveTime from=&quot;Change to bottom-grabber tool&quot; time=&quot;5&quot;/&gt;" calcext:value-type="string">
            <text:p>&lt;MoveTime from="Change to bottom-grabber tool" time="5"/&gt;</text:p>
          </table:table-cell>
          <table:table-cell table:formula="of:=CONCATENATE(&quot;&lt;MoveTime from=&quot;&quot;&quot;;TEXT([Sheet1.$B19];&quot;#&quot;);&quot;&quot;&quot; time=&quot;&quot;&quot;;TEXT([Sheet1.Q19];&quot;#&quot;);&quot;&quot;&quot;/&gt;&quot;)" office:value-type="string" office:string-value="&lt;MoveTime from=&quot;Change to bottom-grabber tool&quot; time=&quot;&quot;/&gt;" calcext:value-type="string">
            <text:p>&lt;MoveTime from="Change to bottom-grabber tool" time=""/&gt;</text:p>
          </table:table-cell>
          <table:table-cell table:formula="of:=CONCATENATE(&quot;&lt;MoveTime from=&quot;&quot;&quot;;TEXT([Sheet1.$B19];&quot;#&quot;);&quot;&quot;&quot; time=&quot;&quot;&quot;;TEXT([Sheet1.R19];&quot;#&quot;);&quot;&quot;&quot;/&gt;&quot;)" office:value-type="string" office:string-value="&lt;MoveTime from=&quot;Change to bottom-grabber tool&quot; time=&quot;5&quot;/&gt;" calcext:value-type="string">
            <text:p>&lt;MoveTime from="Change to bottom-grabber tool" time="5"/&gt;</text:p>
          </table:table-cell>
          <table:table-cell table:formula="of:=CONCATENATE(&quot;&lt;MoveTime from=&quot;&quot;&quot;;TEXT([Sheet1.$B19];&quot;#&quot;);&quot;&quot;&quot; time=&quot;&quot;&quot;;TEXT([Sheet1.S19];&quot;#&quot;);&quot;&quot;&quot;/&gt;&quot;)" office:value-type="string" office:string-value="&lt;MoveTime from=&quot;Change to bottom-grabber tool&quot; time=&quot;4&quot;/&gt;" calcext:value-type="string">
            <text:p>&lt;MoveTime from="Change to bottom-grabber tool" time="4"/&gt;</text:p>
          </table:table-cell>
          <table:table-cell table:formula="of:=CONCATENATE(&quot;&lt;MoveTime from=&quot;&quot;&quot;;TEXT([Sheet1.$B19];&quot;#&quot;);&quot;&quot;&quot; time=&quot;&quot;&quot;;TEXT([Sheet1.T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U19];&quot;#&quot;);&quot;&quot;&quot;/&gt;&quot;)" office:value-type="string" office:string-value="&lt;MoveTime from=&quot;Change to bottom-grabber tool&quot; time=&quot;8&quot;/&gt;" calcext:value-type="string">
            <text:p>&lt;MoveTime from="Change to bottom-grabber tool" time="8"/&gt;</text:p>
          </table:table-cell>
          <table:table-cell table:formula="of:=CONCATENATE(&quot;&lt;MoveTime from=&quot;&quot;&quot;;TEXT([Sheet1.$B19];&quot;#&quot;);&quot;&quot;&quot; time=&quot;&quot;&quot;;TEXT([Sheet1.V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W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X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  <table:table-cell table:formula="of:=CONCATENATE(&quot;&lt;MoveTime from=&quot;&quot;&quot;;TEXT([Sheet1.$B19];&quot;#&quot;);&quot;&quot;&quot; time=&quot;&quot;&quot;;TEXT([Sheet1.Y19];&quot;#&quot;);&quot;&quot;&quot;/&gt;&quot;)" office:value-type="string" office:string-value="&lt;MoveTime from=&quot;Change to bottom-grabber tool&quot; time=&quot;10&quot;/&gt;" calcext:value-type="string">
            <text:p>&lt;MoveTime from="Change to bottom-grabber tool" time="10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20];&quot;#&quot;);&quot;&quot;&quot; time=&quot;&quot;&quot;;TEXT([Sheet1.C20];&quot;#&quot;);&quot;&quot;&quot;/&gt;&quot;)" office:value-type="string" office:string-value="&lt;MoveTime from=&quot;Take top-button-ring from top-tray&quot; time=&quot;&quot;/&gt;" calcext:value-type="string">
            <text:p>&lt;MoveTime from="Take top-button-ring from top-tray" time=""/&gt;</text:p>
          </table:table-cell>
          <table:table-cell table:formula="of:=CONCATENATE(&quot;&lt;MoveTime from=&quot;&quot;&quot;;TEXT([Sheet1.$B20];&quot;#&quot;);&quot;&quot;&quot; time=&quot;&quot;&quot;;TEXT([Sheet1.D20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20];&quot;#&quot;);&quot;&quot;&quot; time=&quot;&quot;&quot;;TEXT([Sheet1.E20];&quot;#&quot;);&quot;&quot;&quot;/&gt;&quot;)" office:value-type="string" office:string-value="&lt;MoveTime from=&quot;Take top-button-ring from top-tray&quot; time=&quot;7&quot;/&gt;" calcext:value-type="string">
            <text:p>&lt;MoveTime from="Take top-button-ring from top-tray" time="7"/&gt;</text:p>
          </table:table-cell>
          <table:table-cell table:formula="of:=CONCATENATE(&quot;&lt;MoveTime from=&quot;&quot;&quot;;TEXT([Sheet1.$B20];&quot;#&quot;);&quot;&quot;&quot; time=&quot;&quot;&quot;;TEXT([Sheet1.F20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20];&quot;#&quot;);&quot;&quot;&quot; time=&quot;&quot;&quot;;TEXT([Sheet1.G20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20];&quot;#&quot;);&quot;&quot;&quot; time=&quot;&quot;&quot;;TEXT([Sheet1.H20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20];&quot;#&quot;);&quot;&quot;&quot; time=&quot;&quot;&quot;;TEXT([Sheet1.I20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20];&quot;#&quot;);&quot;&quot;&quot; time=&quot;&quot;&quot;;TEXT([Sheet1.J20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20];&quot;#&quot;);&quot;&quot;&quot; time=&quot;&quot;&quot;;TEXT([Sheet1.K20];&quot;#&quot;);&quot;&quot;&quot;/&gt;&quot;)" office:value-type="string" office:string-value="&lt;MoveTime from=&quot;Take top-button-ring from top-tray&quot; time=&quot;3&quot;/&gt;" calcext:value-type="string">
            <text:p>&lt;MoveTime from="Take top-button-ring from top-tray" time="3"/&gt;</text:p>
          </table:table-cell>
          <table:table-cell table:formula="of:=CONCATENATE(&quot;&lt;MoveTime from=&quot;&quot;&quot;;TEXT([Sheet1.$B20];&quot;#&quot;);&quot;&quot;&quot; time=&quot;&quot;&quot;;TEXT([Sheet1.L20];&quot;#&quot;);&quot;&quot;&quot;/&gt;&quot;)" office:value-type="string" office:string-value="&lt;MoveTime from=&quot;Take top-button-ring from top-tray&quot; time=&quot;10&quot;/&gt;" calcext:value-type="string">
            <text:p>&lt;MoveTime from="Take top-button-ring from top-tray" time="10"/&gt;</text:p>
          </table:table-cell>
          <table:table-cell table:formula="of:=CONCATENATE(&quot;&lt;MoveTime from=&quot;&quot;&quot;;TEXT([Sheet1.$B20];&quot;#&quot;);&quot;&quot;&quot; time=&quot;&quot;&quot;;TEXT([Sheet1.M20];&quot;#&quot;);&quot;&quot;&quot;/&gt;&quot;)" office:value-type="string" office:string-value="&lt;MoveTime from=&quot;Take top-button-ring from top-tray&quot; time=&quot;3&quot;/&gt;" calcext:value-type="string">
            <text:p>&lt;MoveTime from="Take top-button-ring from top-tray" time="3"/&gt;</text:p>
          </table:table-cell>
          <table:table-cell table:formula="of:=CONCATENATE(&quot;&lt;MoveTime from=&quot;&quot;&quot;;TEXT([Sheet1.$B20];&quot;#&quot;);&quot;&quot;&quot; time=&quot;&quot;&quot;;TEXT([Sheet1.N20];&quot;#&quot;);&quot;&quot;&quot;/&gt;&quot;)" office:value-type="string" office:string-value="&lt;MoveTime from=&quot;Take top-button-ring from top-tray&quot; time=&quot;3&quot;/&gt;" calcext:value-type="string">
            <text:p>&lt;MoveTime from="Take top-button-ring from top-tray" time="3"/&gt;</text:p>
          </table:table-cell>
          <table:table-cell table:formula="of:=CONCATENATE(&quot;&lt;MoveTime from=&quot;&quot;&quot;;TEXT([Sheet1.$B20];&quot;#&quot;);&quot;&quot;&quot; time=&quot;&quot;&quot;;TEXT([Sheet1.O20];&quot;#&quot;);&quot;&quot;&quot;/&gt;&quot;)" office:value-type="string" office:string-value="&lt;MoveTime from=&quot;Take top-button-ring from top-tray&quot; time=&quot;9&quot;/&gt;" calcext:value-type="string">
            <text:p>&lt;MoveTime from="Take top-button-ring from top-tray" time="9"/&gt;</text:p>
          </table:table-cell>
          <table:table-cell table:formula="of:=CONCATENATE(&quot;&lt;MoveTime from=&quot;&quot;&quot;;TEXT([Sheet1.$B20];&quot;#&quot;);&quot;&quot;&quot; time=&quot;&quot;&quot;;TEXT([Sheet1.P20];&quot;#&quot;);&quot;&quot;&quot;/&gt;&quot;)" office:value-type="string" office:string-value="&lt;MoveTime from=&quot;Take top-button-ring from top-tray&quot; time=&quot;&quot;/&gt;" calcext:value-type="string">
            <text:p>&lt;MoveTime from="Take top-button-ring from top-tray" time=""/&gt;</text:p>
          </table:table-cell>
          <table:table-cell table:formula="of:=CONCATENATE(&quot;&lt;MoveTime from=&quot;&quot;&quot;;TEXT([Sheet1.$B20];&quot;#&quot;);&quot;&quot;&quot; time=&quot;&quot;&quot;;TEXT([Sheet1.Q20];&quot;#&quot;);&quot;&quot;&quot;/&gt;&quot;)" office:value-type="string" office:string-value="&lt;MoveTime from=&quot;Take top-button-ring from top-tray&quot; time=&quot;5&quot;/&gt;" calcext:value-type="string">
            <text:p>&lt;MoveTime from="Take top-button-ring from top-tray" time="5"/&gt;</text:p>
          </table:table-cell>
          <table:table-cell table:formula="of:=CONCATENATE(&quot;&lt;MoveTime from=&quot;&quot;&quot;;TEXT([Sheet1.$B20];&quot;#&quot;);&quot;&quot;&quot; time=&quot;&quot;&quot;;TEXT([Sheet1.R20];&quot;#&quot;);&quot;&quot;&quot;/&gt;&quot;)" office:value-type="string" office:string-value="&lt;MoveTime from=&quot;Take top-button-ring from top-tray&quot; time=&quot;&quot;/&gt;" calcext:value-type="string">
            <text:p>&lt;MoveTime from="Take top-button-ring from top-tray" time=""/&gt;</text:p>
          </table:table-cell>
          <table:table-cell table:formula="of:=CONCATENATE(&quot;&lt;MoveTime from=&quot;&quot;&quot;;TEXT([Sheet1.$B20];&quot;#&quot;);&quot;&quot;&quot; time=&quot;&quot;&quot;;TEXT([Sheet1.S20];&quot;#&quot;);&quot;&quot;&quot;/&gt;&quot;)" office:value-type="string" office:string-value="&lt;MoveTime from=&quot;Take top-button-ring from top-tray&quot; time=&quot;7&quot;/&gt;" calcext:value-type="string">
            <text:p>&lt;MoveTime from="Take top-button-ring from top-tray" time="7"/&gt;</text:p>
          </table:table-cell>
          <table:table-cell table:formula="of:=CONCATENATE(&quot;&lt;MoveTime from=&quot;&quot;&quot;;TEXT([Sheet1.$B20];&quot;#&quot;);&quot;&quot;&quot; time=&quot;&quot;&quot;;TEXT([Sheet1.T20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20];&quot;#&quot;);&quot;&quot;&quot; time=&quot;&quot;&quot;;TEXT([Sheet1.U20];&quot;#&quot;);&quot;&quot;&quot;/&gt;&quot;)" office:value-type="string" office:string-value="&lt;MoveTime from=&quot;Take top-button-ring from top-tray&quot; time=&quot;9&quot;/&gt;" calcext:value-type="string">
            <text:p>&lt;MoveTime from="Take top-button-ring from top-tray" time="9"/&gt;</text:p>
          </table:table-cell>
          <table:table-cell table:formula="of:=CONCATENATE(&quot;&lt;MoveTime from=&quot;&quot;&quot;;TEXT([Sheet1.$B20];&quot;#&quot;);&quot;&quot;&quot; time=&quot;&quot;&quot;;TEXT([Sheet1.V20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20];&quot;#&quot;);&quot;&quot;&quot; time=&quot;&quot;&quot;;TEXT([Sheet1.W20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20];&quot;#&quot;);&quot;&quot;&quot; time=&quot;&quot;&quot;;TEXT([Sheet1.X20];&quot;#&quot;);&quot;&quot;&quot;/&gt;&quot;)" office:value-type="string" office:string-value="&lt;MoveTime from=&quot;Take top-button-ring from top-tray&quot; time=&quot;9&quot;/&gt;" calcext:value-type="string">
            <text:p>&lt;MoveTime from="Take top-button-ring from top-tray" time="9"/&gt;</text:p>
          </table:table-cell>
          <table:table-cell table:formula="of:=CONCATENATE(&quot;&lt;MoveTime from=&quot;&quot;&quot;;TEXT([Sheet1.$B20];&quot;#&quot;);&quot;&quot;&quot; time=&quot;&quot;&quot;;TEXT([Sheet1.Y20];&quot;#&quot;);&quot;&quot;&quot;/&gt;&quot;)" office:value-type="string" office:string-value="&lt;MoveTime from=&quot;Take top-button-ring from top-tray&quot; time=&quot;9&quot;/&gt;" calcext:value-type="string">
            <text:p>&lt;MoveTime from="Take top-button-ring from top-tray" time="9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21];&quot;#&quot;);&quot;&quot;&quot; time=&quot;&quot;&quot;;TEXT([Sheet1.C21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1];&quot;#&quot;);&quot;&quot;&quot; time=&quot;&quot;&quot;;TEXT([Sheet1.D21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1];&quot;#&quot;);&quot;&quot;&quot; time=&quot;&quot;&quot;;TEXT([Sheet1.E21];&quot;#&quot;);&quot;&quot;&quot;/&gt;&quot;)" office:value-type="string" office:string-value="&lt;MoveTime from=&quot;Take bottom&quot; time=&quot;9&quot;/&gt;" calcext:value-type="string">
            <text:p>&lt;MoveTime from="Take bottom" time="9"/&gt;</text:p>
          </table:table-cell>
          <table:table-cell table:formula="of:=CONCATENATE(&quot;&lt;MoveTime from=&quot;&quot;&quot;;TEXT([Sheet1.$B21];&quot;#&quot;);&quot;&quot;&quot; time=&quot;&quot;&quot;;TEXT([Sheet1.F21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1];&quot;#&quot;);&quot;&quot;&quot; time=&quot;&quot;&quot;;TEXT([Sheet1.G21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1];&quot;#&quot;);&quot;&quot;&quot; time=&quot;&quot;&quot;;TEXT([Sheet1.H21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1];&quot;#&quot;);&quot;&quot;&quot; time=&quot;&quot;&quot;;TEXT([Sheet1.I21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1];&quot;#&quot;);&quot;&quot;&quot; time=&quot;&quot;&quot;;TEXT([Sheet1.J21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1];&quot;#&quot;);&quot;&quot;&quot; time=&quot;&quot;&quot;;TEXT([Sheet1.K21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1];&quot;#&quot;);&quot;&quot;&quot; time=&quot;&quot;&quot;;TEXT([Sheet1.L21];&quot;#&quot;);&quot;&quot;&quot;/&gt;&quot;)" office:value-type="string" office:string-value="&lt;MoveTime from=&quot;Take bottom&quot; time=&quot;3&quot;/&gt;" calcext:value-type="string">
            <text:p>&lt;MoveTime from="Take bottom" time="3"/&gt;</text:p>
          </table:table-cell>
          <table:table-cell table:formula="of:=CONCATENATE(&quot;&lt;MoveTime from=&quot;&quot;&quot;;TEXT([Sheet1.$B21];&quot;#&quot;);&quot;&quot;&quot; time=&quot;&quot;&quot;;TEXT([Sheet1.M21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1];&quot;#&quot;);&quot;&quot;&quot; time=&quot;&quot;&quot;;TEXT([Sheet1.N21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1];&quot;#&quot;);&quot;&quot;&quot; time=&quot;&quot;&quot;;TEXT([Sheet1.O21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1];&quot;#&quot;);&quot;&quot;&quot; time=&quot;&quot;&quot;;TEXT([Sheet1.P21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1];&quot;#&quot;);&quot;&quot;&quot; time=&quot;&quot;&quot;;TEXT([Sheet1.Q21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1];&quot;#&quot;);&quot;&quot;&quot; time=&quot;&quot;&quot;;TEXT([Sheet1.R21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1];&quot;#&quot;);&quot;&quot;&quot; time=&quot;&quot;&quot;;TEXT([Sheet1.S21];&quot;#&quot;);&quot;&quot;&quot;/&gt;&quot;)" office:value-type="string" office:string-value="&lt;MoveTime from=&quot;Take bottom&quot; time=&quot;&quot;/&gt;" calcext:value-type="string">
            <text:p>&lt;MoveTime from="Take bottom" time=""/&gt;</text:p>
          </table:table-cell>
          <table:table-cell table:formula="of:=CONCATENATE(&quot;&lt;MoveTime from=&quot;&quot;&quot;;TEXT([Sheet1.$B21];&quot;#&quot;);&quot;&quot;&quot; time=&quot;&quot;&quot;;TEXT([Sheet1.T21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1];&quot;#&quot;);&quot;&quot;&quot; time=&quot;&quot;&quot;;TEXT([Sheet1.U21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1];&quot;#&quot;);&quot;&quot;&quot; time=&quot;&quot;&quot;;TEXT([Sheet1.V21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1];&quot;#&quot;);&quot;&quot;&quot; time=&quot;&quot;&quot;;TEXT([Sheet1.W21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1];&quot;#&quot;);&quot;&quot;&quot; time=&quot;&quot;&quot;;TEXT([Sheet1.X21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1];&quot;#&quot;);&quot;&quot;&quot; time=&quot;&quot;&quot;;TEXT([Sheet1.Y21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22];&quot;#&quot;);&quot;&quot;&quot; time=&quot;&quot;&quot;;TEXT([Sheet1.C22];&quot;#&quot;);&quot;&quot;&quot;/&gt;&quot;)" office:value-type="string" office:string-value="&lt;MoveTime from=&quot;Put bottom in fixture&quot; time=&quot;8&quot;/&gt;" calcext:value-type="string">
            <text:p>&lt;MoveTime from="Put bottom in fixture" time="8"/&gt;</text:p>
          </table:table-cell>
          <table:table-cell table:formula="of:=CONCATENATE(&quot;&lt;MoveTime from=&quot;&quot;&quot;;TEXT([Sheet1.$B22];&quot;#&quot;);&quot;&quot;&quot; time=&quot;&quot;&quot;;TEXT([Sheet1.D22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2];&quot;#&quot;);&quot;&quot;&quot; time=&quot;&quot;&quot;;TEXT([Sheet1.E22];&quot;#&quot;);&quot;&quot;&quot;/&gt;&quot;)" office:value-type="string" office:string-value="&lt;MoveTime from=&quot;Put bottom in fixture&quot; time=&quot;3&quot;/&gt;" calcext:value-type="string">
            <text:p>&lt;MoveTime from="Put bottom in fixture" time="3"/&gt;</text:p>
          </table:table-cell>
          <table:table-cell table:formula="of:=CONCATENATE(&quot;&lt;MoveTime from=&quot;&quot;&quot;;TEXT([Sheet1.$B22];&quot;#&quot;);&quot;&quot;&quot; time=&quot;&quot;&quot;;TEXT([Sheet1.F22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2];&quot;#&quot;);&quot;&quot;&quot; time=&quot;&quot;&quot;;TEXT([Sheet1.G22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2];&quot;#&quot;);&quot;&quot;&quot; time=&quot;&quot;&quot;;TEXT([Sheet1.H22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2];&quot;#&quot;);&quot;&quot;&quot; time=&quot;&quot;&quot;;TEXT([Sheet1.I22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2];&quot;#&quot;);&quot;&quot;&quot; time=&quot;&quot;&quot;;TEXT([Sheet1.J22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2];&quot;#&quot;);&quot;&quot;&quot; time=&quot;&quot;&quot;;TEXT([Sheet1.K22];&quot;#&quot;);&quot;&quot;&quot;/&gt;&quot;)" office:value-type="string" office:string-value="&lt;MoveTime from=&quot;Put bottom in fixture&quot; time=&quot;7&quot;/&gt;" calcext:value-type="string">
            <text:p>&lt;MoveTime from="Put bottom in fixture" time="7"/&gt;</text:p>
          </table:table-cell>
          <table:table-cell table:formula="of:=CONCATENATE(&quot;&lt;MoveTime from=&quot;&quot;&quot;;TEXT([Sheet1.$B22];&quot;#&quot;);&quot;&quot;&quot; time=&quot;&quot;&quot;;TEXT([Sheet1.L22];&quot;#&quot;);&quot;&quot;&quot;/&gt;&quot;)" office:value-type="string" office:string-value="&lt;MoveTime from=&quot;Put bottom in fixture&quot; time=&quot;9&quot;/&gt;" calcext:value-type="string">
            <text:p>&lt;MoveTime from="Put bottom in fixture" time="9"/&gt;</text:p>
          </table:table-cell>
          <table:table-cell table:formula="of:=CONCATENATE(&quot;&lt;MoveTime from=&quot;&quot;&quot;;TEXT([Sheet1.$B22];&quot;#&quot;);&quot;&quot;&quot; time=&quot;&quot;&quot;;TEXT([Sheet1.M22];&quot;#&quot;);&quot;&quot;&quot;/&gt;&quot;)" office:value-type="string" office:string-value="&lt;MoveTime from=&quot;Put bottom in fixture&quot; time=&quot;7&quot;/&gt;" calcext:value-type="string">
            <text:p>&lt;MoveTime from="Put bottom in fixture" time="7"/&gt;</text:p>
          </table:table-cell>
          <table:table-cell table:formula="of:=CONCATENATE(&quot;&lt;MoveTime from=&quot;&quot;&quot;;TEXT([Sheet1.$B22];&quot;#&quot;);&quot;&quot;&quot; time=&quot;&quot;&quot;;TEXT([Sheet1.N22];&quot;#&quot;);&quot;&quot;&quot;/&gt;&quot;)" office:value-type="string" office:string-value="&lt;MoveTime from=&quot;Put bottom in fixture&quot; time=&quot;7&quot;/&gt;" calcext:value-type="string">
            <text:p>&lt;MoveTime from="Put bottom in fixture" time="7"/&gt;</text:p>
          </table:table-cell>
          <table:table-cell table:formula="of:=CONCATENATE(&quot;&lt;MoveTime from=&quot;&quot;&quot;;TEXT([Sheet1.$B22];&quot;#&quot;);&quot;&quot;&quot; time=&quot;&quot;&quot;;TEXT([Sheet1.O22];&quot;#&quot;);&quot;&quot;&quot;/&gt;&quot;)" office:value-type="string" office:string-value="&lt;MoveTime from=&quot;Put bottom in fixture&quot; time=&quot;1&quot;/&gt;" calcext:value-type="string">
            <text:p>&lt;MoveTime from="Put bottom in fixture" time="1"/&gt;</text:p>
          </table:table-cell>
          <table:table-cell table:formula="of:=CONCATENATE(&quot;&lt;MoveTime from=&quot;&quot;&quot;;TEXT([Sheet1.$B22];&quot;#&quot;);&quot;&quot;&quot; time=&quot;&quot;&quot;;TEXT([Sheet1.P22];&quot;#&quot;);&quot;&quot;&quot;/&gt;&quot;)" office:value-type="string" office:string-value="&lt;MoveTime from=&quot;Put bottom in fixture&quot; time=&quot;8&quot;/&gt;" calcext:value-type="string">
            <text:p>&lt;MoveTime from="Put bottom in fixture" time="8"/&gt;</text:p>
          </table:table-cell>
          <table:table-cell table:formula="of:=CONCATENATE(&quot;&lt;MoveTime from=&quot;&quot;&quot;;TEXT([Sheet1.$B22];&quot;#&quot;);&quot;&quot;&quot; time=&quot;&quot;&quot;;TEXT([Sheet1.Q22];&quot;#&quot;);&quot;&quot;&quot;/&gt;&quot;)" office:value-type="string" office:string-value="&lt;MoveTime from=&quot;Put bottom in fixture&quot; time=&quot;10&quot;/&gt;" calcext:value-type="string">
            <text:p>&lt;MoveTime from="Put bottom in fixture" time="10"/&gt;</text:p>
          </table:table-cell>
          <table:table-cell table:formula="of:=CONCATENATE(&quot;&lt;MoveTime from=&quot;&quot;&quot;;TEXT([Sheet1.$B22];&quot;#&quot;);&quot;&quot;&quot; time=&quot;&quot;&quot;;TEXT([Sheet1.R22];&quot;#&quot;);&quot;&quot;&quot;/&gt;&quot;)" office:value-type="string" office:string-value="&lt;MoveTime from=&quot;Put bottom in fixture&quot; time=&quot;8&quot;/&gt;" calcext:value-type="string">
            <text:p>&lt;MoveTime from="Put bottom in fixture" time="8"/&gt;</text:p>
          </table:table-cell>
          <table:table-cell table:formula="of:=CONCATENATE(&quot;&lt;MoveTime from=&quot;&quot;&quot;;TEXT([Sheet1.$B22];&quot;#&quot;);&quot;&quot;&quot; time=&quot;&quot;&quot;;TEXT([Sheet1.S22];&quot;#&quot;);&quot;&quot;&quot;/&gt;&quot;)" office:value-type="string" office:string-value="&lt;MoveTime from=&quot;Put bottom in fixture&quot; time=&quot;8&quot;/&gt;" calcext:value-type="string">
            <text:p>&lt;MoveTime from="Put bottom in fixture" time="8"/&gt;</text:p>
          </table:table-cell>
          <table:table-cell table:formula="of:=CONCATENATE(&quot;&lt;MoveTime from=&quot;&quot;&quot;;TEXT([Sheet1.$B22];&quot;#&quot;);&quot;&quot;&quot; time=&quot;&quot;&quot;;TEXT([Sheet1.T22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2];&quot;#&quot;);&quot;&quot;&quot; time=&quot;&quot;&quot;;TEXT([Sheet1.U22];&quot;#&quot;);&quot;&quot;&quot;/&gt;&quot;)" office:value-type="string" office:string-value="&lt;MoveTime from=&quot;Put bottom in fixture&quot; time=&quot;5&quot;/&gt;" calcext:value-type="string">
            <text:p>&lt;MoveTime from="Put bottom in fixture" time="5"/&gt;</text:p>
          </table:table-cell>
          <table:table-cell table:formula="of:=CONCATENATE(&quot;&lt;MoveTime from=&quot;&quot;&quot;;TEXT([Sheet1.$B22];&quot;#&quot;);&quot;&quot;&quot; time=&quot;&quot;&quot;;TEXT([Sheet1.V22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2];&quot;#&quot;);&quot;&quot;&quot; time=&quot;&quot;&quot;;TEXT([Sheet1.W22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2];&quot;#&quot;);&quot;&quot;&quot; time=&quot;&quot;&quot;;TEXT([Sheet1.X22];&quot;#&quot;);&quot;&quot;&quot;/&gt;&quot;)" office:value-type="string" office:string-value="&lt;MoveTime from=&quot;Put bottom in fixture&quot; time=&quot;2&quot;/&gt;" calcext:value-type="string">
            <text:p>&lt;MoveTime from="Put bottom in fixture" time="2"/&gt;</text:p>
          </table:table-cell>
          <table:table-cell table:formula="of:=CONCATENATE(&quot;&lt;MoveTime from=&quot;&quot;&quot;;TEXT([Sheet1.$B22];&quot;#&quot;);&quot;&quot;&quot; time=&quot;&quot;&quot;;TEXT([Sheet1.Y22];&quot;#&quot;);&quot;&quot;&quot;/&gt;&quot;)" office:value-type="string" office:string-value="&lt;MoveTime from=&quot;Put bottom in fixture&quot; time=&quot;2&quot;/&gt;" calcext:value-type="string">
            <text:p>&lt;MoveTime from="Put bottom in fixture" time="2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23];&quot;#&quot;);&quot;&quot;&quot; time=&quot;&quot;&quot;;TEXT([Sheet1.C23];&quot;#&quot;);&quot;&quot;&quot;/&gt;&quot;)" office:value-type="string" office:string-value="&lt;MoveTime from=&quot;Take switch&quot; time=&quot;9&quot;/&gt;" calcext:value-type="string">
            <text:p>&lt;MoveTime from="Take switch" time="9"/&gt;</text:p>
          </table:table-cell>
          <table:table-cell table:formula="of:=CONCATENATE(&quot;&lt;MoveTime from=&quot;&quot;&quot;;TEXT([Sheet1.$B23];&quot;#&quot;);&quot;&quot;&quot; time=&quot;&quot;&quot;;TEXT([Sheet1.D23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3];&quot;#&quot;);&quot;&quot;&quot; time=&quot;&quot;&quot;;TEXT([Sheet1.E23];&quot;#&quot;);&quot;&quot;&quot;/&gt;&quot;)" office:value-type="string" office:string-value="&lt;MoveTime from=&quot;Take switch&quot; time=&quot;8&quot;/&gt;" calcext:value-type="string">
            <text:p>&lt;MoveTime from="Take switch" time="8"/&gt;</text:p>
          </table:table-cell>
          <table:table-cell table:formula="of:=CONCATENATE(&quot;&lt;MoveTime from=&quot;&quot;&quot;;TEXT([Sheet1.$B23];&quot;#&quot;);&quot;&quot;&quot; time=&quot;&quot;&quot;;TEXT([Sheet1.F23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3];&quot;#&quot;);&quot;&quot;&quot; time=&quot;&quot;&quot;;TEXT([Sheet1.G23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3];&quot;#&quot;);&quot;&quot;&quot; time=&quot;&quot;&quot;;TEXT([Sheet1.H23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3];&quot;#&quot;);&quot;&quot;&quot; time=&quot;&quot;&quot;;TEXT([Sheet1.I23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3];&quot;#&quot;);&quot;&quot;&quot; time=&quot;&quot;&quot;;TEXT([Sheet1.J23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3];&quot;#&quot;);&quot;&quot;&quot; time=&quot;&quot;&quot;;TEXT([Sheet1.K23];&quot;#&quot;);&quot;&quot;&quot;/&gt;&quot;)" office:value-type="string" office:string-value="&lt;MoveTime from=&quot;Take switch&quot; time=&quot;6&quot;/&gt;" calcext:value-type="string">
            <text:p>&lt;MoveTime from="Take switch" time="6"/&gt;</text:p>
          </table:table-cell>
          <table:table-cell table:formula="of:=CONCATENATE(&quot;&lt;MoveTime from=&quot;&quot;&quot;;TEXT([Sheet1.$B23];&quot;#&quot;);&quot;&quot;&quot; time=&quot;&quot;&quot;;TEXT([Sheet1.L23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  <table:table-cell table:formula="of:=CONCATENATE(&quot;&lt;MoveTime from=&quot;&quot;&quot;;TEXT([Sheet1.$B23];&quot;#&quot;);&quot;&quot;&quot; time=&quot;&quot;&quot;;TEXT([Sheet1.M23];&quot;#&quot;);&quot;&quot;&quot;/&gt;&quot;)" office:value-type="string" office:string-value="&lt;MoveTime from=&quot;Take switch&quot; time=&quot;6&quot;/&gt;" calcext:value-type="string">
            <text:p>&lt;MoveTime from="Take switch" time="6"/&gt;</text:p>
          </table:table-cell>
          <table:table-cell table:formula="of:=CONCATENATE(&quot;&lt;MoveTime from=&quot;&quot;&quot;;TEXT([Sheet1.$B23];&quot;#&quot;);&quot;&quot;&quot; time=&quot;&quot;&quot;;TEXT([Sheet1.N23];&quot;#&quot;);&quot;&quot;&quot;/&gt;&quot;)" office:value-type="string" office:string-value="&lt;MoveTime from=&quot;Take switch&quot; time=&quot;6&quot;/&gt;" calcext:value-type="string">
            <text:p>&lt;MoveTime from="Take switch" time="6"/&gt;</text:p>
          </table:table-cell>
          <table:table-cell table:formula="of:=CONCATENATE(&quot;&lt;MoveTime from=&quot;&quot;&quot;;TEXT([Sheet1.$B23];&quot;#&quot;);&quot;&quot;&quot; time=&quot;&quot;&quot;;TEXT([Sheet1.O23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  <table:table-cell table:formula="of:=CONCATENATE(&quot;&lt;MoveTime from=&quot;&quot;&quot;;TEXT([Sheet1.$B23];&quot;#&quot;);&quot;&quot;&quot; time=&quot;&quot;&quot;;TEXT([Sheet1.P23];&quot;#&quot;);&quot;&quot;&quot;/&gt;&quot;)" office:value-type="string" office:string-value="&lt;MoveTime from=&quot;Take switch&quot; time=&quot;9&quot;/&gt;" calcext:value-type="string">
            <text:p>&lt;MoveTime from="Take switch" time="9"/&gt;</text:p>
          </table:table-cell>
          <table:table-cell table:formula="of:=CONCATENATE(&quot;&lt;MoveTime from=&quot;&quot;&quot;;TEXT([Sheet1.$B23];&quot;#&quot;);&quot;&quot;&quot; time=&quot;&quot;&quot;;TEXT([Sheet1.Q23];&quot;#&quot;);&quot;&quot;&quot;/&gt;&quot;)" office:value-type="string" office:string-value="&lt;MoveTime from=&quot;Take switch&quot; time=&quot;8&quot;/&gt;" calcext:value-type="string">
            <text:p>&lt;MoveTime from="Take switch" time="8"/&gt;</text:p>
          </table:table-cell>
          <table:table-cell table:formula="of:=CONCATENATE(&quot;&lt;MoveTime from=&quot;&quot;&quot;;TEXT([Sheet1.$B23];&quot;#&quot;);&quot;&quot;&quot; time=&quot;&quot;&quot;;TEXT([Sheet1.R23];&quot;#&quot;);&quot;&quot;&quot;/&gt;&quot;)" office:value-type="string" office:string-value="&lt;MoveTime from=&quot;Take switch&quot; time=&quot;9&quot;/&gt;" calcext:value-type="string">
            <text:p>&lt;MoveTime from="Take switch" time="9"/&gt;</text:p>
          </table:table-cell>
          <table:table-cell table:formula="of:=CONCATENATE(&quot;&lt;MoveTime from=&quot;&quot;&quot;;TEXT([Sheet1.$B23];&quot;#&quot;);&quot;&quot;&quot; time=&quot;&quot;&quot;;TEXT([Sheet1.S23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  <table:table-cell table:formula="of:=CONCATENATE(&quot;&lt;MoveTime from=&quot;&quot;&quot;;TEXT([Sheet1.$B23];&quot;#&quot;);&quot;&quot;&quot; time=&quot;&quot;&quot;;TEXT([Sheet1.T23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3];&quot;#&quot;);&quot;&quot;&quot; time=&quot;&quot;&quot;;TEXT([Sheet1.U23];&quot;#&quot;);&quot;&quot;&quot;/&gt;&quot;)" office:value-type="string" office:string-value="&lt;MoveTime from=&quot;Take switch&quot; time=&quot;&quot;/&gt;" calcext:value-type="string">
            <text:p>&lt;MoveTime from="Take switch" time=""/&gt;</text:p>
          </table:table-cell>
          <table:table-cell table:formula="of:=CONCATENATE(&quot;&lt;MoveTime from=&quot;&quot;&quot;;TEXT([Sheet1.$B23];&quot;#&quot;);&quot;&quot;&quot; time=&quot;&quot;&quot;;TEXT([Sheet1.V23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3];&quot;#&quot;);&quot;&quot;&quot; time=&quot;&quot;&quot;;TEXT([Sheet1.W23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3];&quot;#&quot;);&quot;&quot;&quot; time=&quot;&quot;&quot;;TEXT([Sheet1.X23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  <table:table-cell table:formula="of:=CONCATENATE(&quot;&lt;MoveTime from=&quot;&quot;&quot;;TEXT([Sheet1.$B23];&quot;#&quot;);&quot;&quot;&quot; time=&quot;&quot;&quot;;TEXT([Sheet1.Y23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24];&quot;#&quot;);&quot;&quot;&quot; time=&quot;&quot;&quot;;TEXT([Sheet1.C24];&quot;#&quot;);&quot;&quot;&quot;/&gt;&quot;)" office:value-type="string" office:string-value="&lt;MoveTime from=&quot;Mount switch in bottom&quot; time=&quot;8&quot;/&gt;" calcext:value-type="string">
            <text:p>&lt;MoveTime from="Mount switch in bottom" time="8"/&gt;</text:p>
          </table:table-cell>
          <table:table-cell table:formula="of:=CONCATENATE(&quot;&lt;MoveTime from=&quot;&quot;&quot;;TEXT([Sheet1.$B24];&quot;#&quot;);&quot;&quot;&quot; time=&quot;&quot;&quot;;TEXT([Sheet1.D24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4];&quot;#&quot;);&quot;&quot;&quot; time=&quot;&quot;&quot;;TEXT([Sheet1.E24];&quot;#&quot;);&quot;&quot;&quot;/&gt;&quot;)" office:value-type="string" office:string-value="&lt;MoveTime from=&quot;Mount switch in bottom&quot; time=&quot;3&quot;/&gt;" calcext:value-type="string">
            <text:p>&lt;MoveTime from="Mount switch in bottom" time="3"/&gt;</text:p>
          </table:table-cell>
          <table:table-cell table:formula="of:=CONCATENATE(&quot;&lt;MoveTime from=&quot;&quot;&quot;;TEXT([Sheet1.$B24];&quot;#&quot;);&quot;&quot;&quot; time=&quot;&quot;&quot;;TEXT([Sheet1.F24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4];&quot;#&quot;);&quot;&quot;&quot; time=&quot;&quot;&quot;;TEXT([Sheet1.G24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4];&quot;#&quot;);&quot;&quot;&quot; time=&quot;&quot;&quot;;TEXT([Sheet1.H24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4];&quot;#&quot;);&quot;&quot;&quot; time=&quot;&quot;&quot;;TEXT([Sheet1.I24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4];&quot;#&quot;);&quot;&quot;&quot; time=&quot;&quot;&quot;;TEXT([Sheet1.J24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4];&quot;#&quot;);&quot;&quot;&quot; time=&quot;&quot;&quot;;TEXT([Sheet1.K24];&quot;#&quot;);&quot;&quot;&quot;/&gt;&quot;)" office:value-type="string" office:string-value="&lt;MoveTime from=&quot;Mount switch in bottom&quot; time=&quot;7&quot;/&gt;" calcext:value-type="string">
            <text:p>&lt;MoveTime from="Mount switch in bottom" time="7"/&gt;</text:p>
          </table:table-cell>
          <table:table-cell table:formula="of:=CONCATENATE(&quot;&lt;MoveTime from=&quot;&quot;&quot;;TEXT([Sheet1.$B24];&quot;#&quot;);&quot;&quot;&quot; time=&quot;&quot;&quot;;TEXT([Sheet1.L24];&quot;#&quot;);&quot;&quot;&quot;/&gt;&quot;)" office:value-type="string" office:string-value="&lt;MoveTime from=&quot;Mount switch in bottom&quot; time=&quot;9&quot;/&gt;" calcext:value-type="string">
            <text:p>&lt;MoveTime from="Mount switch in bottom" time="9"/&gt;</text:p>
          </table:table-cell>
          <table:table-cell table:formula="of:=CONCATENATE(&quot;&lt;MoveTime from=&quot;&quot;&quot;;TEXT([Sheet1.$B24];&quot;#&quot;);&quot;&quot;&quot; time=&quot;&quot;&quot;;TEXT([Sheet1.M24];&quot;#&quot;);&quot;&quot;&quot;/&gt;&quot;)" office:value-type="string" office:string-value="&lt;MoveTime from=&quot;Mount switch in bottom&quot; time=&quot;7&quot;/&gt;" calcext:value-type="string">
            <text:p>&lt;MoveTime from="Mount switch in bottom" time="7"/&gt;</text:p>
          </table:table-cell>
          <table:table-cell table:formula="of:=CONCATENATE(&quot;&lt;MoveTime from=&quot;&quot;&quot;;TEXT([Sheet1.$B24];&quot;#&quot;);&quot;&quot;&quot; time=&quot;&quot;&quot;;TEXT([Sheet1.N24];&quot;#&quot;);&quot;&quot;&quot;/&gt;&quot;)" office:value-type="string" office:string-value="&lt;MoveTime from=&quot;Mount switch in bottom&quot; time=&quot;7&quot;/&gt;" calcext:value-type="string">
            <text:p>&lt;MoveTime from="Mount switch in bottom" time="7"/&gt;</text:p>
          </table:table-cell>
          <table:table-cell table:formula="of:=CONCATENATE(&quot;&lt;MoveTime from=&quot;&quot;&quot;;TEXT([Sheet1.$B24];&quot;#&quot;);&quot;&quot;&quot; time=&quot;&quot;&quot;;TEXT([Sheet1.O24];&quot;#&quot;);&quot;&quot;&quot;/&gt;&quot;)" office:value-type="string" office:string-value="&lt;MoveTime from=&quot;Mount switch in bottom&quot; time=&quot;1&quot;/&gt;" calcext:value-type="string">
            <text:p>&lt;MoveTime from="Mount switch in bottom" time="1"/&gt;</text:p>
          </table:table-cell>
          <table:table-cell table:formula="of:=CONCATENATE(&quot;&lt;MoveTime from=&quot;&quot;&quot;;TEXT([Sheet1.$B24];&quot;#&quot;);&quot;&quot;&quot; time=&quot;&quot;&quot;;TEXT([Sheet1.P24];&quot;#&quot;);&quot;&quot;&quot;/&gt;&quot;)" office:value-type="string" office:string-value="&lt;MoveTime from=&quot;Mount switch in bottom&quot; time=&quot;8&quot;/&gt;" calcext:value-type="string">
            <text:p>&lt;MoveTime from="Mount switch in bottom" time="8"/&gt;</text:p>
          </table:table-cell>
          <table:table-cell table:formula="of:=CONCATENATE(&quot;&lt;MoveTime from=&quot;&quot;&quot;;TEXT([Sheet1.$B24];&quot;#&quot;);&quot;&quot;&quot; time=&quot;&quot;&quot;;TEXT([Sheet1.Q24];&quot;#&quot;);&quot;&quot;&quot;/&gt;&quot;)" office:value-type="string" office:string-value="&lt;MoveTime from=&quot;Mount switch in bottom&quot; time=&quot;10&quot;/&gt;" calcext:value-type="string">
            <text:p>&lt;MoveTime from="Mount switch in bottom" time="10"/&gt;</text:p>
          </table:table-cell>
          <table:table-cell table:formula="of:=CONCATENATE(&quot;&lt;MoveTime from=&quot;&quot;&quot;;TEXT([Sheet1.$B24];&quot;#&quot;);&quot;&quot;&quot; time=&quot;&quot;&quot;;TEXT([Sheet1.R24];&quot;#&quot;);&quot;&quot;&quot;/&gt;&quot;)" office:value-type="string" office:string-value="&lt;MoveTime from=&quot;Mount switch in bottom&quot; time=&quot;8&quot;/&gt;" calcext:value-type="string">
            <text:p>&lt;MoveTime from="Mount switch in bottom" time="8"/&gt;</text:p>
          </table:table-cell>
          <table:table-cell table:formula="of:=CONCATENATE(&quot;&lt;MoveTime from=&quot;&quot;&quot;;TEXT([Sheet1.$B24];&quot;#&quot;);&quot;&quot;&quot; time=&quot;&quot;&quot;;TEXT([Sheet1.S24];&quot;#&quot;);&quot;&quot;&quot;/&gt;&quot;)" office:value-type="string" office:string-value="&lt;MoveTime from=&quot;Mount switch in bottom&quot; time=&quot;8&quot;/&gt;" calcext:value-type="string">
            <text:p>&lt;MoveTime from="Mount switch in bottom" time="8"/&gt;</text:p>
          </table:table-cell>
          <table:table-cell table:formula="of:=CONCATENATE(&quot;&lt;MoveTime from=&quot;&quot;&quot;;TEXT([Sheet1.$B24];&quot;#&quot;);&quot;&quot;&quot; time=&quot;&quot;&quot;;TEXT([Sheet1.T24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4];&quot;#&quot;);&quot;&quot;&quot; time=&quot;&quot;&quot;;TEXT([Sheet1.U24];&quot;#&quot;);&quot;&quot;&quot;/&gt;&quot;)" office:value-type="string" office:string-value="&lt;MoveTime from=&quot;Mount switch in bottom&quot; time=&quot;5&quot;/&gt;" calcext:value-type="string">
            <text:p>&lt;MoveTime from="Mount switch in bottom" time="5"/&gt;</text:p>
          </table:table-cell>
          <table:table-cell table:formula="of:=CONCATENATE(&quot;&lt;MoveTime from=&quot;&quot;&quot;;TEXT([Sheet1.$B24];&quot;#&quot;);&quot;&quot;&quot; time=&quot;&quot;&quot;;TEXT([Sheet1.V24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4];&quot;#&quot;);&quot;&quot;&quot; time=&quot;&quot;&quot;;TEXT([Sheet1.W24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4];&quot;#&quot;);&quot;&quot;&quot; time=&quot;&quot;&quot;;TEXT([Sheet1.X24];&quot;#&quot;);&quot;&quot;&quot;/&gt;&quot;)" office:value-type="string" office:string-value="&lt;MoveTime from=&quot;Mount switch in bottom&quot; time=&quot;2&quot;/&gt;" calcext:value-type="string">
            <text:p>&lt;MoveTime from="Mount switch in bottom" time="2"/&gt;</text:p>
          </table:table-cell>
          <table:table-cell table:formula="of:=CONCATENATE(&quot;&lt;MoveTime from=&quot;&quot;&quot;;TEXT([Sheet1.$B24];&quot;#&quot;);&quot;&quot;&quot; time=&quot;&quot;&quot;;TEXT([Sheet1.Y24];&quot;#&quot;);&quot;&quot;&quot;/&gt;&quot;)" office:value-type="string" office:string-value="&lt;MoveTime from=&quot;Mount switch in bottom&quot; time=&quot;2&quot;/&gt;" calcext:value-type="string">
            <text:p>&lt;MoveTime from="Mount switch in bottom" time="2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25];&quot;#&quot;);&quot;&quot;&quot; time=&quot;&quot;&quot;;TEXT([Sheet1.C25];&quot;#&quot;);&quot;&quot;&quot;/&gt;&quot;)" office:value-type="string" office:string-value="&lt;MoveTime from=&quot;Take bottom-switch&quot; time=&quot;8&quot;/&gt;" calcext:value-type="string">
            <text:p>&lt;MoveTime from="Take bottom-switch" time="8"/&gt;</text:p>
          </table:table-cell>
          <table:table-cell table:formula="of:=CONCATENATE(&quot;&lt;MoveTime from=&quot;&quot;&quot;;TEXT([Sheet1.$B25];&quot;#&quot;);&quot;&quot;&quot; time=&quot;&quot;&quot;;TEXT([Sheet1.D25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5];&quot;#&quot;);&quot;&quot;&quot; time=&quot;&quot;&quot;;TEXT([Sheet1.E25];&quot;#&quot;);&quot;&quot;&quot;/&gt;&quot;)" office:value-type="string" office:string-value="&lt;MoveTime from=&quot;Take bottom-switch&quot; time=&quot;3&quot;/&gt;" calcext:value-type="string">
            <text:p>&lt;MoveTime from="Take bottom-switch" time="3"/&gt;</text:p>
          </table:table-cell>
          <table:table-cell table:formula="of:=CONCATENATE(&quot;&lt;MoveTime from=&quot;&quot;&quot;;TEXT([Sheet1.$B25];&quot;#&quot;);&quot;&quot;&quot; time=&quot;&quot;&quot;;TEXT([Sheet1.F25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5];&quot;#&quot;);&quot;&quot;&quot; time=&quot;&quot;&quot;;TEXT([Sheet1.G25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5];&quot;#&quot;);&quot;&quot;&quot; time=&quot;&quot;&quot;;TEXT([Sheet1.H25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5];&quot;#&quot;);&quot;&quot;&quot; time=&quot;&quot;&quot;;TEXT([Sheet1.I25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5];&quot;#&quot;);&quot;&quot;&quot; time=&quot;&quot;&quot;;TEXT([Sheet1.J25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5];&quot;#&quot;);&quot;&quot;&quot; time=&quot;&quot;&quot;;TEXT([Sheet1.K25];&quot;#&quot;);&quot;&quot;&quot;/&gt;&quot;)" office:value-type="string" office:string-value="&lt;MoveTime from=&quot;Take bottom-switch&quot; time=&quot;7&quot;/&gt;" calcext:value-type="string">
            <text:p>&lt;MoveTime from="Take bottom-switch" time="7"/&gt;</text:p>
          </table:table-cell>
          <table:table-cell table:formula="of:=CONCATENATE(&quot;&lt;MoveTime from=&quot;&quot;&quot;;TEXT([Sheet1.$B25];&quot;#&quot;);&quot;&quot;&quot; time=&quot;&quot;&quot;;TEXT([Sheet1.L25];&quot;#&quot;);&quot;&quot;&quot;/&gt;&quot;)" office:value-type="string" office:string-value="&lt;MoveTime from=&quot;Take bottom-switch&quot; time=&quot;9&quot;/&gt;" calcext:value-type="string">
            <text:p>&lt;MoveTime from="Take bottom-switch" time="9"/&gt;</text:p>
          </table:table-cell>
          <table:table-cell table:formula="of:=CONCATENATE(&quot;&lt;MoveTime from=&quot;&quot;&quot;;TEXT([Sheet1.$B25];&quot;#&quot;);&quot;&quot;&quot; time=&quot;&quot;&quot;;TEXT([Sheet1.M25];&quot;#&quot;);&quot;&quot;&quot;/&gt;&quot;)" office:value-type="string" office:string-value="&lt;MoveTime from=&quot;Take bottom-switch&quot; time=&quot;7&quot;/&gt;" calcext:value-type="string">
            <text:p>&lt;MoveTime from="Take bottom-switch" time="7"/&gt;</text:p>
          </table:table-cell>
          <table:table-cell table:formula="of:=CONCATENATE(&quot;&lt;MoveTime from=&quot;&quot;&quot;;TEXT([Sheet1.$B25];&quot;#&quot;);&quot;&quot;&quot; time=&quot;&quot;&quot;;TEXT([Sheet1.N25];&quot;#&quot;);&quot;&quot;&quot;/&gt;&quot;)" office:value-type="string" office:string-value="&lt;MoveTime from=&quot;Take bottom-switch&quot; time=&quot;7&quot;/&gt;" calcext:value-type="string">
            <text:p>&lt;MoveTime from="Take bottom-switch" time="7"/&gt;</text:p>
          </table:table-cell>
          <table:table-cell table:formula="of:=CONCATENATE(&quot;&lt;MoveTime from=&quot;&quot;&quot;;TEXT([Sheet1.$B25];&quot;#&quot;);&quot;&quot;&quot; time=&quot;&quot;&quot;;TEXT([Sheet1.O25];&quot;#&quot;);&quot;&quot;&quot;/&gt;&quot;)" office:value-type="string" office:string-value="&lt;MoveTime from=&quot;Take bottom-switch&quot; time=&quot;1&quot;/&gt;" calcext:value-type="string">
            <text:p>&lt;MoveTime from="Take bottom-switch" time="1"/&gt;</text:p>
          </table:table-cell>
          <table:table-cell table:formula="of:=CONCATENATE(&quot;&lt;MoveTime from=&quot;&quot;&quot;;TEXT([Sheet1.$B25];&quot;#&quot;);&quot;&quot;&quot; time=&quot;&quot;&quot;;TEXT([Sheet1.P25];&quot;#&quot;);&quot;&quot;&quot;/&gt;&quot;)" office:value-type="string" office:string-value="&lt;MoveTime from=&quot;Take bottom-switch&quot; time=&quot;8&quot;/&gt;" calcext:value-type="string">
            <text:p>&lt;MoveTime from="Take bottom-switch" time="8"/&gt;</text:p>
          </table:table-cell>
          <table:table-cell table:formula="of:=CONCATENATE(&quot;&lt;MoveTime from=&quot;&quot;&quot;;TEXT([Sheet1.$B25];&quot;#&quot;);&quot;&quot;&quot; time=&quot;&quot;&quot;;TEXT([Sheet1.Q25];&quot;#&quot;);&quot;&quot;&quot;/&gt;&quot;)" office:value-type="string" office:string-value="&lt;MoveTime from=&quot;Take bottom-switch&quot; time=&quot;10&quot;/&gt;" calcext:value-type="string">
            <text:p>&lt;MoveTime from="Take bottom-switch" time="10"/&gt;</text:p>
          </table:table-cell>
          <table:table-cell table:formula="of:=CONCATENATE(&quot;&lt;MoveTime from=&quot;&quot;&quot;;TEXT([Sheet1.$B25];&quot;#&quot;);&quot;&quot;&quot; time=&quot;&quot;&quot;;TEXT([Sheet1.R25];&quot;#&quot;);&quot;&quot;&quot;/&gt;&quot;)" office:value-type="string" office:string-value="&lt;MoveTime from=&quot;Take bottom-switch&quot; time=&quot;8&quot;/&gt;" calcext:value-type="string">
            <text:p>&lt;MoveTime from="Take bottom-switch" time="8"/&gt;</text:p>
          </table:table-cell>
          <table:table-cell table:formula="of:=CONCATENATE(&quot;&lt;MoveTime from=&quot;&quot;&quot;;TEXT([Sheet1.$B25];&quot;#&quot;);&quot;&quot;&quot; time=&quot;&quot;&quot;;TEXT([Sheet1.S25];&quot;#&quot;);&quot;&quot;&quot;/&gt;&quot;)" office:value-type="string" office:string-value="&lt;MoveTime from=&quot;Take bottom-switch&quot; time=&quot;8&quot;/&gt;" calcext:value-type="string">
            <text:p>&lt;MoveTime from="Take bottom-switch" time="8"/&gt;</text:p>
          </table:table-cell>
          <table:table-cell table:formula="of:=CONCATENATE(&quot;&lt;MoveTime from=&quot;&quot;&quot;;TEXT([Sheet1.$B25];&quot;#&quot;);&quot;&quot;&quot; time=&quot;&quot;&quot;;TEXT([Sheet1.T25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5];&quot;#&quot;);&quot;&quot;&quot; time=&quot;&quot;&quot;;TEXT([Sheet1.U25];&quot;#&quot;);&quot;&quot;&quot;/&gt;&quot;)" office:value-type="string" office:string-value="&lt;MoveTime from=&quot;Take bottom-switch&quot; time=&quot;5&quot;/&gt;" calcext:value-type="string">
            <text:p>&lt;MoveTime from="Take bottom-switch" time="5"/&gt;</text:p>
          </table:table-cell>
          <table:table-cell table:formula="of:=CONCATENATE(&quot;&lt;MoveTime from=&quot;&quot;&quot;;TEXT([Sheet1.$B25];&quot;#&quot;);&quot;&quot;&quot; time=&quot;&quot;&quot;;TEXT([Sheet1.V25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5];&quot;#&quot;);&quot;&quot;&quot; time=&quot;&quot;&quot;;TEXT([Sheet1.W25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5];&quot;#&quot;);&quot;&quot;&quot; time=&quot;&quot;&quot;;TEXT([Sheet1.X25];&quot;#&quot;);&quot;&quot;&quot;/&gt;&quot;)" office:value-type="string" office:string-value="&lt;MoveTime from=&quot;Take bottom-switch&quot; time=&quot;2&quot;/&gt;" calcext:value-type="string">
            <text:p>&lt;MoveTime from="Take bottom-switch" time="2"/&gt;</text:p>
          </table:table-cell>
          <table:table-cell table:formula="of:=CONCATENATE(&quot;&lt;MoveTime from=&quot;&quot;&quot;;TEXT([Sheet1.$B25];&quot;#&quot;);&quot;&quot;&quot; time=&quot;&quot;&quot;;TEXT([Sheet1.Y25];&quot;#&quot;);&quot;&quot;&quot;/&gt;&quot;)" office:value-type="string" office:string-value="&lt;MoveTime from=&quot;Take bottom-switch&quot; time=&quot;2&quot;/&gt;" calcext:value-type="string">
            <text:p>&lt;MoveTime from="Take bottom-switch" time="2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26];&quot;#&quot;);&quot;&quot;&quot; time=&quot;&quot;&quot;;TEXT([Sheet1.C26];&quot;#&quot;);&quot;&quot;&quot;/&gt;&quot;)" office:value-type="string" office:string-value="&lt;MoveTime from=&quot;Put bottom-switch on table&quot; time=&quot;9&quot;/&gt;" calcext:value-type="string">
            <text:p>&lt;MoveTime from="Put bottom-switch on table" time="9"/&gt;</text:p>
          </table:table-cell>
          <table:table-cell table:formula="of:=CONCATENATE(&quot;&lt;MoveTime from=&quot;&quot;&quot;;TEXT([Sheet1.$B26];&quot;#&quot;);&quot;&quot;&quot; time=&quot;&quot;&quot;;TEXT([Sheet1.D26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6];&quot;#&quot;);&quot;&quot;&quot; time=&quot;&quot;&quot;;TEXT([Sheet1.E26];&quot;#&quot;);&quot;&quot;&quot;/&gt;&quot;)" office:value-type="string" office:string-value="&lt;MoveTime from=&quot;Put bottom-switch on table&quot; time=&quot;5&quot;/&gt;" calcext:value-type="string">
            <text:p>&lt;MoveTime from="Put bottom-switch on table" time="5"/&gt;</text:p>
          </table:table-cell>
          <table:table-cell table:formula="of:=CONCATENATE(&quot;&lt;MoveTime from=&quot;&quot;&quot;;TEXT([Sheet1.$B26];&quot;#&quot;);&quot;&quot;&quot; time=&quot;&quot;&quot;;TEXT([Sheet1.F26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6];&quot;#&quot;);&quot;&quot;&quot; time=&quot;&quot;&quot;;TEXT([Sheet1.G26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6];&quot;#&quot;);&quot;&quot;&quot; time=&quot;&quot;&quot;;TEXT([Sheet1.H26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6];&quot;#&quot;);&quot;&quot;&quot; time=&quot;&quot;&quot;;TEXT([Sheet1.I26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6];&quot;#&quot;);&quot;&quot;&quot; time=&quot;&quot;&quot;;TEXT([Sheet1.J26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6];&quot;#&quot;);&quot;&quot;&quot; time=&quot;&quot;&quot;;TEXT([Sheet1.K26];&quot;#&quot;);&quot;&quot;&quot;/&gt;&quot;)" office:value-type="string" office:string-value="&lt;MoveTime from=&quot;Put bottom-switch on table&quot; time=&quot;8&quot;/&gt;" calcext:value-type="string">
            <text:p>&lt;MoveTime from="Put bottom-switch on table" time="8"/&gt;</text:p>
          </table:table-cell>
          <table:table-cell table:formula="of:=CONCATENATE(&quot;&lt;MoveTime from=&quot;&quot;&quot;;TEXT([Sheet1.$B26];&quot;#&quot;);&quot;&quot;&quot; time=&quot;&quot;&quot;;TEXT([Sheet1.L26];&quot;#&quot;);&quot;&quot;&quot;/&gt;&quot;)" office:value-type="string" office:string-value="&lt;MoveTime from=&quot;Put bottom-switch on table&quot; time=&quot;8&quot;/&gt;" calcext:value-type="string">
            <text:p>&lt;MoveTime from="Put bottom-switch on table" time="8"/&gt;</text:p>
          </table:table-cell>
          <table:table-cell table:formula="of:=CONCATENATE(&quot;&lt;MoveTime from=&quot;&quot;&quot;;TEXT([Sheet1.$B26];&quot;#&quot;);&quot;&quot;&quot; time=&quot;&quot;&quot;;TEXT([Sheet1.M26];&quot;#&quot;);&quot;&quot;&quot;/&gt;&quot;)" office:value-type="string" office:string-value="&lt;MoveTime from=&quot;Put bottom-switch on table&quot; time=&quot;8&quot;/&gt;" calcext:value-type="string">
            <text:p>&lt;MoveTime from="Put bottom-switch on table" time="8"/&gt;</text:p>
          </table:table-cell>
          <table:table-cell table:formula="of:=CONCATENATE(&quot;&lt;MoveTime from=&quot;&quot;&quot;;TEXT([Sheet1.$B26];&quot;#&quot;);&quot;&quot;&quot; time=&quot;&quot;&quot;;TEXT([Sheet1.N26];&quot;#&quot;);&quot;&quot;&quot;/&gt;&quot;)" office:value-type="string" office:string-value="&lt;MoveTime from=&quot;Put bottom-switch on table&quot; time=&quot;8&quot;/&gt;" calcext:value-type="string">
            <text:p>&lt;MoveTime from="Put bottom-switch on table" time="8"/&gt;</text:p>
          </table:table-cell>
          <table:table-cell table:formula="of:=CONCATENATE(&quot;&lt;MoveTime from=&quot;&quot;&quot;;TEXT([Sheet1.$B26];&quot;#&quot;);&quot;&quot;&quot; time=&quot;&quot;&quot;;TEXT([Sheet1.O26];&quot;#&quot;);&quot;&quot;&quot;/&gt;&quot;)" office:value-type="string" office:string-value="&lt;MoveTime from=&quot;Put bottom-switch on table&quot; time=&quot;1&quot;/&gt;" calcext:value-type="string">
            <text:p>&lt;MoveTime from="Put bottom-switch on table" time="1"/&gt;</text:p>
          </table:table-cell>
          <table:table-cell table:formula="of:=CONCATENATE(&quot;&lt;MoveTime from=&quot;&quot;&quot;;TEXT([Sheet1.$B26];&quot;#&quot;);&quot;&quot;&quot; time=&quot;&quot;&quot;;TEXT([Sheet1.P26];&quot;#&quot;);&quot;&quot;&quot;/&gt;&quot;)" office:value-type="string" office:string-value="&lt;MoveTime from=&quot;Put bottom-switch on table&quot; time=&quot;9&quot;/&gt;" calcext:value-type="string">
            <text:p>&lt;MoveTime from="Put bottom-switch on table" time="9"/&gt;</text:p>
          </table:table-cell>
          <table:table-cell table:formula="of:=CONCATENATE(&quot;&lt;MoveTime from=&quot;&quot;&quot;;TEXT([Sheet1.$B26];&quot;#&quot;);&quot;&quot;&quot; time=&quot;&quot;&quot;;TEXT([Sheet1.Q26];&quot;#&quot;);&quot;&quot;&quot;/&gt;&quot;)" office:value-type="string" office:string-value="&lt;MoveTime from=&quot;Put bottom-switch on table&quot; time=&quot;10&quot;/&gt;" calcext:value-type="string">
            <text:p>&lt;MoveTime from="Put bottom-switch on table" time="10"/&gt;</text:p>
          </table:table-cell>
          <table:table-cell table:formula="of:=CONCATENATE(&quot;&lt;MoveTime from=&quot;&quot;&quot;;TEXT([Sheet1.$B26];&quot;#&quot;);&quot;&quot;&quot; time=&quot;&quot;&quot;;TEXT([Sheet1.R26];&quot;#&quot;);&quot;&quot;&quot;/&gt;&quot;)" office:value-type="string" office:string-value="&lt;MoveTime from=&quot;Put bottom-switch on table&quot; time=&quot;9&quot;/&gt;" calcext:value-type="string">
            <text:p>&lt;MoveTime from="Put bottom-switch on table" time="9"/&gt;</text:p>
          </table:table-cell>
          <table:table-cell table:formula="of:=CONCATENATE(&quot;&lt;MoveTime from=&quot;&quot;&quot;;TEXT([Sheet1.$B26];&quot;#&quot;);&quot;&quot;&quot; time=&quot;&quot;&quot;;TEXT([Sheet1.S26];&quot;#&quot;);&quot;&quot;&quot;/&gt;&quot;)" office:value-type="string" office:string-value="&lt;MoveTime from=&quot;Put bottom-switch on table&quot; time=&quot;7&quot;/&gt;" calcext:value-type="string">
            <text:p>&lt;MoveTime from="Put bottom-switch on table" time="7"/&gt;</text:p>
          </table:table-cell>
          <table:table-cell table:formula="of:=CONCATENATE(&quot;&lt;MoveTime from=&quot;&quot;&quot;;TEXT([Sheet1.$B26];&quot;#&quot;);&quot;&quot;&quot; time=&quot;&quot;&quot;;TEXT([Sheet1.T26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6];&quot;#&quot;);&quot;&quot;&quot; time=&quot;&quot;&quot;;TEXT([Sheet1.U26];&quot;#&quot;);&quot;&quot;&quot;/&gt;&quot;)" office:value-type="string" office:string-value="&lt;MoveTime from=&quot;Put bottom-switch on table&quot; time=&quot;4&quot;/&gt;" calcext:value-type="string">
            <text:p>&lt;MoveTime from="Put bottom-switch on table" time="4"/&gt;</text:p>
          </table:table-cell>
          <table:table-cell table:formula="of:=CONCATENATE(&quot;&lt;MoveTime from=&quot;&quot;&quot;;TEXT([Sheet1.$B26];&quot;#&quot;);&quot;&quot;&quot; time=&quot;&quot;&quot;;TEXT([Sheet1.V26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6];&quot;#&quot;);&quot;&quot;&quot; time=&quot;&quot;&quot;;TEXT([Sheet1.W26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6];&quot;#&quot;);&quot;&quot;&quot; time=&quot;&quot;&quot;;TEXT([Sheet1.X26];&quot;#&quot;);&quot;&quot;&quot;/&gt;&quot;)" office:value-type="string" office:string-value="&lt;MoveTime from=&quot;Put bottom-switch on table&quot; time=&quot;&quot;/&gt;" calcext:value-type="string">
            <text:p>&lt;MoveTime from="Put bottom-switch on table" time=""/&gt;</text:p>
          </table:table-cell>
          <table:table-cell table:formula="of:=CONCATENATE(&quot;&lt;MoveTime from=&quot;&quot;&quot;;TEXT([Sheet1.$B26];&quot;#&quot;);&quot;&quot;&quot; time=&quot;&quot;&quot;;TEXT([Sheet1.Y26];&quot;#&quot;);&quot;&quot;&quot;/&gt;&quot;)" office:value-type="string" office:string-value="&lt;MoveTime from=&quot;Put bottom-switch on table&quot; time=&quot;&quot;/&gt;" calcext:value-type="string">
            <text:p>&lt;MoveTime from="Put bottom-switch on table" time="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27];&quot;#&quot;);&quot;&quot;&quot; time=&quot;&quot;&quot;;TEXT([Sheet1.C27];&quot;#&quot;);&quot;&quot;&quot;/&gt;&quot;)" office:value-type="string" office:string-value="&lt;MoveTime from=&quot;Mount top-button-ring on bottom-switch&quot; time=&quot;9&quot;/&gt;" calcext:value-type="string">
            <text:p>&lt;MoveTime from="Mount top-button-ring on bottom-switch" time="9"/&gt;</text:p>
          </table:table-cell>
          <table:table-cell table:formula="of:=CONCATENATE(&quot;&lt;MoveTime from=&quot;&quot;&quot;;TEXT([Sheet1.$B27];&quot;#&quot;);&quot;&quot;&quot; time=&quot;&quot;&quot;;TEXT([Sheet1.D27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7];&quot;#&quot;);&quot;&quot;&quot; time=&quot;&quot;&quot;;TEXT([Sheet1.E27];&quot;#&quot;);&quot;&quot;&quot;/&gt;&quot;)" office:value-type="string" office:string-value="&lt;MoveTime from=&quot;Mount top-button-ring on bottom-switch&quot; time=&quot;5&quot;/&gt;" calcext:value-type="string">
            <text:p>&lt;MoveTime from="Mount top-button-ring on bottom-switch" time="5"/&gt;</text:p>
          </table:table-cell>
          <table:table-cell table:formula="of:=CONCATENATE(&quot;&lt;MoveTime from=&quot;&quot;&quot;;TEXT([Sheet1.$B27];&quot;#&quot;);&quot;&quot;&quot; time=&quot;&quot;&quot;;TEXT([Sheet1.F27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7];&quot;#&quot;);&quot;&quot;&quot; time=&quot;&quot;&quot;;TEXT([Sheet1.G27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7];&quot;#&quot;);&quot;&quot;&quot; time=&quot;&quot;&quot;;TEXT([Sheet1.H27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7];&quot;#&quot;);&quot;&quot;&quot; time=&quot;&quot;&quot;;TEXT([Sheet1.I27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7];&quot;#&quot;);&quot;&quot;&quot; time=&quot;&quot;&quot;;TEXT([Sheet1.J27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7];&quot;#&quot;);&quot;&quot;&quot; time=&quot;&quot;&quot;;TEXT([Sheet1.K27];&quot;#&quot;);&quot;&quot;&quot;/&gt;&quot;)" office:value-type="string" office:string-value="&lt;MoveTime from=&quot;Mount top-button-ring on bottom-switch&quot; time=&quot;8&quot;/&gt;" calcext:value-type="string">
            <text:p>&lt;MoveTime from="Mount top-button-ring on bottom-switch" time="8"/&gt;</text:p>
          </table:table-cell>
          <table:table-cell table:formula="of:=CONCATENATE(&quot;&lt;MoveTime from=&quot;&quot;&quot;;TEXT([Sheet1.$B27];&quot;#&quot;);&quot;&quot;&quot; time=&quot;&quot;&quot;;TEXT([Sheet1.L27];&quot;#&quot;);&quot;&quot;&quot;/&gt;&quot;)" office:value-type="string" office:string-value="&lt;MoveTime from=&quot;Mount top-button-ring on bottom-switch&quot; time=&quot;8&quot;/&gt;" calcext:value-type="string">
            <text:p>&lt;MoveTime from="Mount top-button-ring on bottom-switch" time="8"/&gt;</text:p>
          </table:table-cell>
          <table:table-cell table:formula="of:=CONCATENATE(&quot;&lt;MoveTime from=&quot;&quot;&quot;;TEXT([Sheet1.$B27];&quot;#&quot;);&quot;&quot;&quot; time=&quot;&quot;&quot;;TEXT([Sheet1.M27];&quot;#&quot;);&quot;&quot;&quot;/&gt;&quot;)" office:value-type="string" office:string-value="&lt;MoveTime from=&quot;Mount top-button-ring on bottom-switch&quot; time=&quot;8&quot;/&gt;" calcext:value-type="string">
            <text:p>&lt;MoveTime from="Mount top-button-ring on bottom-switch" time="8"/&gt;</text:p>
          </table:table-cell>
          <table:table-cell table:formula="of:=CONCATENATE(&quot;&lt;MoveTime from=&quot;&quot;&quot;;TEXT([Sheet1.$B27];&quot;#&quot;);&quot;&quot;&quot; time=&quot;&quot;&quot;;TEXT([Sheet1.N27];&quot;#&quot;);&quot;&quot;&quot;/&gt;&quot;)" office:value-type="string" office:string-value="&lt;MoveTime from=&quot;Mount top-button-ring on bottom-switch&quot; time=&quot;8&quot;/&gt;" calcext:value-type="string">
            <text:p>&lt;MoveTime from="Mount top-button-ring on bottom-switch" time="8"/&gt;</text:p>
          </table:table-cell>
          <table:table-cell table:formula="of:=CONCATENATE(&quot;&lt;MoveTime from=&quot;&quot;&quot;;TEXT([Sheet1.$B27];&quot;#&quot;);&quot;&quot;&quot; time=&quot;&quot;&quot;;TEXT([Sheet1.O27];&quot;#&quot;);&quot;&quot;&quot;/&gt;&quot;)" office:value-type="string" office:string-value="&lt;MoveTime from=&quot;Mount top-button-ring on bottom-switch&quot; time=&quot;1&quot;/&gt;" calcext:value-type="string">
            <text:p>&lt;MoveTime from="Mount top-button-ring on bottom-switch" time="1"/&gt;</text:p>
          </table:table-cell>
          <table:table-cell table:formula="of:=CONCATENATE(&quot;&lt;MoveTime from=&quot;&quot;&quot;;TEXT([Sheet1.$B27];&quot;#&quot;);&quot;&quot;&quot; time=&quot;&quot;&quot;;TEXT([Sheet1.P27];&quot;#&quot;);&quot;&quot;&quot;/&gt;&quot;)" office:value-type="string" office:string-value="&lt;MoveTime from=&quot;Mount top-button-ring on bottom-switch&quot; time=&quot;9&quot;/&gt;" calcext:value-type="string">
            <text:p>&lt;MoveTime from="Mount top-button-ring on bottom-switch" time="9"/&gt;</text:p>
          </table:table-cell>
          <table:table-cell table:formula="of:=CONCATENATE(&quot;&lt;MoveTime from=&quot;&quot;&quot;;TEXT([Sheet1.$B27];&quot;#&quot;);&quot;&quot;&quot; time=&quot;&quot;&quot;;TEXT([Sheet1.Q27];&quot;#&quot;);&quot;&quot;&quot;/&gt;&quot;)" office:value-type="string" office:string-value="&lt;MoveTime from=&quot;Mount top-button-ring on bottom-switch&quot; time=&quot;10&quot;/&gt;" calcext:value-type="string">
            <text:p>&lt;MoveTime from="Mount top-button-ring on bottom-switch" time="10"/&gt;</text:p>
          </table:table-cell>
          <table:table-cell table:formula="of:=CONCATENATE(&quot;&lt;MoveTime from=&quot;&quot;&quot;;TEXT([Sheet1.$B27];&quot;#&quot;);&quot;&quot;&quot; time=&quot;&quot;&quot;;TEXT([Sheet1.R27];&quot;#&quot;);&quot;&quot;&quot;/&gt;&quot;)" office:value-type="string" office:string-value="&lt;MoveTime from=&quot;Mount top-button-ring on bottom-switch&quot; time=&quot;9&quot;/&gt;" calcext:value-type="string">
            <text:p>&lt;MoveTime from="Mount top-button-ring on bottom-switch" time="9"/&gt;</text:p>
          </table:table-cell>
          <table:table-cell table:formula="of:=CONCATENATE(&quot;&lt;MoveTime from=&quot;&quot;&quot;;TEXT([Sheet1.$B27];&quot;#&quot;);&quot;&quot;&quot; time=&quot;&quot;&quot;;TEXT([Sheet1.S27];&quot;#&quot;);&quot;&quot;&quot;/&gt;&quot;)" office:value-type="string" office:string-value="&lt;MoveTime from=&quot;Mount top-button-ring on bottom-switch&quot; time=&quot;7&quot;/&gt;" calcext:value-type="string">
            <text:p>&lt;MoveTime from="Mount top-button-ring on bottom-switch" time="7"/&gt;</text:p>
          </table:table-cell>
          <table:table-cell table:formula="of:=CONCATENATE(&quot;&lt;MoveTime from=&quot;&quot;&quot;;TEXT([Sheet1.$B27];&quot;#&quot;);&quot;&quot;&quot; time=&quot;&quot;&quot;;TEXT([Sheet1.T27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7];&quot;#&quot;);&quot;&quot;&quot; time=&quot;&quot;&quot;;TEXT([Sheet1.U27];&quot;#&quot;);&quot;&quot;&quot;/&gt;&quot;)" office:value-type="string" office:string-value="&lt;MoveTime from=&quot;Mount top-button-ring on bottom-switch&quot; time=&quot;4&quot;/&gt;" calcext:value-type="string">
            <text:p>&lt;MoveTime from="Mount top-button-ring on bottom-switch" time="4"/&gt;</text:p>
          </table:table-cell>
          <table:table-cell table:formula="of:=CONCATENATE(&quot;&lt;MoveTime from=&quot;&quot;&quot;;TEXT([Sheet1.$B27];&quot;#&quot;);&quot;&quot;&quot; time=&quot;&quot;&quot;;TEXT([Sheet1.V27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7];&quot;#&quot;);&quot;&quot;&quot; time=&quot;&quot;&quot;;TEXT([Sheet1.W27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7];&quot;#&quot;);&quot;&quot;&quot; time=&quot;&quot;&quot;;TEXT([Sheet1.X27];&quot;#&quot;);&quot;&quot;&quot;/&gt;&quot;)" office:value-type="string" office:string-value="&lt;MoveTime from=&quot;Mount top-button-ring on bottom-switch&quot; time=&quot;&quot;/&gt;" calcext:value-type="string">
            <text:p>&lt;MoveTime from="Mount top-button-ring on bottom-switch" time=""/&gt;</text:p>
          </table:table-cell>
          <table:table-cell table:formula="of:=CONCATENATE(&quot;&lt;MoveTime from=&quot;&quot;&quot;;TEXT([Sheet1.$B27];&quot;#&quot;);&quot;&quot;&quot; time=&quot;&quot;&quot;;TEXT([Sheet1.Y27];&quot;#&quot;);&quot;&quot;&quot;/&gt;&quot;)" office:value-type="string" office:string-value="&lt;MoveTime from=&quot;Mount top-button-ring on bottom-switch&quot; time=&quot;&quot;/&gt;" calcext:value-type="string">
            <text:p>&lt;MoveTime from="Mount top-button-ring on bottom-switch" time=""/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2:39:23.418940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7:40:41.680982439</meta:creation-date>
    <dc:date>2014-10-24T00:09:44.260698448</dc:date>
    <meta:editing-duration>PT8H6M12S</meta:editing-duration>
    <meta:editing-cycles>8</meta:editing-cycles>
    <meta:generator>LibreOffice/4.2.6.3$Linux_X86_64 LibreOffice_project/420m0$Build-3</meta:generator>
    <meta:document-statistic meta:table-count="3" meta:cell-count="1299" meta:object-count="0"/>
  </office:meta>
</office:document-meta>
</file>